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5091in" svg:height="12.8811in" svg:x="16.878in" svg:y="0.4362in">
            <draw:object draw:notify-on-update-of-ranges="Sheet1.A2:Sheet1.A201 Sheet1.E1:Sheet1.E201 Sheet1.D1:Sheet1.D201 Sheet1.G1:Sheet1.G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2.4646in" svg:height="12.6358in" svg:x="16.8878in" svg:y="13.3752in">
            <draw:object draw:notify-on-update-of-ranges="Sheet1.A2:Sheet1.A201 Sheet1.F1:Sheet1.F201 Sheet1.H1:Sheet1.H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ount of all points</text:p>
          </table:table-cell>
          <table:table-cell office:value-type="string" calcext:value-type="string">
            <text:p>Count of points in wide area</text:p>
          </table:table-cell>
          <table:table-cell office:value-type="string" calcext:value-type="string">
            <text:p>Count of points in narrow area</text:p>
          </table:table-cell>
          <table:table-cell office:value-type="string" calcext:value-type="string">
            <text:p>Exact area</text:p>
          </table:table-cell>
          <table:table-cell office:value-type="string" calcext:value-type="string">
            <text:p>Wide area</text:p>
          </table:table-cell>
          <table:table-cell office:value-type="string" calcext:value-type="string">
            <text:p>Wide area error</text:p>
          </table:table-cell>
          <table:table-cell office:value-type="string" calcext:value-type="string">
            <text:p>Narrow area</text:p>
          </table:table-cell>
          <table:table-cell office:value-type="string" calcext:value-type="string">
            <text:p>Narrow area err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" calcext:value-type="float">
            <text:p>0.9</text:p>
          </table:table-cell>
          <table:table-cell office:value-type="float" office:value="0.0471322138" calcext:value-type="float">
            <text:p>0.0471322138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0.0570579199" calcext:value-type="float">
            <text:p>0.05705791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1.185" calcext:value-type="float">
            <text:p>1.185</text:p>
          </table:table-cell>
          <table:table-cell office:value-type="float" office:value="0.2546092519" calcext:value-type="float">
            <text:p>0.2546092519</text:p>
          </table:table-cell>
          <table:table-cell office:value-type="float" office:value="0.9479166667" calcext:value-type="float">
            <text:p>0.9479166667</text:p>
          </table:table-cell>
          <table:table-cell office:value-type="float" office:value="0.003599173" calcext:value-type="float">
            <text:p>0.00359917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9" calcext:value-type="float">
            <text:p>99</text:p>
          </table:table-cell>
          <table:table-cell office:value-type="float" office:value="639" calcext:value-type="float">
            <text:p>63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81" calcext:value-type="float">
            <text:p>0.81</text:p>
          </table:table-cell>
          <table:table-cell office:value-type="float" office:value="0.1424189924" calcext:value-type="float">
            <text:p>0.1424189924</text:p>
          </table:table-cell>
          <table:table-cell office:value-type="float" office:value="0.9076704545" calcext:value-type="float">
            <text:p>0.9076704545</text:p>
          </table:table-cell>
          <table:table-cell office:value-type="float" office:value="0.0390111815" calcext:value-type="float">
            <text:p>0.0390111815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2" calcext:value-type="float">
            <text:p>162</text:p>
          </table:table-cell>
          <table:table-cell office:value-type="float" office:value="950" calcext:value-type="float">
            <text:p>95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1125" calcext:value-type="float">
            <text:p>0.91125</text:p>
          </table:table-cell>
          <table:table-cell office:value-type="float" office:value="0.0352213664" calcext:value-type="float">
            <text:p>0.0352213664</text:p>
          </table:table-cell>
          <table:table-cell office:value-type="float" office:value="0.927734375" calcext:value-type="float">
            <text:p>0.927734375</text:p>
          </table:table-cell>
          <table:table-cell office:value-type="float" office:value="0.0177686665" calcext:value-type="float">
            <text:p>0.017768666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2" calcext:value-type="float">
            <text:p>212</text:p>
          </table:table-cell>
          <table:table-cell office:value-type="float" office:value="1236" calcext:value-type="float">
            <text:p>123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085714286" calcext:value-type="float">
            <text:p>0.9085714286</text:p>
          </table:table-cell>
          <table:table-cell office:value-type="float" office:value="0.0380572825" calcext:value-type="float">
            <text:p>0.0380572825</text:p>
          </table:table-cell>
          <table:table-cell office:value-type="float" office:value="0.9196428571" calcext:value-type="float">
            <text:p>0.9196428571</text:p>
          </table:table-cell>
          <table:table-cell office:value-type="float" office:value="0.0263354962" calcext:value-type="float">
            <text:p>0.026335496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51" calcext:value-type="float">
            <text:p>251</text:p>
          </table:table-cell>
          <table:table-cell office:value-type="float" office:value="1533" calcext:value-type="float">
            <text:p>153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8688461538" calcext:value-type="float">
            <text:p>0.8688461538</text:p>
          </table:table-cell>
          <table:table-cell office:value-type="float" office:value="0.0801160987" calcext:value-type="float">
            <text:p>0.0801160987</text:p>
          </table:table-cell>
          <table:table-cell office:value-type="float" office:value="0.9212740385" calcext:value-type="float">
            <text:p>0.9212740385</text:p>
          </table:table-cell>
          <table:table-cell office:value-type="float" office:value="0.024608496" calcext:value-type="float">
            <text:p>0.02460849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328" calcext:value-type="float">
            <text:p>328</text:p>
          </table:table-cell>
          <table:table-cell office:value-type="float" office:value="1863" calcext:value-type="float">
            <text:p>186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22580645" calcext:value-type="float">
            <text:p>0.9522580645</text:p>
          </table:table-cell>
          <table:table-cell office:value-type="float" office:value="0.0081955932" calcext:value-type="float">
            <text:p>0.0081955932</text:p>
          </table:table-cell>
          <table:table-cell office:value-type="float" office:value="0.9390120968" calcext:value-type="float">
            <text:p>0.9390120968</text:p>
          </table:table-cell>
          <table:table-cell office:value-type="float" office:value="0.005828469" calcext:value-type="float">
            <text:p>0.00582846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66" calcext:value-type="float">
            <text:p>366</text:p>
          </table:table-cell>
          <table:table-cell office:value-type="float" office:value="2178" calcext:value-type="float">
            <text:p>217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15" calcext:value-type="float">
            <text:p>0.915</text:p>
          </table:table-cell>
          <table:table-cell office:value-type="float" office:value="0.031251084" calcext:value-type="float">
            <text:p>0.031251084</text:p>
          </table:table-cell>
          <table:table-cell office:value-type="float" office:value="0.9453125" calcext:value-type="float">
            <text:p>0.9453125</text:p>
          </table:table-cell>
          <table:table-cell office:value-type="float" office:value="0.0008420324" calcext:value-type="float">
            <text:p>0.000842032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43" calcext:value-type="float">
            <text:p>443</text:p>
          </table:table-cell>
          <table:table-cell office:value-type="float" office:value="2441" calcext:value-type="float">
            <text:p>244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724390244" calcext:value-type="float">
            <text:p>0.9724390244</text:p>
          </table:table-cell>
          <table:table-cell office:value-type="float" office:value="0.0295620227" calcext:value-type="float">
            <text:p>0.0295620227</text:p>
          </table:table-cell>
          <table:table-cell office:value-type="float" office:value="0.9302591463" calcext:value-type="float">
            <text:p>0.9302591463</text:p>
          </table:table-cell>
          <table:table-cell office:value-type="float" office:value="0.0150955851" calcext:value-type="float">
            <text:p>0.015095585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85" calcext:value-type="float">
            <text:p>485</text:p>
          </table:table-cell>
          <table:table-cell office:value-type="float" office:value="2709" calcext:value-type="float">
            <text:p>270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9130435" calcext:value-type="float">
            <text:p>0.9489130435</text:p>
          </table:table-cell>
          <table:table-cell office:value-type="float" office:value="0.004654079" calcext:value-type="float">
            <text:p>0.004654079</text:p>
          </table:table-cell>
          <table:table-cell office:value-type="float" office:value="0.9201766304" calcext:value-type="float">
            <text:p>0.9201766304</text:p>
          </table:table-cell>
          <table:table-cell office:value-type="float" office:value="0.025770368" calcext:value-type="float">
            <text:p>0.025770368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571" calcext:value-type="float">
            <text:p>571</text:p>
          </table:table-cell>
          <table:table-cell office:value-type="float" office:value="3094" calcext:value-type="float">
            <text:p>309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1.0076470588" calcext:value-type="float">
            <text:p>1.0076470588</text:p>
          </table:table-cell>
          <table:table-cell office:value-type="float" office:value="0.066838247" calcext:value-type="float">
            <text:p>0.066838247</text:p>
          </table:table-cell>
          <table:table-cell office:value-type="float" office:value="0.9479166667" calcext:value-type="float">
            <text:p>0.9479166667</text:p>
          </table:table-cell>
          <table:table-cell office:value-type="float" office:value="0.003599173" calcext:value-type="float">
            <text:p>0.003599173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543" calcext:value-type="float">
            <text:p>543</text:p>
          </table:table-cell>
          <table:table-cell office:value-type="float" office:value="3395" calcext:value-type="float">
            <text:p>339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8726785714" calcext:value-type="float">
            <text:p>0.8726785714</text:p>
          </table:table-cell>
          <table:table-cell office:value-type="float" office:value="0.0760585573" calcext:value-type="float">
            <text:p>0.0760585573</text:p>
          </table:table-cell>
          <table:table-cell office:value-type="float" office:value="0.947265625" calcext:value-type="float">
            <text:p>0.947265625</text:p>
          </table:table-cell>
          <table:table-cell office:value-type="float" office:value="0.0029098879" calcext:value-type="float">
            <text:p>0.002909887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11" calcext:value-type="float">
            <text:p>611</text:p>
          </table:table-cell>
          <table:table-cell office:value-type="float" office:value="3634" calcext:value-type="float">
            <text:p>363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014754098" calcext:value-type="float">
            <text:p>0.9014754098</text:p>
          </table:table-cell>
          <table:table-cell office:value-type="float" office:value="0.0455701354" calcext:value-type="float">
            <text:p>0.0455701354</text:p>
          </table:table-cell>
          <table:table-cell office:value-type="float" office:value="0.9308401639" calcext:value-type="float">
            <text:p>0.9308401639</text:p>
          </table:table-cell>
          <table:table-cell office:value-type="float" office:value="0.0144804374" calcext:value-type="float">
            <text:p>0.0144804374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691" calcext:value-type="float">
            <text:p>691</text:p>
          </table:table-cell>
          <table:table-cell office:value-type="float" office:value="4002" calcext:value-type="float">
            <text:p>400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22727273" calcext:value-type="float">
            <text:p>0.9422727273</text:p>
          </table:table-cell>
          <table:table-cell office:value-type="float" office:value="0.0023763026" calcext:value-type="float">
            <text:p>0.0023763026</text:p>
          </table:table-cell>
          <table:table-cell office:value-type="float" office:value="0.9474431818" calcext:value-type="float">
            <text:p>0.9474431818</text:p>
          </table:table-cell>
          <table:table-cell office:value-type="float" office:value="0.0030978747" calcext:value-type="float">
            <text:p>0.0030978747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734" calcext:value-type="float">
            <text:p>734</text:p>
          </table:table-cell>
          <table:table-cell office:value-type="float" office:value="4249" calcext:value-type="float">
            <text:p>424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04225352" calcext:value-type="float">
            <text:p>0.9304225352</text:p>
          </table:table-cell>
          <table:table-cell office:value-type="float" office:value="0.0149225984" calcext:value-type="float">
            <text:p>0.0149225984</text:p>
          </table:table-cell>
          <table:table-cell office:value-type="float" office:value="0.9350792254" calcext:value-type="float">
            <text:p>0.9350792254</text:p>
          </table:table-cell>
          <table:table-cell office:value-type="float" office:value="0.0099923651" calcext:value-type="float">
            <text:p>0.009992365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782" calcext:value-type="float">
            <text:p>782</text:p>
          </table:table-cell>
          <table:table-cell office:value-type="float" office:value="4548" calcext:value-type="float">
            <text:p>454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60526316" calcext:value-type="float">
            <text:p>0.9260526316</text:p>
          </table:table-cell>
          <table:table-cell office:value-type="float" office:value="0.0195491989" calcext:value-type="float">
            <text:p>0.0195491989</text:p>
          </table:table-cell>
          <table:table-cell office:value-type="float" office:value="0.9350328947" calcext:value-type="float">
            <text:p>0.9350328947</text:p>
          </table:table-cell>
          <table:table-cell office:value-type="float" office:value="0.0100414172" calcext:value-type="float">
            <text:p>0.010041417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868" calcext:value-type="float">
            <text:p>868</text:p>
          </table:table-cell>
          <table:table-cell office:value-type="float" office:value="4958" calcext:value-type="float">
            <text:p>495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44444444" calcext:value-type="float">
            <text:p>0.9644444444</text:p>
          </table:table-cell>
          <table:table-cell office:value-type="float" office:value="0.0210978253" calcext:value-type="float">
            <text:p>0.0210978253</text:p>
          </table:table-cell>
          <table:table-cell office:value-type="float" office:value="0.956404321" calcext:value-type="float">
            <text:p>0.956404321</text:p>
          </table:table-cell>
          <table:table-cell office:value-type="float" office:value="0.012585409" calcext:value-type="float">
            <text:p>0.012585409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889" calcext:value-type="float">
            <text:p>889</text:p>
          </table:table-cell>
          <table:table-cell office:value-type="float" office:value="5206" calcext:value-type="float">
            <text:p>520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03488372" calcext:value-type="float">
            <text:p>0.9303488372</text:p>
          </table:table-cell>
          <table:table-cell office:value-type="float" office:value="0.0150006256" calcext:value-type="float">
            <text:p>0.0150006256</text:p>
          </table:table-cell>
          <table:table-cell office:value-type="float" office:value="0.9458575581" calcext:value-type="float">
            <text:p>0.9458575581</text:p>
          </table:table-cell>
          <table:table-cell office:value-type="float" office:value="0.0014191084" calcext:value-type="float">
            <text:p>0.0014191084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983" calcext:value-type="float">
            <text:p>983</text:p>
          </table:table-cell>
          <table:table-cell office:value-type="float" office:value="5586" calcext:value-type="float">
            <text:p>558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721978022" calcext:value-type="float">
            <text:p>0.9721978022</text:p>
          </table:table-cell>
          <table:table-cell office:value-type="float" office:value="0.0293066306" calcext:value-type="float">
            <text:p>0.0293066306</text:p>
          </table:table-cell>
          <table:table-cell office:value-type="float" office:value="0.9591346154" calcext:value-type="float">
            <text:p>0.9591346154</text:p>
          </table:table-cell>
          <table:table-cell office:value-type="float" office:value="0.0154760863" calcext:value-type="float">
            <text:p>0.015476086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001" calcext:value-type="float">
            <text:p>1001</text:p>
          </table:table-cell>
          <table:table-cell office:value-type="float" office:value="5829" calcext:value-type="float">
            <text:p>582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84375" calcext:value-type="float">
            <text:p>0.9384375</text:p>
          </table:table-cell>
          <table:table-cell office:value-type="float" office:value="0.0064368187" calcext:value-type="float">
            <text:p>0.0064368187</text:p>
          </table:table-cell>
          <table:table-cell office:value-type="float" office:value="0.9487304688" calcext:value-type="float">
            <text:p>0.9487304688</text:p>
          </table:table-cell>
          <table:table-cell office:value-type="float" office:value="0.0044607794" calcext:value-type="float">
            <text:p>0.0044607794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052" calcext:value-type="float">
            <text:p>1052</text:p>
          </table:table-cell>
          <table:table-cell office:value-type="float" office:value="6037" calcext:value-type="float">
            <text:p>603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74257426" calcext:value-type="float">
            <text:p>0.9374257426</text:p>
          </table:table-cell>
          <table:table-cell office:value-type="float" office:value="0.0075080088" calcext:value-type="float">
            <text:p>0.0075080088</text:p>
          </table:table-cell>
          <table:table-cell office:value-type="float" office:value="0.9339418317" calcext:value-type="float">
            <text:p>0.9339418317</text:p>
          </table:table-cell>
          <table:table-cell office:value-type="float" office:value="0.0111965715" calcext:value-type="float">
            <text:p>0.0111965715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1147" calcext:value-type="float">
            <text:p>1147</text:p>
          </table:table-cell>
          <table:table-cell office:value-type="float" office:value="6400" calcext:value-type="float">
            <text:p>640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738679245" calcext:value-type="float">
            <text:p>0.9738679245</text:p>
          </table:table-cell>
          <table:table-cell office:value-type="float" office:value="0.0310748593" calcext:value-type="float">
            <text:p>0.0310748593</text:p>
          </table:table-cell>
          <table:table-cell office:value-type="float" office:value="0.9433962264" calcext:value-type="float">
            <text:p>0.9433962264</text:p>
          </table:table-cell>
          <table:table-cell office:value-type="float" office:value="0.0011868069" calcext:value-type="float">
            <text:p>0.0011868069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109" calcext:value-type="float">
            <text:p>1109</text:p>
          </table:table-cell>
          <table:table-cell office:value-type="float" office:value="6704" calcext:value-type="float">
            <text:p>670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8991891892" calcext:value-type="float">
            <text:p>0.8991891892</text:p>
          </table:table-cell>
          <table:table-cell office:value-type="float" office:value="0.0479906532" calcext:value-type="float">
            <text:p>0.0479906532</text:p>
          </table:table-cell>
          <table:table-cell office:value-type="float" office:value="0.9436936937" calcext:value-type="float">
            <text:p>0.9436936937</text:p>
          </table:table-cell>
          <table:table-cell office:value-type="float" office:value="0.0008718658" calcext:value-type="float">
            <text:p>0.0008718658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1196" calcext:value-type="float">
            <text:p>1196</text:p>
          </table:table-cell>
          <table:table-cell office:value-type="float" office:value="7088" calcext:value-type="float">
            <text:p>708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79310345" calcext:value-type="float">
            <text:p>0.9279310345</text:p>
          </table:table-cell>
          <table:table-cell office:value-type="float" office:value="0.0175604549" calcext:value-type="float">
            <text:p>0.0175604549</text:p>
          </table:table-cell>
          <table:table-cell office:value-type="float" office:value="0.9547413793" calcext:value-type="float">
            <text:p>0.9547413793</text:p>
          </table:table-cell>
          <table:table-cell office:value-type="float" office:value="0.0108247828" calcext:value-type="float">
            <text:p>0.0108247828</text:p>
          </table:table-cell>
        </table:table-row>
        <table:table-row table:style-name="ro1">
          <table:table-cell office:value-type="float" office:value="12100" calcext:value-type="float">
            <text:p>12100</text:p>
          </table:table-cell>
          <table:table-cell office:value-type="float" office:value="1307" calcext:value-type="float">
            <text:p>1307</text:p>
          </table:table-cell>
          <table:table-cell office:value-type="float" office:value="7371" calcext:value-type="float">
            <text:p>737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721487603" calcext:value-type="float">
            <text:p>0.9721487603</text:p>
          </table:table-cell>
          <table:table-cell office:value-type="float" office:value="0.029254708" calcext:value-type="float">
            <text:p>0.029254708</text:p>
          </table:table-cell>
          <table:table-cell office:value-type="float" office:value="0.9518336777" calcext:value-type="float">
            <text:p>0.9518336777</text:p>
          </table:table-cell>
          <table:table-cell office:value-type="float" office:value="0.007746277" calcext:value-type="float">
            <text:p>0.007746277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1357" calcext:value-type="float">
            <text:p>1357</text:p>
          </table:table-cell>
          <table:table-cell office:value-type="float" office:value="7583" calcext:value-type="float">
            <text:p>758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92857143" calcext:value-type="float">
            <text:p>0.9692857143</text:p>
          </table:table-cell>
          <table:table-cell office:value-type="float" office:value="0.0262234809" calcext:value-type="float">
            <text:p>0.0262234809</text:p>
          </table:table-cell>
          <table:table-cell office:value-type="float" office:value="0.9403521825" calcext:value-type="float">
            <text:p>0.9403521825</text:p>
          </table:table-cell>
          <table:table-cell office:value-type="float" office:value="0.0044096639" calcext:value-type="float">
            <text:p>0.0044096639</text:p>
          </table:table-cell>
        </table:table-row>
        <table:table-row table:style-name="ro1">
          <table:table-cell office:value-type="float" office:value="13100" calcext:value-type="float">
            <text:p>13100</text:p>
          </table:table-cell>
          <table:table-cell office:value-type="float" office:value="1334" calcext:value-type="float">
            <text:p>1334</text:p>
          </table:table-cell>
          <table:table-cell office:value-type="float" office:value="7909" calcext:value-type="float">
            <text:p>790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164885496" calcext:value-type="float">
            <text:p>0.9164885496</text:p>
          </table:table-cell>
          <table:table-cell office:value-type="float" office:value="0.029675094" calcext:value-type="float">
            <text:p>0.029675094</text:p>
          </table:table-cell>
          <table:table-cell office:value-type="float" office:value="0.9433444656" calcext:value-type="float">
            <text:p>0.9433444656</text:p>
          </table:table-cell>
          <table:table-cell office:value-type="float" office:value="0.0012416082" calcext:value-type="float">
            <text:p>0.0012416082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1484" calcext:value-type="float">
            <text:p>1484</text:p>
          </table:table-cell>
          <table:table-cell office:value-type="float" office:value="8274" calcext:value-type="float">
            <text:p>827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820588235" calcext:value-type="float">
            <text:p>0.9820588235</text:p>
          </table:table-cell>
          <table:table-cell office:value-type="float" office:value="0.0397469079" calcext:value-type="float">
            <text:p>0.0397469079</text:p>
          </table:table-cell>
          <table:table-cell office:value-type="float" office:value="0.9505974265" calcext:value-type="float">
            <text:p>0.9505974265</text:p>
          </table:table-cell>
          <table:table-cell office:value-type="float" office:value="0.006437406" calcext:value-type="float">
            <text:p>0.006437406</text:p>
          </table:table-cell>
        </table:table-row>
        <table:table-row table:style-name="ro1">
          <table:table-cell office:value-type="float" office:value="14100" calcext:value-type="float">
            <text:p>14100</text:p>
          </table:table-cell>
          <table:table-cell office:value-type="float" office:value="1524" calcext:value-type="float">
            <text:p>1524</text:p>
          </table:table-cell>
          <table:table-cell office:value-type="float" office:value="8472" calcext:value-type="float">
            <text:p>847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727659574" calcext:value-type="float">
            <text:p>0.9727659574</text:p>
          </table:table-cell>
          <table:table-cell office:value-type="float" office:value="0.0299081605" calcext:value-type="float">
            <text:p>0.0299081605</text:p>
          </table:table-cell>
          <table:table-cell office:value-type="float" office:value="0.9388297872" calcext:value-type="float">
            <text:p>0.9388297872</text:p>
          </table:table-cell>
          <table:table-cell office:value-type="float" office:value="0.0060214878" calcext:value-type="float">
            <text:p>0.0060214878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1512" calcext:value-type="float">
            <text:p>1512</text:p>
          </table:table-cell>
          <table:table-cell office:value-type="float" office:value="8783" calcext:value-type="float">
            <text:p>878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20547945" calcext:value-type="float">
            <text:p>0.9320547945</text:p>
          </table:table-cell>
          <table:table-cell office:value-type="float" office:value="0.013194457" calcext:value-type="float">
            <text:p>0.013194457</text:p>
          </table:table-cell>
          <table:table-cell office:value-type="float" office:value="0.9399614726" calcext:value-type="float">
            <text:p>0.9399614726</text:p>
          </table:table-cell>
          <table:table-cell office:value-type="float" office:value="0.0048233249" calcext:value-type="float">
            <text:p>0.0048233249</text:p>
          </table:table-cell>
        </table:table-row>
        <table:table-row table:style-name="ro1">
          <table:table-cell office:value-type="float" office:value="15100" calcext:value-type="float">
            <text:p>15100</text:p>
          </table:table-cell>
          <table:table-cell office:value-type="float" office:value="1614" calcext:value-type="float">
            <text:p>1614</text:p>
          </table:table-cell>
          <table:table-cell office:value-type="float" office:value="9111" calcext:value-type="float">
            <text:p>911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1986755" calcext:value-type="float">
            <text:p>0.961986755</text:p>
          </table:table-cell>
          <table:table-cell office:value-type="float" office:value="0.0184957662" calcext:value-type="float">
            <text:p>0.0184957662</text:p>
          </table:table-cell>
          <table:table-cell office:value-type="float" office:value="0.9427773179" calcext:value-type="float">
            <text:p>0.9427773179</text:p>
          </table:table-cell>
          <table:table-cell office:value-type="float" office:value="0.0018420713" calcext:value-type="float">
            <text:p>0.0018420713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1597" calcext:value-type="float">
            <text:p>1597</text:p>
          </table:table-cell>
          <table:table-cell office:value-type="float" office:value="9501" calcext:value-type="float">
            <text:p>950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13461538" calcext:value-type="float">
            <text:p>0.9213461538</text:p>
          </table:table-cell>
          <table:table-cell office:value-type="float" office:value="0.0245321445" calcext:value-type="float">
            <text:p>0.0245321445</text:p>
          </table:table-cell>
          <table:table-cell office:value-type="float" office:value="0.9516225962" calcext:value-type="float">
            <text:p>0.9516225962</text:p>
          </table:table-cell>
          <table:table-cell office:value-type="float" office:value="0.0075227962" calcext:value-type="float">
            <text:p>0.0075227962</text:p>
          </table:table-cell>
        </table:table-row>
        <table:table-row table:style-name="ro1">
          <table:table-cell office:value-type="float" office:value="16100" calcext:value-type="float">
            <text:p>16100</text:p>
          </table:table-cell>
          <table:table-cell office:value-type="float" office:value="1677" calcext:value-type="float">
            <text:p>1677</text:p>
          </table:table-cell>
          <table:table-cell office:value-type="float" office:value="9765" calcext:value-type="float">
            <text:p>976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74534161" calcext:value-type="float">
            <text:p>0.9374534161</text:p>
          </table:table-cell>
          <table:table-cell office:value-type="float" office:value="0.0074787096" calcext:value-type="float">
            <text:p>0.0074787096</text:p>
          </table:table-cell>
          <table:table-cell office:value-type="float" office:value="0.9476902174" calcext:value-type="float">
            <text:p>0.9476902174</text:p>
          </table:table-cell>
          <table:table-cell office:value-type="float" office:value="0.0033594217" calcext:value-type="float">
            <text:p>0.0033594217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1764" calcext:value-type="float">
            <text:p>1764</text:p>
          </table:table-cell>
          <table:table-cell office:value-type="float" office:value="10124" calcext:value-type="float">
            <text:p>1012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63855422" calcext:value-type="float">
            <text:p>0.9563855422</text:p>
          </table:table-cell>
          <table:table-cell office:value-type="float" office:value="0.0125655271" calcext:value-type="float">
            <text:p>0.0125655271</text:p>
          </table:table-cell>
          <table:table-cell office:value-type="float" office:value="0.952936747" calcext:value-type="float">
            <text:p>0.952936747</text:p>
          </table:table-cell>
          <table:table-cell office:value-type="float" office:value="0.0089141428" calcext:value-type="float">
            <text:p>0.0089141428</text:p>
          </table:table-cell>
        </table:table-row>
        <table:table-row table:style-name="ro1">
          <table:table-cell office:value-type="float" office:value="17100" calcext:value-type="float">
            <text:p>17100</text:p>
          </table:table-cell>
          <table:table-cell office:value-type="float" office:value="1713" calcext:value-type="float">
            <text:p>1713</text:p>
          </table:table-cell>
          <table:table-cell office:value-type="float" office:value="10337" calcext:value-type="float">
            <text:p>1033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015789474" calcext:value-type="float">
            <text:p>0.9015789474</text:p>
          </table:table-cell>
          <table:table-cell office:value-type="float" office:value="0.0454605159" calcext:value-type="float">
            <text:p>0.0454605159</text:p>
          </table:table-cell>
          <table:table-cell office:value-type="float" office:value="0.9445358187" calcext:value-type="float">
            <text:p>0.9445358187</text:p>
          </table:table-cell>
          <table:table-cell office:value-type="float" office:value="0.0000197273" calcext:value-type="float">
            <text:p>0.0000197273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1819" calcext:value-type="float">
            <text:p>1819</text:p>
          </table:table-cell>
          <table:table-cell office:value-type="float" office:value="10649" calcext:value-type="float">
            <text:p>1064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01704545" calcext:value-type="float">
            <text:p>0.9301704545</text:p>
          </table:table-cell>
          <table:table-cell office:value-type="float" office:value="0.0151894868" calcext:value-type="float">
            <text:p>0.0151894868</text:p>
          </table:table-cell>
          <table:table-cell office:value-type="float" office:value="0.9454012784" calcext:value-type="float">
            <text:p>0.9454012784</text:p>
          </table:table-cell>
          <table:table-cell office:value-type="float" office:value="0.0009360259" calcext:value-type="float">
            <text:p>0.0009360259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float" office:value="1820" calcext:value-type="float">
            <text:p>1820</text:p>
          </table:table-cell>
          <table:table-cell office:value-type="float" office:value="10990" calcext:value-type="float">
            <text:p>1099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049723757" calcext:value-type="float">
            <text:p>0.9049723757</text:p>
          </table:table-cell>
          <table:table-cell office:value-type="float" office:value="0.0418677508" calcext:value-type="float">
            <text:p>0.0418677508</text:p>
          </table:table-cell>
          <table:table-cell office:value-type="float" office:value="0.9487223757" calcext:value-type="float">
            <text:p>0.9487223757</text:p>
          </table:table-cell>
          <table:table-cell office:value-type="float" office:value="0.004452211" calcext:value-type="float">
            <text:p>0.004452211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1894" calcext:value-type="float">
            <text:p>1894</text:p>
          </table:table-cell>
          <table:table-cell office:value-type="float" office:value="11332" calcext:value-type="float">
            <text:p>1133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164516129" calcext:value-type="float">
            <text:p>0.9164516129</text:p>
          </table:table-cell>
          <table:table-cell office:value-type="float" office:value="0.0297142005" calcext:value-type="float">
            <text:p>0.0297142005</text:p>
          </table:table-cell>
          <table:table-cell office:value-type="float" office:value="0.9519489247" calcext:value-type="float">
            <text:p>0.9519489247</text:p>
          </table:table-cell>
          <table:table-cell office:value-type="float" office:value="0.0078682939" calcext:value-type="float">
            <text:p>0.0078682939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981" calcext:value-type="float">
            <text:p>1981</text:p>
          </table:table-cell>
          <table:table-cell office:value-type="float" office:value="11522" calcext:value-type="float">
            <text:p>1152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34554974" calcext:value-type="float">
            <text:p>0.9334554974</text:p>
          </table:table-cell>
          <table:table-cell office:value-type="float" office:value="0.0117114741" calcext:value-type="float">
            <text:p>0.0117114741</text:p>
          </table:table-cell>
          <table:table-cell office:value-type="float" office:value="0.9425719895" calcext:value-type="float">
            <text:p>0.9425719895</text:p>
          </table:table-cell>
          <table:table-cell office:value-type="float" office:value="0.0020594611" calcext:value-type="float">
            <text:p>0.0020594611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2061" calcext:value-type="float">
            <text:p>2061</text:p>
          </table:table-cell>
          <table:table-cell office:value-type="float" office:value="11919" calcext:value-type="float">
            <text:p>1191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6377551" calcext:value-type="float">
            <text:p>0.946377551</text:p>
          </table:table-cell>
          <table:table-cell office:value-type="float" office:value="0.0019696467" calcext:value-type="float">
            <text:p>0.0019696467</text:p>
          </table:table-cell>
          <table:table-cell office:value-type="float" office:value="0.9501753827" calcext:value-type="float">
            <text:p>0.9501753827</text:p>
          </table:table-cell>
          <table:table-cell office:value-type="float" office:value="0.0059905705" calcext:value-type="float">
            <text:p>0.0059905705</text:p>
          </table:table-cell>
        </table:table-row>
        <table:table-row table:style-name="ro1">
          <table:table-cell office:value-type="float" office:value="20100" calcext:value-type="float">
            <text:p>20100</text:p>
          </table:table-cell>
          <table:table-cell office:value-type="float" office:value="2095" calcext:value-type="float">
            <text:p>2095</text:p>
          </table:table-cell>
          <table:table-cell office:value-type="float" office:value="12169" calcext:value-type="float">
            <text:p>1216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80597015" calcext:value-type="float">
            <text:p>0.9380597015</text:p>
          </table:table-cell>
          <table:table-cell office:value-type="float" office:value="0.0068368099" calcext:value-type="float">
            <text:p>0.0068368099</text:p>
          </table:table-cell>
          <table:table-cell office:value-type="float" office:value="0.9459732587" calcext:value-type="float">
            <text:p>0.9459732587</text:p>
          </table:table-cell>
          <table:table-cell office:value-type="float" office:value="0.0015416054" calcext:value-type="float">
            <text:p>0.0015416054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2222" calcext:value-type="float">
            <text:p>2222</text:p>
          </table:table-cell>
          <table:table-cell office:value-type="float" office:value="12434" calcext:value-type="float">
            <text:p>1243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70776699" calcext:value-type="float">
            <text:p>0.970776699</text:p>
          </table:table-cell>
          <table:table-cell office:value-type="float" office:value="0.027802049" calcext:value-type="float">
            <text:p>0.027802049</text:p>
          </table:table-cell>
          <table:table-cell office:value-type="float" office:value="0.9431128641" calcext:value-type="float">
            <text:p>0.9431128641</text:p>
          </table:table-cell>
          <table:table-cell office:value-type="float" office:value="0.0014868145" calcext:value-type="float">
            <text:p>0.0014868145</text:p>
          </table:table-cell>
        </table:table-row>
        <table:table-row table:style-name="ro1">
          <table:table-cell office:value-type="float" office:value="21100" calcext:value-type="float">
            <text:p>21100</text:p>
          </table:table-cell>
          <table:table-cell office:value-type="float" office:value="2158" calcext:value-type="float">
            <text:p>2158</text:p>
          </table:table-cell>
          <table:table-cell office:value-type="float" office:value="12694" calcext:value-type="float">
            <text:p>1269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04739336" calcext:value-type="float">
            <text:p>0.9204739336</text:p>
          </table:table-cell>
          <table:table-cell office:value-type="float" office:value="0.0254556006" calcext:value-type="float">
            <text:p>0.0254556006</text:p>
          </table:table-cell>
          <table:table-cell office:value-type="float" office:value="0.9400177725" calcext:value-type="float">
            <text:p>0.9400177725</text:p>
          </table:table-cell>
          <table:table-cell office:value-type="float" office:value="0.0047637179" calcext:value-type="float">
            <text:p>0.0047637179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2266" calcext:value-type="float">
            <text:p>2266</text:p>
          </table:table-cell>
          <table:table-cell office:value-type="float" office:value="13128" calcext:value-type="float">
            <text:p>1312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41666667" calcext:value-type="float">
            <text:p>0.9441666667</text:p>
          </table:table-cell>
          <table:table-cell office:value-type="float" office:value="0.0003711094" calcext:value-type="float">
            <text:p>0.0003711094</text:p>
          </table:table-cell>
          <table:table-cell office:value-type="float" office:value="0.9496527778" calcext:value-type="float">
            <text:p>0.9496527778</text:p>
          </table:table-cell>
          <table:table-cell office:value-type="float" office:value="0.0054372667" calcext:value-type="float">
            <text:p>0.0054372667</text:p>
          </table:table-cell>
        </table:table-row>
        <table:table-row table:style-name="ro1">
          <table:table-cell office:value-type="float" office:value="22100" calcext:value-type="float">
            <text:p>22100</text:p>
          </table:table-cell>
          <table:table-cell office:value-type="float" office:value="2265" calcext:value-type="float">
            <text:p>2265</text:p>
          </table:table-cell>
          <table:table-cell office:value-type="float" office:value="13254" calcext:value-type="float">
            <text:p>1325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239819" calcext:value-type="float">
            <text:p>0.92239819</text:p>
          </table:table-cell>
          <table:table-cell office:value-type="float" office:value="0.0234183096" calcext:value-type="float">
            <text:p>0.0234183096</text:p>
          </table:table-cell>
          <table:table-cell office:value-type="float" office:value="0.9370757919" calcext:value-type="float">
            <text:p>0.9370757919</text:p>
          </table:table-cell>
          <table:table-cell office:value-type="float" office:value="0.0078785163" calcext:value-type="float">
            <text:p>0.0078785163</text:p>
          </table:table-cell>
        </table:table-row>
        <table:table-row table:style-name="ro1">
          <table:table-cell office:value-type="float" office:value="22600" calcext:value-type="float">
            <text:p>22600</text:p>
          </table:table-cell>
          <table:table-cell office:value-type="float" office:value="2384" calcext:value-type="float">
            <text:p>2384</text:p>
          </table:table-cell>
          <table:table-cell office:value-type="float" office:value="13648" calcext:value-type="float">
            <text:p>1364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9380531" calcext:value-type="float">
            <text:p>0.949380531</text:p>
          </table:table-cell>
          <table:table-cell office:value-type="float" office:value="0.0051490276" calcext:value-type="float">
            <text:p>0.0051490276</text:p>
          </table:table-cell>
          <table:table-cell office:value-type="float" office:value="0.9435840708" calcext:value-type="float">
            <text:p>0.9435840708</text:p>
          </table:table-cell>
          <table:table-cell office:value-type="float" office:value="0.0009879281" calcext:value-type="float">
            <text:p>0.0009879281</text:p>
          </table:table-cell>
        </table:table-row>
        <table:table-row table:style-name="ro1">
          <table:table-cell office:value-type="float" office:value="23100" calcext:value-type="float">
            <text:p>23100</text:p>
          </table:table-cell>
          <table:table-cell office:value-type="float" office:value="2438" calcext:value-type="float">
            <text:p>2438</text:p>
          </table:table-cell>
          <table:table-cell office:value-type="float" office:value="13933" calcext:value-type="float">
            <text:p>1393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98701299" calcext:value-type="float">
            <text:p>0.9498701299</text:p>
          </table:table-cell>
          <table:table-cell office:value-type="float" office:value="0.0056673865" calcext:value-type="float">
            <text:p>0.0056673865</text:p>
          </table:table-cell>
          <table:table-cell office:value-type="float" office:value="0.9424377706" calcext:value-type="float">
            <text:p>0.9424377706</text:p>
          </table:table-cell>
          <table:table-cell office:value-type="float" office:value="0.0022015643" calcext:value-type="float">
            <text:p>0.0022015643</text:p>
          </table:table-cell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2521" calcext:value-type="float">
            <text:p>2521</text:p>
          </table:table-cell>
          <table:table-cell office:value-type="float" office:value="14315" calcext:value-type="float">
            <text:p>1431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13983051" calcext:value-type="float">
            <text:p>0.9613983051</text:p>
          </table:table-cell>
          <table:table-cell office:value-type="float" office:value="0.0178727496" calcext:value-type="float">
            <text:p>0.0178727496</text:p>
          </table:table-cell>
          <table:table-cell office:value-type="float" office:value="0.9477621822" calcext:value-type="float">
            <text:p>0.9477621822</text:p>
          </table:table-cell>
          <table:table-cell office:value-type="float" office:value="0.0034356138" calcext:value-type="float">
            <text:p>0.0034356138</text:p>
          </table:table-cell>
        </table:table-row>
        <table:table-row table:style-name="ro1">
          <table:table-cell office:value-type="float" office:value="24100" calcext:value-type="float">
            <text:p>24100</text:p>
          </table:table-cell>
          <table:table-cell office:value-type="float" office:value="2494" calcext:value-type="float">
            <text:p>2494</text:p>
          </table:table-cell>
          <table:table-cell office:value-type="float" office:value="14624" calcext:value-type="float">
            <text:p>1462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13692946" calcext:value-type="float">
            <text:p>0.9313692946</text:p>
          </table:table-cell>
          <table:table-cell office:value-type="float" office:value="0.0139202245" calcext:value-type="float">
            <text:p>0.0139202245</text:p>
          </table:table-cell>
          <table:table-cell office:value-type="float" office:value="0.9481327801" calcext:value-type="float">
            <text:p>0.9481327801</text:p>
          </table:table-cell>
          <table:table-cell office:value-type="float" office:value="0.0038279814" calcext:value-type="float">
            <text:p>0.0038279814</text:p>
          </table:table-cell>
        </table:table-row>
        <table:table-row table:style-name="ro1">
          <table:table-cell office:value-type="float" office:value="24600" calcext:value-type="float">
            <text:p>24600</text:p>
          </table:table-cell>
          <table:table-cell office:value-type="float" office:value="2603" calcext:value-type="float">
            <text:p>2603</text:p>
          </table:table-cell>
          <table:table-cell office:value-type="float" office:value="14924" calcext:value-type="float">
            <text:p>1492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23170732" calcext:value-type="float">
            <text:p>0.9523170732</text:p>
          </table:table-cell>
          <table:table-cell office:value-type="float" office:value="0.0082580681" calcext:value-type="float">
            <text:p>0.0082580681</text:p>
          </table:table-cell>
          <table:table-cell office:value-type="float" office:value="0.9479166667" calcext:value-type="float">
            <text:p>0.9479166667</text:p>
          </table:table-cell>
          <table:table-cell office:value-type="float" office:value="0.003599173" calcext:value-type="float">
            <text:p>0.003599173</text:p>
          </table:table-cell>
        </table:table-row>
        <table:table-row table:style-name="ro1">
          <table:table-cell office:value-type="float" office:value="25100" calcext:value-type="float">
            <text:p>25100</text:p>
          </table:table-cell>
          <table:table-cell office:value-type="float" office:value="2604" calcext:value-type="float">
            <text:p>2604</text:p>
          </table:table-cell>
          <table:table-cell office:value-type="float" office:value="15106" calcext:value-type="float">
            <text:p>1510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37051793" calcext:value-type="float">
            <text:p>0.9337051793</text:p>
          </table:table-cell>
          <table:table-cell office:value-type="float" office:value="0.0114471253" calcext:value-type="float">
            <text:p>0.0114471253</text:p>
          </table:table-cell>
          <table:table-cell office:value-type="float" office:value="0.9403635458" calcext:value-type="float">
            <text:p>0.9403635458</text:p>
          </table:table-cell>
          <table:table-cell office:value-type="float" office:value="0.0043976331" calcext:value-type="float">
            <text:p>0.0043976331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2658" calcext:value-type="float">
            <text:p>2658</text:p>
          </table:table-cell>
          <table:table-cell office:value-type="float" office:value="15483" calcext:value-type="float">
            <text:p>1548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4453125" calcext:value-type="float">
            <text:p>0.934453125</text:p>
          </table:table-cell>
          <table:table-cell office:value-type="float" office:value="0.0106552438" calcext:value-type="float">
            <text:p>0.0106552438</text:p>
          </table:table-cell>
          <table:table-cell office:value-type="float" office:value="0.9450073242" calcext:value-type="float">
            <text:p>0.9450073242</text:p>
          </table:table-cell>
          <table:table-cell office:value-type="float" office:value="0.00051893" calcext:value-type="float">
            <text:p>0.00051893</text:p>
          </table:table-cell>
        </table:table-row>
        <table:table-row table:style-name="ro1">
          <table:table-cell office:value-type="float" office:value="26100" calcext:value-type="float">
            <text:p>26100</text:p>
          </table:table-cell>
          <table:table-cell office:value-type="float" office:value="2698" calcext:value-type="float">
            <text:p>2698</text:p>
          </table:table-cell>
          <table:table-cell office:value-type="float" office:value="15735" calcext:value-type="float">
            <text:p>1573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03448276" calcext:value-type="float">
            <text:p>0.9303448276</text:p>
          </table:table-cell>
          <table:table-cell office:value-type="float" office:value="0.0150048708" calcext:value-type="float">
            <text:p>0.0150048708</text:p>
          </table:table-cell>
          <table:table-cell office:value-type="float" office:value="0.9419899425" calcext:value-type="float">
            <text:p>0.9419899425</text:p>
          </table:table-cell>
          <table:table-cell office:value-type="float" office:value="0.0026756987" calcext:value-type="float">
            <text:p>0.0026756987</text:p>
          </table:table-cell>
        </table:table-row>
        <table:table-row table:style-name="ro1">
          <table:table-cell office:value-type="float" office:value="26600" calcext:value-type="float">
            <text:p>26600</text:p>
          </table:table-cell>
          <table:table-cell office:value-type="float" office:value="2846" calcext:value-type="float">
            <text:p>2846</text:p>
          </table:table-cell>
          <table:table-cell office:value-type="float" office:value="16033" calcext:value-type="float">
            <text:p>1603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29323308" calcext:value-type="float">
            <text:p>0.9629323308</text:p>
          </table:table-cell>
          <table:table-cell office:value-type="float" office:value="0.0194968871" calcext:value-type="float">
            <text:p>0.0194968871</text:p>
          </table:table-cell>
          <table:table-cell office:value-type="float" office:value="0.9417880639" calcext:value-type="float">
            <text:p>0.9417880639</text:p>
          </table:table-cell>
          <table:table-cell office:value-type="float" office:value="0.002889436" calcext:value-type="float">
            <text:p>0.002889436</text:p>
          </table:table-cell>
        </table:table-row>
        <table:table-row table:style-name="ro1">
          <table:table-cell office:value-type="float" office:value="27100" calcext:value-type="float">
            <text:p>27100</text:p>
          </table:table-cell>
          <table:table-cell office:value-type="float" office:value="2789" calcext:value-type="float">
            <text:p>2789</text:p>
          </table:table-cell>
          <table:table-cell office:value-type="float" office:value="16484" calcext:value-type="float">
            <text:p>1648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62361624" calcext:value-type="float">
            <text:p>0.9262361624</text:p>
          </table:table-cell>
          <table:table-cell office:value-type="float" office:value="0.0193548871" calcext:value-type="float">
            <text:p>0.0193548871</text:p>
          </table:table-cell>
          <table:table-cell office:value-type="float" office:value="0.9504151292" calcext:value-type="float">
            <text:p>0.9504151292</text:p>
          </table:table-cell>
          <table:table-cell office:value-type="float" office:value="0.0062444001" calcext:value-type="float">
            <text:p>0.0062444001</text:p>
          </table:table-cell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float" office:value="2870" calcext:value-type="float">
            <text:p>2870</text:p>
          </table:table-cell>
          <table:table-cell office:value-type="float" office:value="16662" calcext:value-type="float">
            <text:p>1666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58695652" calcext:value-type="float">
            <text:p>0.9358695652</text:p>
          </table:table-cell>
          <table:table-cell office:value-type="float" office:value="0.0091555991" calcext:value-type="float">
            <text:p>0.0091555991</text:p>
          </table:table-cell>
          <table:table-cell office:value-type="float" office:value="0.9432744565" calcext:value-type="float">
            <text:p>0.9432744565</text:p>
          </table:table-cell>
          <table:table-cell office:value-type="float" office:value="0.0013157298" calcext:value-type="float">
            <text:p>0.0013157298</text:p>
          </table:table-cell>
        </table:table-row>
        <table:table-row table:style-name="ro1">
          <table:table-cell office:value-type="float" office:value="28100" calcext:value-type="float">
            <text:p>28100</text:p>
          </table:table-cell>
          <table:table-cell office:value-type="float" office:value="2994" calcext:value-type="float">
            <text:p>2994</text:p>
          </table:table-cell>
          <table:table-cell office:value-type="float" office:value="17052" calcext:value-type="float">
            <text:p>1705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89323843" calcext:value-type="float">
            <text:p>0.9589323843</text:p>
          </table:table-cell>
          <table:table-cell office:value-type="float" office:value="0.0152619758" calcext:value-type="float">
            <text:p>0.0152619758</text:p>
          </table:table-cell>
          <table:table-cell office:value-type="float" office:value="0.9481761566" calcext:value-type="float">
            <text:p>0.9481761566</text:p>
          </table:table-cell>
          <table:table-cell office:value-type="float" office:value="0.0038739059" calcext:value-type="float">
            <text:p>0.0038739059</text:p>
          </table:table-cell>
        </table:table-row>
        <table:table-row table:style-name="ro1">
          <table:table-cell office:value-type="float" office:value="28600" calcext:value-type="float">
            <text:p>28600</text:p>
          </table:table-cell>
          <table:table-cell office:value-type="float" office:value="2995" calcext:value-type="float">
            <text:p>2995</text:p>
          </table:table-cell>
          <table:table-cell office:value-type="float" office:value="17292" calcext:value-type="float">
            <text:p>1729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24825175" calcext:value-type="float">
            <text:p>0.9424825175</text:p>
          </table:table-cell>
          <table:table-cell office:value-type="float" office:value="0.0021541889" calcext:value-type="float">
            <text:p>0.0021541889</text:p>
          </table:table-cell>
          <table:table-cell office:value-type="float" office:value="0.9447115385" calcext:value-type="float">
            <text:p>0.9447115385</text:p>
          </table:table-cell>
          <table:table-cell office:value-type="float" office:value="0.0002057692" calcext:value-type="float">
            <text:p>0.0002057692</text:p>
          </table:table-cell>
        </table:table-row>
        <table:table-row table:style-name="ro1">
          <table:table-cell office:value-type="float" office:value="29100" calcext:value-type="float">
            <text:p>29100</text:p>
          </table:table-cell>
          <table:table-cell office:value-type="float" office:value="3166" calcext:value-type="float">
            <text:p>3166</text:p>
          </table:table-cell>
          <table:table-cell office:value-type="float" office:value="17452" calcext:value-type="float">
            <text:p>1745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791752577" calcext:value-type="float">
            <text:p>0.9791752577</text:p>
          </table:table-cell>
          <table:table-cell office:value-type="float" office:value="0.0366939558" calcext:value-type="float">
            <text:p>0.0366939558</text:p>
          </table:table-cell>
          <table:table-cell office:value-type="float" office:value="0.9370704467" calcext:value-type="float">
            <text:p>0.9370704467</text:p>
          </table:table-cell>
          <table:table-cell office:value-type="float" office:value="0.0078841754" calcext:value-type="float">
            <text:p>0.0078841754</text:p>
          </table:table-cell>
        </table:table-row>
        <table:table-row table:style-name="ro1">
          <table:table-cell office:value-type="float" office:value="29600" calcext:value-type="float">
            <text:p>29600</text:p>
          </table:table-cell>
          <table:table-cell office:value-type="float" office:value="3001" calcext:value-type="float">
            <text:p>3001</text:p>
          </table:table-cell>
          <table:table-cell office:value-type="float" office:value="17949" calcext:value-type="float">
            <text:p>1794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124662162" calcext:value-type="float">
            <text:p>0.9124662162</text:p>
          </table:table-cell>
          <table:table-cell office:value-type="float" office:value="0.0339337073" calcext:value-type="float">
            <text:p>0.0339337073</text:p>
          </table:table-cell>
          <table:table-cell office:value-type="float" office:value="0.9474767736" calcext:value-type="float">
            <text:p>0.9474767736</text:p>
          </table:table-cell>
          <table:table-cell office:value-type="float" office:value="0.0031334398" calcext:value-type="float">
            <text:p>0.0031334398</text:p>
          </table:table-cell>
        </table:table-row>
        <table:table-row table:style-name="ro1">
          <table:table-cell office:value-type="float" office:value="30100" calcext:value-type="float">
            <text:p>30100</text:p>
          </table:table-cell>
          <table:table-cell office:value-type="float" office:value="3120" calcext:value-type="float">
            <text:p>3120</text:p>
          </table:table-cell>
          <table:table-cell office:value-type="float" office:value="18252" calcext:value-type="float">
            <text:p>1825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28903654" calcext:value-type="float">
            <text:p>0.9328903654</text:p>
          </table:table-cell>
          <table:table-cell office:value-type="float" office:value="0.012309803" calcext:value-type="float">
            <text:p>0.012309803</text:p>
          </table:table-cell>
          <table:table-cell office:value-type="float" office:value="0.9474667774" calcext:value-type="float">
            <text:p>0.9474667774</text:p>
          </table:table-cell>
          <table:table-cell office:value-type="float" office:value="0.0031228564" calcext:value-type="float">
            <text:p>0.0031228564</text:p>
          </table:table-cell>
        </table:table-row>
        <table:table-row table:style-name="ro1">
          <table:table-cell office:value-type="float" office:value="30600" calcext:value-type="float">
            <text:p>30600</text:p>
          </table:table-cell>
          <table:table-cell office:value-type="float" office:value="3176" calcext:value-type="float">
            <text:p>3176</text:p>
          </table:table-cell>
          <table:table-cell office:value-type="float" office:value="18559" calcext:value-type="float">
            <text:p>1855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41176471" calcext:value-type="float">
            <text:p>0.9341176471</text:p>
          </table:table-cell>
          <table:table-cell office:value-type="float" office:value="0.0110104284" calcext:value-type="float">
            <text:p>0.0110104284</text:p>
          </table:table-cell>
          <table:table-cell office:value-type="float" office:value="0.9476613562" calcext:value-type="float">
            <text:p>0.9476613562</text:p>
          </table:table-cell>
          <table:table-cell office:value-type="float" office:value="0.0033288651" calcext:value-type="float">
            <text:p>0.0033288651</text:p>
          </table:table-cell>
        </table:table-row>
        <table:table-row table:style-name="ro1">
          <table:table-cell office:value-type="float" office:value="31100" calcext:value-type="float">
            <text:p>31100</text:p>
          </table:table-cell>
          <table:table-cell office:value-type="float" office:value="3306" calcext:value-type="float">
            <text:p>3306</text:p>
          </table:table-cell>
          <table:table-cell office:value-type="float" office:value="18825" calcext:value-type="float">
            <text:p>1882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67202572" calcext:value-type="float">
            <text:p>0.9567202572</text:p>
          </table:table-cell>
          <table:table-cell office:value-type="float" office:value="0.012919904" calcext:value-type="float">
            <text:p>0.012919904</text:p>
          </table:table-cell>
          <table:table-cell office:value-type="float" office:value="0.945789791" calcext:value-type="float">
            <text:p>0.945789791</text:p>
          </table:table-cell>
          <table:table-cell office:value-type="float" office:value="0.0013473604" calcext:value-type="float">
            <text:p>0.0013473604</text:p>
          </table:table-cell>
        </table:table-row>
        <table:table-row table:style-name="ro1">
          <table:table-cell office:value-type="float" office:value="31600" calcext:value-type="float">
            <text:p>31600</text:p>
          </table:table-cell>
          <table:table-cell office:value-type="float" office:value="3211" calcext:value-type="float">
            <text:p>3211</text:p>
          </table:table-cell>
          <table:table-cell office:value-type="float" office:value="19033" calcext:value-type="float">
            <text:p>1903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145253165" calcext:value-type="float">
            <text:p>0.9145253165</text:p>
          </table:table-cell>
          <table:table-cell office:value-type="float" office:value="0.0317536514" calcext:value-type="float">
            <text:p>0.0317536514</text:p>
          </table:table-cell>
          <table:table-cell office:value-type="float" office:value="0.9411095728" calcext:value-type="float">
            <text:p>0.9411095728</text:p>
          </table:table-cell>
          <table:table-cell office:value-type="float" office:value="0.0036077831" calcext:value-type="float">
            <text:p>0.0036077831</text:p>
          </table:table-cell>
        </table:table-row>
        <table:table-row table:style-name="ro1">
          <table:table-cell office:value-type="float" office:value="32100" calcext:value-type="float">
            <text:p>32100</text:p>
          </table:table-cell>
          <table:table-cell office:value-type="float" office:value="3389" calcext:value-type="float">
            <text:p>3389</text:p>
          </table:table-cell>
          <table:table-cell office:value-type="float" office:value="19537" calcext:value-type="float">
            <text:p>1953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01869159" calcext:value-type="float">
            <text:p>0.9501869159</text:p>
          </table:table-cell>
          <table:table-cell office:value-type="float" office:value="0.0060027812" calcext:value-type="float">
            <text:p>0.0060027812</text:p>
          </table:table-cell>
          <table:table-cell office:value-type="float" office:value="0.9509832555" calcext:value-type="float">
            <text:p>0.9509832555</text:p>
          </table:table-cell>
          <table:table-cell office:value-type="float" office:value="0.0068458993" calcext:value-type="float">
            <text:p>0.0068458993</text:p>
          </table:table-cell>
        </table:table-row>
        <table:table-row table:style-name="ro1">
          <table:table-cell office:value-type="float" office:value="32600" calcext:value-type="float">
            <text:p>32600</text:p>
          </table:table-cell>
          <table:table-cell office:value-type="float" office:value="3452" calcext:value-type="float">
            <text:p>3452</text:p>
          </table:table-cell>
          <table:table-cell office:value-type="float" office:value="19826" calcext:value-type="float">
            <text:p>1982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3006135" calcext:value-type="float">
            <text:p>0.953006135</text:p>
          </table:table-cell>
          <table:table-cell office:value-type="float" office:value="0.0089876068" calcext:value-type="float">
            <text:p>0.0089876068</text:p>
          </table:table-cell>
          <table:table-cell office:value-type="float" office:value="0.9502492331" calcext:value-type="float">
            <text:p>0.9502492331</text:p>
          </table:table-cell>
          <table:table-cell office:value-type="float" office:value="0.0060687591" calcext:value-type="float">
            <text:p>0.0060687591</text:p>
          </table:table-cell>
        </table:table-row>
        <table:table-row table:style-name="ro1">
          <table:table-cell office:value-type="float" office:value="33100" calcext:value-type="float">
            <text:p>33100</text:p>
          </table:table-cell>
          <table:table-cell office:value-type="float" office:value="3454" calcext:value-type="float">
            <text:p>3454</text:p>
          </table:table-cell>
          <table:table-cell office:value-type="float" office:value="19908" calcext:value-type="float">
            <text:p>1990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91540785" calcext:value-type="float">
            <text:p>0.9391540785</text:p>
          </table:table-cell>
          <table:table-cell office:value-type="float" office:value="0.0056781469" calcext:value-type="float">
            <text:p>0.0056781469</text:p>
          </table:table-cell>
          <table:table-cell office:value-type="float" office:value="0.939765861" calcext:value-type="float">
            <text:p>0.939765861</text:p>
          </table:table-cell>
          <table:table-cell office:value-type="float" office:value="0.0050304271" calcext:value-type="float">
            <text:p>0.0050304271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3589" calcext:value-type="float">
            <text:p>3589</text:p>
          </table:table-cell>
          <table:table-cell office:value-type="float" office:value="20266" calcext:value-type="float">
            <text:p>2026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13392857" calcext:value-type="float">
            <text:p>0.9613392857</text:p>
          </table:table-cell>
          <table:table-cell office:value-type="float" office:value="0.0178102633" calcext:value-type="float">
            <text:p>0.0178102633</text:p>
          </table:table-cell>
          <table:table-cell office:value-type="float" office:value="0.9424293155" calcext:value-type="float">
            <text:p>0.9424293155</text:p>
          </table:table-cell>
          <table:table-cell office:value-type="float" office:value="0.0022105161" calcext:value-type="float">
            <text:p>0.0022105161</text:p>
          </table:table-cell>
        </table:table-row>
        <table:table-row table:style-name="ro1">
          <table:table-cell office:value-type="float" office:value="34100" calcext:value-type="float">
            <text:p>34100</text:p>
          </table:table-cell>
          <table:table-cell office:value-type="float" office:value="3594" calcext:value-type="float">
            <text:p>3594</text:p>
          </table:table-cell>
          <table:table-cell office:value-type="float" office:value="20596" calcext:value-type="float">
            <text:p>2059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5630499" calcext:value-type="float">
            <text:p>0.9485630499</text:p>
          </table:table-cell>
          <table:table-cell office:value-type="float" office:value="0.004283526" calcext:value-type="float">
            <text:p>0.004283526</text:p>
          </table:table-cell>
          <table:table-cell office:value-type="float" office:value="0.9437316716" calcext:value-type="float">
            <text:p>0.9437316716</text:p>
          </table:table-cell>
          <table:table-cell office:value-type="float" office:value="0.000831657" calcext:value-type="float">
            <text:p>0.000831657</text:p>
          </table:table-cell>
        </table:table-row>
        <table:table-row table:style-name="ro1">
          <table:table-cell office:value-type="float" office:value="34600" calcext:value-type="float">
            <text:p>34600</text:p>
          </table:table-cell>
          <table:table-cell office:value-type="float" office:value="3600" calcext:value-type="float">
            <text:p>3600</text:p>
          </table:table-cell>
          <table:table-cell office:value-type="float" office:value="20882" calcext:value-type="float">
            <text:p>2088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6416185" calcext:value-type="float">
            <text:p>0.936416185</text:p>
          </table:table-cell>
          <table:table-cell office:value-type="float" office:value="0.0085768698" calcext:value-type="float">
            <text:p>0.0085768698</text:p>
          </table:table-cell>
          <table:table-cell office:value-type="float" office:value="0.9430093931" calcext:value-type="float">
            <text:p>0.9430093931</text:p>
          </table:table-cell>
          <table:table-cell office:value-type="float" office:value="0.0015963636" calcext:value-type="float">
            <text:p>0.0015963636</text:p>
          </table:table-cell>
        </table:table-row>
        <table:table-row table:style-name="ro1">
          <table:table-cell office:value-type="float" office:value="35100" calcext:value-type="float">
            <text:p>35100</text:p>
          </table:table-cell>
          <table:table-cell office:value-type="float" office:value="3767" calcext:value-type="float">
            <text:p>3767</text:p>
          </table:table-cell>
          <table:table-cell office:value-type="float" office:value="21371" calcext:value-type="float">
            <text:p>2137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58974359" calcext:value-type="float">
            <text:p>0.9658974359</text:p>
          </table:table-cell>
          <table:table-cell office:value-type="float" office:value="0.0226361683" calcext:value-type="float">
            <text:p>0.0226361683</text:p>
          </table:table-cell>
          <table:table-cell office:value-type="float" office:value="0.9513443732" calcext:value-type="float">
            <text:p>0.9513443732</text:p>
          </table:table-cell>
          <table:table-cell office:value-type="float" office:value="0.0072282299" calcext:value-type="float">
            <text:p>0.0072282299</text:p>
          </table:table-cell>
        </table:table-row>
        <table:table-row table:style-name="ro1">
          <table:table-cell office:value-type="float" office:value="35600" calcext:value-type="float">
            <text:p>35600</text:p>
          </table:table-cell>
          <table:table-cell office:value-type="float" office:value="3822" calcext:value-type="float">
            <text:p>3822</text:p>
          </table:table-cell>
          <table:table-cell office:value-type="float" office:value="21448" calcext:value-type="float">
            <text:p>2144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62359551" calcext:value-type="float">
            <text:p>0.9662359551</text:p>
          </table:table-cell>
          <table:table-cell office:value-type="float" office:value="0.0229945728" calcext:value-type="float">
            <text:p>0.0229945728</text:p>
          </table:table-cell>
          <table:table-cell office:value-type="float" office:value="0.9413623596" calcext:value-type="float">
            <text:p>0.9413623596</text:p>
          </table:table-cell>
          <table:table-cell office:value-type="float" office:value="0.0033401471" calcext:value-type="float">
            <text:p>0.0033401471</text:p>
          </table:table-cell>
        </table:table-row>
        <table:table-row table:style-name="ro1">
          <table:table-cell office:value-type="float" office:value="36100" calcext:value-type="float">
            <text:p>36100</text:p>
          </table:table-cell>
          <table:table-cell office:value-type="float" office:value="3719" calcext:value-type="float">
            <text:p>3719</text:p>
          </table:table-cell>
          <table:table-cell office:value-type="float" office:value="21875" calcext:value-type="float">
            <text:p>2187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71745152" calcext:value-type="float">
            <text:p>0.9271745152</text:p>
          </table:table-cell>
          <table:table-cell office:value-type="float" office:value="0.0183614136" calcext:value-type="float">
            <text:p>0.0183614136</text:p>
          </table:table-cell>
          <table:table-cell office:value-type="float" office:value="0.9468057479" calcext:value-type="float">
            <text:p>0.9468057479</text:p>
          </table:table-cell>
          <table:table-cell office:value-type="float" office:value="0.0024229967" calcext:value-type="float">
            <text:p>0.0024229967</text:p>
          </table:table-cell>
        </table:table-row>
        <table:table-row table:style-name="ro1">
          <table:table-cell office:value-type="float" office:value="36600" calcext:value-type="float">
            <text:p>36600</text:p>
          </table:table-cell>
          <table:table-cell office:value-type="float" office:value="3859" calcext:value-type="float">
            <text:p>3859</text:p>
          </table:table-cell>
          <table:table-cell office:value-type="float" office:value="22157" calcext:value-type="float">
            <text:p>2215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9344262" calcext:value-type="float">
            <text:p>0.9489344262</text:p>
          </table:table-cell>
          <table:table-cell office:value-type="float" office:value="0.0046767178" calcext:value-type="float">
            <text:p>0.0046767178</text:p>
          </table:table-cell>
          <table:table-cell office:value-type="float" office:value="0.9459101776" calcext:value-type="float">
            <text:p>0.9459101776</text:p>
          </table:table-cell>
          <table:table-cell office:value-type="float" office:value="0.0014748188" calcext:value-type="float">
            <text:p>0.0014748188</text:p>
          </table:table-cell>
        </table:table-row>
        <table:table-row table:style-name="ro1">
          <table:table-cell office:value-type="float" office:value="37100" calcext:value-type="float">
            <text:p>37100</text:p>
          </table:table-cell>
          <table:table-cell office:value-type="float" office:value="3842" calcext:value-type="float">
            <text:p>3842</text:p>
          </table:table-cell>
          <table:table-cell office:value-type="float" office:value="22587" calcext:value-type="float">
            <text:p>2258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20215633" calcext:value-type="float">
            <text:p>0.9320215633</text:p>
          </table:table-cell>
          <table:table-cell office:value-type="float" office:value="0.0132296402" calcext:value-type="float">
            <text:p>0.0132296402</text:p>
          </table:table-cell>
          <table:table-cell office:value-type="float" office:value="0.9512719003" calcext:value-type="float">
            <text:p>0.9512719003</text:p>
          </table:table-cell>
          <table:table-cell office:value-type="float" office:value="0.0071514997" calcext:value-type="float">
            <text:p>0.0071514997</text:p>
          </table:table-cell>
        </table:table-row>
        <table:table-row table:style-name="ro1">
          <table:table-cell office:value-type="float" office:value="37600" calcext:value-type="float">
            <text:p>37600</text:p>
          </table:table-cell>
          <table:table-cell office:value-type="float" office:value="3857" calcext:value-type="float">
            <text:p>3857</text:p>
          </table:table-cell>
          <table:table-cell office:value-type="float" office:value="22695" calcext:value-type="float">
            <text:p>2269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32180851" calcext:value-type="float">
            <text:p>0.9232180851</text:p>
          </table:table-cell>
          <table:table-cell office:value-type="float" office:value="0.0225502522" calcext:value-type="float">
            <text:p>0.0225502522</text:p>
          </table:table-cell>
          <table:table-cell office:value-type="float" office:value="0.9431100399" calcext:value-type="float">
            <text:p>0.9431100399</text:p>
          </table:table-cell>
          <table:table-cell office:value-type="float" office:value="0.0014898046" calcext:value-type="float">
            <text:p>0.0014898046</text:p>
          </table:table-cell>
        </table:table-row>
        <table:table-row table:style-name="ro1">
          <table:table-cell office:value-type="float" office:value="38100" calcext:value-type="float">
            <text:p>38100</text:p>
          </table:table-cell>
          <table:table-cell office:value-type="float" office:value="4019" calcext:value-type="float">
            <text:p>4019</text:p>
          </table:table-cell>
          <table:table-cell office:value-type="float" office:value="23071" calcext:value-type="float">
            <text:p>2307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93700787" calcext:value-type="float">
            <text:p>0.9493700787</text:p>
          </table:table-cell>
          <table:table-cell office:value-type="float" office:value="0.0051379614" calcext:value-type="float">
            <text:p>0.0051379614</text:p>
          </table:table-cell>
          <table:table-cell office:value-type="float" office:value="0.9461532152" calcext:value-type="float">
            <text:p>0.9461532152</text:p>
          </table:table-cell>
          <table:table-cell office:value-type="float" office:value="0.0017321329" calcext:value-type="float">
            <text:p>0.0017321329</text:p>
          </table:table-cell>
        </table:table-row>
        <table:table-row table:style-name="ro1">
          <table:table-cell office:value-type="float" office:value="38600" calcext:value-type="float">
            <text:p>38600</text:p>
          </table:table-cell>
          <table:table-cell office:value-type="float" office:value="3972" calcext:value-type="float">
            <text:p>3972</text:p>
          </table:table-cell>
          <table:table-cell office:value-type="float" office:value="23371" calcext:value-type="float">
            <text:p>2337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61139896" calcext:value-type="float">
            <text:p>0.9261139896</text:p>
          </table:table-cell>
          <table:table-cell office:value-type="float" office:value="0.0194842365" calcext:value-type="float">
            <text:p>0.0194842365</text:p>
          </table:table-cell>
          <table:table-cell office:value-type="float" office:value="0.9460411269" calcext:value-type="float">
            <text:p>0.9460411269</text:p>
          </table:table-cell>
          <table:table-cell office:value-type="float" office:value="0.0016134604" calcext:value-type="float">
            <text:p>0.0016134604</text:p>
          </table:table-cell>
        </table:table-row>
        <table:table-row table:style-name="ro1">
          <table:table-cell office:value-type="float" office:value="39100" calcext:value-type="float">
            <text:p>39100</text:p>
          </table:table-cell>
          <table:table-cell office:value-type="float" office:value="4070" calcext:value-type="float">
            <text:p>4070</text:p>
          </table:table-cell>
          <table:table-cell office:value-type="float" office:value="23530" calcext:value-type="float">
            <text:p>2353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68286445" calcext:value-type="float">
            <text:p>0.9368286445</text:p>
          </table:table-cell>
          <table:table-cell office:value-type="float" office:value="0.0081401816" calcext:value-type="float">
            <text:p>0.0081401816</text:p>
          </table:table-cell>
          <table:table-cell office:value-type="float" office:value="0.9402973146" calcext:value-type="float">
            <text:p>0.9402973146</text:p>
          </table:table-cell>
          <table:table-cell office:value-type="float" office:value="0.0044677549" calcext:value-type="float">
            <text:p>0.0044677549</text:p>
          </table:table-cell>
        </table:table-row>
        <table:table-row table:style-name="ro1">
          <table:table-cell office:value-type="float" office:value="39600" calcext:value-type="float">
            <text:p>39600</text:p>
          </table:table-cell>
          <table:table-cell office:value-type="float" office:value="4154" calcext:value-type="float">
            <text:p>4154</text:p>
          </table:table-cell>
          <table:table-cell office:value-type="float" office:value="24270" calcext:value-type="float">
            <text:p>2427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40909091" calcext:value-type="float">
            <text:p>0.9440909091</text:p>
          </table:table-cell>
          <table:table-cell office:value-type="float" office:value="0.0004513172" calcext:value-type="float">
            <text:p>0.0004513172</text:p>
          </table:table-cell>
          <table:table-cell office:value-type="float" office:value="0.9576231061" calcext:value-type="float">
            <text:p>0.9576231061</text:p>
          </table:table-cell>
          <table:table-cell office:value-type="float" office:value="0.0138757879" calcext:value-type="float">
            <text:p>0.0138757879</text:p>
          </table:table-cell>
        </table:table-row>
        <table:table-row table:style-name="ro1">
          <table:table-cell office:value-type="float" office:value="40100" calcext:value-type="float">
            <text:p>40100</text:p>
          </table:table-cell>
          <table:table-cell office:value-type="float" office:value="4356" calcext:value-type="float">
            <text:p>4356</text:p>
          </table:table-cell>
          <table:table-cell office:value-type="float" office:value="24402" calcext:value-type="float">
            <text:p>2440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776558603" calcext:value-type="float">
            <text:p>0.9776558603</text:p>
          </table:table-cell>
          <table:table-cell office:value-type="float" office:value="0.035085306" calcext:value-type="float">
            <text:p>0.035085306</text:p>
          </table:table-cell>
          <table:table-cell office:value-type="float" office:value="0.9508260599" calcext:value-type="float">
            <text:p>0.9508260599</text:p>
          </table:table-cell>
          <table:table-cell office:value-type="float" office:value="0.0066794697" calcext:value-type="float">
            <text:p>0.0066794697</text:p>
          </table:table-cell>
        </table:table-row>
        <table:table-row table:style-name="ro1">
          <table:table-cell office:value-type="float" office:value="40600" calcext:value-type="float">
            <text:p>40600</text:p>
          </table:table-cell>
          <table:table-cell office:value-type="float" office:value="4194" calcext:value-type="float">
            <text:p>4194</text:p>
          </table:table-cell>
          <table:table-cell office:value-type="float" office:value="24434" calcext:value-type="float">
            <text:p>2443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97044335" calcext:value-type="float">
            <text:p>0.9297044335</text:p>
          </table:table-cell>
          <table:table-cell office:value-type="float" office:value="0.0156828829" calcext:value-type="float">
            <text:p>0.0156828829</text:p>
          </table:table-cell>
          <table:table-cell office:value-type="float" office:value="0.9403479064" calcext:value-type="float">
            <text:p>0.9403479064</text:p>
          </table:table-cell>
          <table:table-cell office:value-type="float" office:value="0.0044141912" calcext:value-type="float">
            <text:p>0.0044141912</text:p>
          </table:table-cell>
        </table:table-row>
        <table:table-row table:style-name="ro1">
          <table:table-cell office:value-type="float" office:value="41100" calcext:value-type="float">
            <text:p>41100</text:p>
          </table:table-cell>
          <table:table-cell office:value-type="float" office:value="4219" calcext:value-type="float">
            <text:p>4219</text:p>
          </table:table-cell>
          <table:table-cell office:value-type="float" office:value="25044" calcext:value-type="float">
            <text:p>2504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38686131" calcext:value-type="float">
            <text:p>0.9238686131</text:p>
          </table:table-cell>
          <table:table-cell office:value-type="float" office:value="0.0218615109" calcext:value-type="float">
            <text:p>0.0218615109</text:p>
          </table:table-cell>
          <table:table-cell office:value-type="float" office:value="0.9520985401" calcext:value-type="float">
            <text:p>0.9520985401</text:p>
          </table:table-cell>
          <table:table-cell office:value-type="float" office:value="0.008026698" calcext:value-type="float">
            <text:p>0.008026698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4365" calcext:value-type="float">
            <text:p>4365</text:p>
          </table:table-cell>
          <table:table-cell office:value-type="float" office:value="25224" calcext:value-type="float">
            <text:p>2522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43509615" calcext:value-type="float">
            <text:p>0.9443509615</text:p>
          </table:table-cell>
          <table:table-cell office:value-type="float" office:value="0.0001759887" calcext:value-type="float">
            <text:p>0.0001759887</text:p>
          </table:table-cell>
          <table:table-cell office:value-type="float" office:value="0.9474158654" calcext:value-type="float">
            <text:p>0.9474158654</text:p>
          </table:table-cell>
          <table:table-cell office:value-type="float" office:value="0.0030689537" calcext:value-type="float">
            <text:p>0.0030689537</text:p>
          </table:table-cell>
        </table:table-row>
        <table:table-row table:style-name="ro1">
          <table:table-cell office:value-type="float" office:value="42100" calcext:value-type="float">
            <text:p>42100</text:p>
          </table:table-cell>
          <table:table-cell office:value-type="float" office:value="4356" calcext:value-type="float">
            <text:p>4356</text:p>
          </table:table-cell>
          <table:table-cell office:value-type="float" office:value="25391" calcext:value-type="float">
            <text:p>2539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12114014" calcext:value-type="float">
            <text:p>0.9312114014</text:p>
          </table:table-cell>
          <table:table-cell office:value-type="float" office:value="0.0140873927" calcext:value-type="float">
            <text:p>0.0140873927</text:p>
          </table:table-cell>
          <table:table-cell office:value-type="float" office:value="0.9423619359" calcext:value-type="float">
            <text:p>0.9423619359</text:p>
          </table:table-cell>
          <table:table-cell office:value-type="float" office:value="0.0022818537" calcext:value-type="float">
            <text:p>0.0022818537</text:p>
          </table:table-cell>
        </table:table-row>
        <table:table-row table:style-name="ro1">
          <table:table-cell office:value-type="float" office:value="42600" calcext:value-type="float">
            <text:p>42600</text:p>
          </table:table-cell>
          <table:table-cell office:value-type="float" office:value="4456" calcext:value-type="float">
            <text:p>4456</text:p>
          </table:table-cell>
          <table:table-cell office:value-type="float" office:value="25756" calcext:value-type="float">
            <text:p>2575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14084507" calcext:value-type="float">
            <text:p>0.9414084507</text:p>
          </table:table-cell>
          <table:table-cell office:value-type="float" office:value="0.0032913485" calcext:value-type="float">
            <text:p>0.0032913485</text:p>
          </table:table-cell>
          <table:table-cell office:value-type="float" office:value="0.9446889671" calcext:value-type="float">
            <text:p>0.9446889671</text:p>
          </table:table-cell>
          <table:table-cell office:value-type="float" office:value="0.000181872" calcext:value-type="float">
            <text:p>0.000181872</text:p>
          </table:table-cell>
        </table:table-row>
        <table:table-row table:style-name="ro1">
          <table:table-cell office:value-type="float" office:value="43100" calcext:value-type="float">
            <text:p>43100</text:p>
          </table:table-cell>
          <table:table-cell office:value-type="float" office:value="4481" calcext:value-type="float">
            <text:p>4481</text:p>
          </table:table-cell>
          <table:table-cell office:value-type="float" office:value="26232" calcext:value-type="float">
            <text:p>2623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57076566" calcext:value-type="float">
            <text:p>0.9357076566</text:p>
          </table:table-cell>
          <table:table-cell office:value-type="float" office:value="0.0093270185" calcext:value-type="float">
            <text:p>0.0093270185</text:p>
          </table:table-cell>
          <table:table-cell office:value-type="float" office:value="0.9509860789" calcext:value-type="float">
            <text:p>0.9509860789</text:p>
          </table:table-cell>
          <table:table-cell office:value-type="float" office:value="0.0068488886" calcext:value-type="float">
            <text:p>0.0068488886</text:p>
          </table:table-cell>
        </table:table-row>
        <table:table-row table:style-name="ro1">
          <table:table-cell office:value-type="float" office:value="43600" calcext:value-type="float">
            <text:p>43600</text:p>
          </table:table-cell>
          <table:table-cell office:value-type="float" office:value="4593" calcext:value-type="float">
            <text:p>4593</text:p>
          </table:table-cell>
          <table:table-cell office:value-type="float" office:value="26331" calcext:value-type="float">
            <text:p>2633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0963303" calcext:value-type="float">
            <text:p>0.9480963303</text:p>
          </table:table-cell>
          <table:table-cell office:value-type="float" office:value="0.0037893904" calcext:value-type="float">
            <text:p>0.0037893904</text:p>
          </table:table-cell>
          <table:table-cell office:value-type="float" office:value="0.9436281537" calcext:value-type="float">
            <text:p>0.9436281537</text:p>
          </table:table-cell>
          <table:table-cell office:value-type="float" office:value="0.0009412557" calcext:value-type="float">
            <text:p>0.0009412557</text:p>
          </table:table-cell>
        </table:table-row>
        <table:table-row table:style-name="ro1">
          <table:table-cell office:value-type="float" office:value="44100" calcext:value-type="float">
            <text:p>44100</text:p>
          </table:table-cell>
          <table:table-cell office:value-type="float" office:value="4651" calcext:value-type="float">
            <text:p>4651</text:p>
          </table:table-cell>
          <table:table-cell office:value-type="float" office:value="26627" calcext:value-type="float">
            <text:p>2662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91836735" calcext:value-type="float">
            <text:p>0.9491836735</text:p>
          </table:table-cell>
          <table:table-cell office:value-type="float" office:value="0.0049406063" calcext:value-type="float">
            <text:p>0.0049406063</text:p>
          </table:table-cell>
          <table:table-cell office:value-type="float" office:value="0.9434169501" calcext:value-type="float">
            <text:p>0.9434169501</text:p>
          </table:table-cell>
          <table:table-cell office:value-type="float" office:value="0.0011648658" calcext:value-type="float">
            <text:p>0.0011648658</text:p>
          </table:table-cell>
        </table:table-row>
        <table:table-row table:style-name="ro1">
          <table:table-cell office:value-type="float" office:value="44600" calcext:value-type="float">
            <text:p>44600</text:p>
          </table:table-cell>
          <table:table-cell office:value-type="float" office:value="4732" calcext:value-type="float">
            <text:p>4732</text:p>
          </table:table-cell>
          <table:table-cell office:value-type="float" office:value="27029" calcext:value-type="float">
            <text:p>2702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48878924" calcext:value-type="float">
            <text:p>0.9548878924</text:p>
          </table:table-cell>
          <table:table-cell office:value-type="float" office:value="0.0109799024" calcext:value-type="float">
            <text:p>0.0109799024</text:p>
          </table:table-cell>
          <table:table-cell office:value-type="float" office:value="0.9469240471" calcext:value-type="float">
            <text:p>0.9469240471</text:p>
          </table:table-cell>
          <table:table-cell office:value-type="float" office:value="0.002548245" calcext:value-type="float">
            <text:p>0.002548245</text:p>
          </table:table-cell>
        </table:table-row>
        <table:table-row table:style-name="ro1">
          <table:table-cell office:value-type="float" office:value="45100" calcext:value-type="float">
            <text:p>45100</text:p>
          </table:table-cell>
          <table:table-cell office:value-type="float" office:value="4752" calcext:value-type="float">
            <text:p>4752</text:p>
          </table:table-cell>
          <table:table-cell office:value-type="float" office:value="27204" calcext:value-type="float">
            <text:p>2720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2926829" calcext:value-type="float">
            <text:p>0.9482926829</text:p>
          </table:table-cell>
          <table:table-cell office:value-type="float" office:value="0.0039972772" calcext:value-type="float">
            <text:p>0.0039972772</text:p>
          </table:table-cell>
          <table:table-cell office:value-type="float" office:value="0.9424889135" calcext:value-type="float">
            <text:p>0.9424889135</text:p>
          </table:table-cell>
          <table:table-cell office:value-type="float" office:value="0.0021474171" calcext:value-type="float">
            <text:p>0.0021474171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4869" calcext:value-type="float">
            <text:p>4869</text:p>
          </table:table-cell>
          <table:table-cell office:value-type="float" office:value="27568" calcext:value-type="float">
            <text:p>2756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09868421" calcext:value-type="float">
            <text:p>0.9609868421</text:p>
          </table:table-cell>
          <table:table-cell office:value-type="float" office:value="0.0174371165" calcext:value-type="float">
            <text:p>0.0174371165</text:p>
          </table:table-cell>
          <table:table-cell office:value-type="float" office:value="0.944627193" calcext:value-type="float">
            <text:p>0.944627193</text:p>
          </table:table-cell>
          <table:table-cell office:value-type="float" office:value="0.0001164691" calcext:value-type="float">
            <text:p>0.0001164691</text:p>
          </table:table-cell>
        </table:table-row>
        <table:table-row table:style-name="ro1">
          <table:table-cell office:value-type="float" office:value="46100" calcext:value-type="float">
            <text:p>46100</text:p>
          </table:table-cell>
          <table:table-cell office:value-type="float" office:value="4793" calcext:value-type="float">
            <text:p>4793</text:p>
          </table:table-cell>
          <table:table-cell office:value-type="float" office:value="27843" calcext:value-type="float">
            <text:p>2784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57266811" calcext:value-type="float">
            <text:p>0.9357266811</text:p>
          </table:table-cell>
          <table:table-cell office:value-type="float" office:value="0.0093068765" calcext:value-type="float">
            <text:p>0.0093068765</text:p>
          </table:table-cell>
          <table:table-cell office:value-type="float" office:value="0.9437025488" calcext:value-type="float">
            <text:p>0.9437025488</text:p>
          </table:table-cell>
          <table:table-cell office:value-type="float" office:value="0.0008624905" calcext:value-type="float">
            <text:p>0.0008624905</text:p>
          </table:table-cell>
        </table:table-row>
        <table:table-row table:style-name="ro1">
          <table:table-cell office:value-type="float" office:value="46600" calcext:value-type="float">
            <text:p>46600</text:p>
          </table:table-cell>
          <table:table-cell office:value-type="float" office:value="4829" calcext:value-type="float">
            <text:p>4829</text:p>
          </table:table-cell>
          <table:table-cell office:value-type="float" office:value="28270" calcext:value-type="float">
            <text:p>2827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2639485" calcext:value-type="float">
            <text:p>0.932639485</text:p>
          </table:table-cell>
          <table:table-cell office:value-type="float" office:value="0.0125754206" calcext:value-type="float">
            <text:p>0.0125754206</text:p>
          </table:table-cell>
          <table:table-cell office:value-type="float" office:value="0.9478943133" calcext:value-type="float">
            <text:p>0.9478943133</text:p>
          </table:table-cell>
          <table:table-cell office:value-type="float" office:value="0.0035755066" calcext:value-type="float">
            <text:p>0.0035755066</text:p>
          </table:table-cell>
        </table:table-row>
        <table:table-row table:style-name="ro1">
          <table:table-cell office:value-type="float" office:value="47100" calcext:value-type="float">
            <text:p>47100</text:p>
          </table:table-cell>
          <table:table-cell office:value-type="float" office:value="4964" calcext:value-type="float">
            <text:p>4964</text:p>
          </table:table-cell>
          <table:table-cell office:value-type="float" office:value="28287" calcext:value-type="float">
            <text:p>2828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5350318" calcext:value-type="float">
            <text:p>0.9485350318</text:p>
          </table:table-cell>
          <table:table-cell office:value-type="float" office:value="0.0042538622" calcext:value-type="float">
            <text:p>0.0042538622</text:p>
          </table:table-cell>
          <table:table-cell office:value-type="float" office:value="0.9383957006" calcext:value-type="float">
            <text:p>0.9383957006</text:p>
          </table:table-cell>
          <table:table-cell office:value-type="float" office:value="0.0064810735" calcext:value-type="float">
            <text:p>0.0064810735</text:p>
          </table:table-cell>
        </table:table-row>
        <table:table-row table:style-name="ro1">
          <table:table-cell office:value-type="float" office:value="47600" calcext:value-type="float">
            <text:p>47600</text:p>
          </table:table-cell>
          <table:table-cell office:value-type="float" office:value="4930" calcext:value-type="float">
            <text:p>4930</text:p>
          </table:table-cell>
          <table:table-cell office:value-type="float" office:value="28994" calcext:value-type="float">
            <text:p>2899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21428571" calcext:value-type="float">
            <text:p>0.9321428571</text:p>
          </table:table-cell>
          <table:table-cell office:value-type="float" office:value="0.0131012214" calcext:value-type="float">
            <text:p>0.0131012214</text:p>
          </table:table-cell>
          <table:table-cell office:value-type="float" office:value="0.9517463235" calcext:value-type="float">
            <text:p>0.9517463235</text:p>
          </table:table-cell>
          <table:table-cell office:value-type="float" office:value="0.0076537915" calcext:value-type="float">
            <text:p>0.0076537915</text:p>
          </table:table-cell>
        </table:table-row>
        <table:table-row table:style-name="ro1">
          <table:table-cell office:value-type="float" office:value="48100" calcext:value-type="float">
            <text:p>48100</text:p>
          </table:table-cell>
          <table:table-cell office:value-type="float" office:value="5174" calcext:value-type="float">
            <text:p>5174</text:p>
          </table:table-cell>
          <table:table-cell office:value-type="float" office:value="29148" calcext:value-type="float">
            <text:p>2914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81081081" calcext:value-type="float">
            <text:p>0.9681081081</text:p>
          </table:table-cell>
          <table:table-cell office:value-type="float" office:value="0.0249766998" calcext:value-type="float">
            <text:p>0.0249766998</text:p>
          </table:table-cell>
          <table:table-cell office:value-type="float" office:value="0.9468555094" calcext:value-type="float">
            <text:p>0.9468555094</text:p>
          </table:table-cell>
          <table:table-cell office:value-type="float" office:value="0.0024756812" calcext:value-type="float">
            <text:p>0.0024756812</text:p>
          </table:table-cell>
        </table:table-row>
        <table:table-row table:style-name="ro1">
          <table:table-cell office:value-type="float" office:value="48600" calcext:value-type="float">
            <text:p>48600</text:p>
          </table:table-cell>
          <table:table-cell office:value-type="float" office:value="5106" calcext:value-type="float">
            <text:p>5106</text:p>
          </table:table-cell>
          <table:table-cell office:value-type="float" office:value="29322" calcext:value-type="float">
            <text:p>2932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55555556" calcext:value-type="float">
            <text:p>0.9455555556</text:p>
          </table:table-cell>
          <table:table-cell office:value-type="float" office:value="0.0010993656" calcext:value-type="float">
            <text:p>0.0010993656</text:p>
          </table:table-cell>
          <table:table-cell office:value-type="float" office:value="0.9427083333" calcext:value-type="float">
            <text:p>0.9427083333</text:p>
          </table:table-cell>
          <table:table-cell office:value-type="float" office:value="0.0019151082" calcext:value-type="float">
            <text:p>0.0019151082</text:p>
          </table:table-cell>
        </table:table-row>
        <table:table-row table:style-name="ro1">
          <table:table-cell office:value-type="float" office:value="49100" calcext:value-type="float">
            <text:p>49100</text:p>
          </table:table-cell>
          <table:table-cell office:value-type="float" office:value="5183" calcext:value-type="float">
            <text:p>5183</text:p>
          </table:table-cell>
          <table:table-cell office:value-type="float" office:value="29721" calcext:value-type="float">
            <text:p>2972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00407332" calcext:value-type="float">
            <text:p>0.9500407332</text:p>
          </table:table-cell>
          <table:table-cell office:value-type="float" office:value="0.0058480114" calcext:value-type="float">
            <text:p>0.0058480114</text:p>
          </table:table-cell>
          <table:table-cell office:value-type="float" office:value="0.9458057536" calcext:value-type="float">
            <text:p>0.9458057536</text:p>
          </table:table-cell>
          <table:table-cell office:value-type="float" office:value="0.0013642607" calcext:value-type="float">
            <text:p>0.0013642607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5307" calcext:value-type="float">
            <text:p>5307</text:p>
          </table:table-cell>
          <table:table-cell office:value-type="float" office:value="29981" calcext:value-type="float">
            <text:p>2998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29637097" calcext:value-type="float">
            <text:p>0.9629637097</text:p>
          </table:table-cell>
          <table:table-cell office:value-type="float" office:value="0.0195301092" calcext:value-type="float">
            <text:p>0.0195301092</text:p>
          </table:table-cell>
          <table:table-cell office:value-type="float" office:value="0.9444619456" calcext:value-type="float">
            <text:p>0.9444619456</text:p>
          </table:table-cell>
          <table:table-cell office:value-type="float" office:value="0.0000584853" calcext:value-type="float">
            <text:p>0.0000584853</text:p>
          </table:table-cell>
        </table:table-row>
        <table:table-row table:style-name="ro1">
          <table:table-cell office:value-type="float" office:value="50100" calcext:value-type="float">
            <text:p>50100</text:p>
          </table:table-cell>
          <table:table-cell office:value-type="float" office:value="5224" calcext:value-type="float">
            <text:p>5224</text:p>
          </table:table-cell>
          <table:table-cell office:value-type="float" office:value="30244" calcext:value-type="float">
            <text:p>3024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84431138" calcext:value-type="float">
            <text:p>0.9384431138</text:p>
          </table:table-cell>
          <table:table-cell office:value-type="float" office:value="0.0064308752" calcext:value-type="float">
            <text:p>0.0064308752</text:p>
          </table:table-cell>
          <table:table-cell office:value-type="float" office:value="0.943238523" calcext:value-type="float">
            <text:p>0.943238523</text:p>
          </table:table-cell>
          <table:table-cell office:value-type="float" office:value="0.0013537741" calcext:value-type="float">
            <text:p>0.0013537741</text:p>
          </table:table-cell>
        </table:table-row>
        <table:table-row table:style-name="ro1">
          <table:table-cell office:value-type="float" office:value="50600" calcext:value-type="float">
            <text:p>50600</text:p>
          </table:table-cell>
          <table:table-cell office:value-type="float" office:value="5367" calcext:value-type="float">
            <text:p>5367</text:p>
          </table:table-cell>
          <table:table-cell office:value-type="float" office:value="30495" calcext:value-type="float">
            <text:p>3049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46047431" calcext:value-type="float">
            <text:p>0.9546047431</text:p>
          </table:table-cell>
          <table:table-cell office:value-type="float" office:value="0.0106801203" calcext:value-type="float">
            <text:p>0.0106801203</text:p>
          </table:table-cell>
          <table:table-cell office:value-type="float" office:value="0.9416687253" calcext:value-type="float">
            <text:p>0.9416687253</text:p>
          </table:table-cell>
          <table:table-cell office:value-type="float" office:value="0.0030157848" calcext:value-type="float">
            <text:p>0.0030157848</text:p>
          </table:table-cell>
        </table:table-row>
        <table:table-row table:style-name="ro1">
          <table:table-cell office:value-type="float" office:value="51100" calcext:value-type="float">
            <text:p>51100</text:p>
          </table:table-cell>
          <table:table-cell office:value-type="float" office:value="5398" calcext:value-type="float">
            <text:p>5398</text:p>
          </table:table-cell>
          <table:table-cell office:value-type="float" office:value="30975" calcext:value-type="float">
            <text:p>3097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07240705" calcext:value-type="float">
            <text:p>0.9507240705</text:p>
          </table:table-cell>
          <table:table-cell office:value-type="float" office:value="0.0065714893" calcext:value-type="float">
            <text:p>0.0065714893</text:p>
          </table:table-cell>
          <table:table-cell office:value-type="float" office:value="0.9471318493" calcext:value-type="float">
            <text:p>0.9471318493</text:p>
          </table:table-cell>
          <table:table-cell office:value-type="float" office:value="0.0027682539" calcext:value-type="float">
            <text:p>0.0027682539</text:p>
          </table:table-cell>
        </table:table-row>
        <table:table-row table:style-name="ro1">
          <table:table-cell office:value-type="float" office:value="51600" calcext:value-type="float">
            <text:p>51600</text:p>
          </table:table-cell>
          <table:table-cell office:value-type="float" office:value="5458" calcext:value-type="float">
            <text:p>5458</text:p>
          </table:table-cell>
          <table:table-cell office:value-type="float" office:value="31329" calcext:value-type="float">
            <text:p>3132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19767442" calcext:value-type="float">
            <text:p>0.9519767442</text:p>
          </table:table-cell>
          <table:table-cell office:value-type="float" office:value="0.0078977475" calcext:value-type="float">
            <text:p>0.0078977475</text:p>
          </table:table-cell>
          <table:table-cell office:value-type="float" office:value="0.9486736919" calcext:value-type="float">
            <text:p>0.9486736919</text:p>
          </table:table-cell>
          <table:table-cell office:value-type="float" office:value="0.0044006674" calcext:value-type="float">
            <text:p>0.0044006674</text:p>
          </table:table-cell>
        </table:table-row>
        <table:table-row table:style-name="ro1">
          <table:table-cell office:value-type="float" office:value="52100" calcext:value-type="float">
            <text:p>52100</text:p>
          </table:table-cell>
          <table:table-cell office:value-type="float" office:value="5626" calcext:value-type="float">
            <text:p>5626</text:p>
          </table:table-cell>
          <table:table-cell office:value-type="float" office:value="31763" calcext:value-type="float">
            <text:p>3176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718618042" calcext:value-type="float">
            <text:p>0.9718618042</text:p>
          </table:table-cell>
          <table:table-cell office:value-type="float" office:value="0.0289508955" calcext:value-type="float">
            <text:p>0.0289508955</text:p>
          </table:table-cell>
          <table:table-cell office:value-type="float" office:value="0.9525851727" calcext:value-type="float">
            <text:p>0.9525851727</text:p>
          </table:table-cell>
          <table:table-cell office:value-type="float" office:value="0.0085419164" calcext:value-type="float">
            <text:p>0.0085419164</text:p>
          </table:table-cell>
        </table:table-row>
        <table:table-row table:style-name="ro1">
          <table:table-cell office:value-type="float" office:value="52600" calcext:value-type="float">
            <text:p>52600</text:p>
          </table:table-cell>
          <table:table-cell office:value-type="float" office:value="5445" calcext:value-type="float">
            <text:p>5445</text:p>
          </table:table-cell>
          <table:table-cell office:value-type="float" office:value="31727" calcext:value-type="float">
            <text:p>3172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16539924" calcext:value-type="float">
            <text:p>0.9316539924</text:p>
          </table:table-cell>
          <table:table-cell office:value-type="float" office:value="0.013618803" calcext:value-type="float">
            <text:p>0.013618803</text:p>
          </table:table-cell>
          <table:table-cell office:value-type="float" office:value="0.942460789" calcext:value-type="float">
            <text:p>0.942460789</text:p>
          </table:table-cell>
          <table:table-cell office:value-type="float" office:value="0.0021771938" calcext:value-type="float">
            <text:p>0.0021771938</text:p>
          </table:table-cell>
        </table:table-row>
        <table:table-row table:style-name="ro1">
          <table:table-cell office:value-type="float" office:value="53100" calcext:value-type="float">
            <text:p>53100</text:p>
          </table:table-cell>
          <table:table-cell office:value-type="float" office:value="5544" calcext:value-type="float">
            <text:p>5544</text:p>
          </table:table-cell>
          <table:table-cell office:value-type="float" office:value="32261" calcext:value-type="float">
            <text:p>3226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96610169" calcext:value-type="float">
            <text:p>0.9396610169</text:p>
          </table:table-cell>
          <table:table-cell office:value-type="float" office:value="0.00514143" calcext:value-type="float">
            <text:p>0.00514143</text:p>
          </table:table-cell>
          <table:table-cell office:value-type="float" office:value="0.9492996704" calcext:value-type="float">
            <text:p>0.9492996704</text:p>
          </table:table-cell>
          <table:table-cell office:value-type="float" office:value="0.0050634172" calcext:value-type="float">
            <text:p>0.0050634172</text:p>
          </table:table-cell>
        </table:table-row>
        <table:table-row table:style-name="ro1">
          <table:table-cell office:value-type="float" office:value="53600" calcext:value-type="float">
            <text:p>53600</text:p>
          </table:table-cell>
          <table:table-cell office:value-type="float" office:value="5701" calcext:value-type="float">
            <text:p>5701</text:p>
          </table:table-cell>
          <table:table-cell office:value-type="float" office:value="32606" calcext:value-type="float">
            <text:p>3260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72574627" calcext:value-type="float">
            <text:p>0.9572574627</text:p>
          </table:table-cell>
          <table:table-cell office:value-type="float" office:value="0.0134886659" calcext:value-type="float">
            <text:p>0.0134886659</text:p>
          </table:table-cell>
          <table:table-cell office:value-type="float" office:value="0.9505013993" calcext:value-type="float">
            <text:p>0.9505013993</text:p>
          </table:table-cell>
          <table:table-cell office:value-type="float" office:value="0.0063357379" calcext:value-type="float">
            <text:p>0.0063357379</text:p>
          </table:table-cell>
        </table:table-row>
        <table:table-row table:style-name="ro1">
          <table:table-cell office:value-type="float" office:value="54100" calcext:value-type="float">
            <text:p>54100</text:p>
          </table:table-cell>
          <table:table-cell office:value-type="float" office:value="5801" calcext:value-type="float">
            <text:p>5801</text:p>
          </table:table-cell>
          <table:table-cell office:value-type="float" office:value="32644" calcext:value-type="float">
            <text:p>3264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50462107" calcext:value-type="float">
            <text:p>0.9650462107</text:p>
          </table:table-cell>
          <table:table-cell office:value-type="float" office:value="0.0217349405" calcext:value-type="float">
            <text:p>0.0217349405</text:p>
          </table:table-cell>
          <table:table-cell office:value-type="float" office:value="0.9428142329" calcext:value-type="float">
            <text:p>0.9428142329</text:p>
          </table:table-cell>
          <table:table-cell office:value-type="float" office:value="0.0018029878" calcext:value-type="float">
            <text:p>0.0018029878</text:p>
          </table:table-cell>
        </table:table-row>
        <table:table-row table:style-name="ro1">
          <table:table-cell office:value-type="float" office:value="54600" calcext:value-type="float">
            <text:p>54600</text:p>
          </table:table-cell>
          <table:table-cell office:value-type="float" office:value="5583" calcext:value-type="float">
            <text:p>5583</text:p>
          </table:table-cell>
          <table:table-cell office:value-type="float" office:value="32963" calcext:value-type="float">
            <text:p>3296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02747253" calcext:value-type="float">
            <text:p>0.9202747253</text:p>
          </table:table-cell>
          <table:table-cell office:value-type="float" office:value="0.0256665109" calcext:value-type="float">
            <text:p>0.0256665109</text:p>
          </table:table-cell>
          <table:table-cell office:value-type="float" office:value="0.9433092949" calcext:value-type="float">
            <text:p>0.9433092949</text:p>
          </table:table-cell>
          <table:table-cell office:value-type="float" office:value="0.0012788449" calcext:value-type="float">
            <text:p>0.0012788449</text:p>
          </table:table-cell>
        </table:table-row>
        <table:table-row table:style-name="ro1">
          <table:table-cell office:value-type="float" office:value="55100" calcext:value-type="float">
            <text:p>55100</text:p>
          </table:table-cell>
          <table:table-cell office:value-type="float" office:value="5759" calcext:value-type="float">
            <text:p>5759</text:p>
          </table:table-cell>
          <table:table-cell office:value-type="float" office:value="33481" calcext:value-type="float">
            <text:p>3348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06715064" calcext:value-type="float">
            <text:p>0.9406715064</text:p>
          </table:table-cell>
          <table:table-cell office:value-type="float" office:value="0.0040715824" calcext:value-type="float">
            <text:p>0.0040715824</text:p>
          </table:table-cell>
          <table:table-cell office:value-type="float" office:value="0.9494385209" calcext:value-type="float">
            <text:p>0.9494385209</text:p>
          </table:table-cell>
          <table:table-cell office:value-type="float" office:value="0.005210424" calcext:value-type="float">
            <text:p>0.005210424</text:p>
          </table:table-cell>
        </table:table-row>
        <table:table-row table:style-name="ro1">
          <table:table-cell office:value-type="float" office:value="55600" calcext:value-type="float">
            <text:p>55600</text:p>
          </table:table-cell>
          <table:table-cell office:value-type="float" office:value="5852" calcext:value-type="float">
            <text:p>5852</text:p>
          </table:table-cell>
          <table:table-cell office:value-type="float" office:value="33656" calcext:value-type="float">
            <text:p>3365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72661871" calcext:value-type="float">
            <text:p>0.9472661871</text:p>
          </table:table-cell>
          <table:table-cell office:value-type="float" office:value="0.0029104829" calcext:value-type="float">
            <text:p>0.0029104829</text:p>
          </table:table-cell>
          <table:table-cell office:value-type="float" office:value="0.9458183453" calcext:value-type="float">
            <text:p>0.9458183453</text:p>
          </table:table-cell>
          <table:table-cell office:value-type="float" office:value="0.0013775921" calcext:value-type="float">
            <text:p>0.0013775921</text:p>
          </table:table-cell>
        </table:table-row>
        <table:table-row table:style-name="ro1">
          <table:table-cell office:value-type="float" office:value="56100" calcext:value-type="float">
            <text:p>56100</text:p>
          </table:table-cell>
          <table:table-cell office:value-type="float" office:value="5964" calcext:value-type="float">
            <text:p>5964</text:p>
          </table:table-cell>
          <table:table-cell office:value-type="float" office:value="33746" calcext:value-type="float">
            <text:p>3374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67914439" calcext:value-type="float">
            <text:p>0.9567914439</text:p>
          </table:table-cell>
          <table:table-cell office:value-type="float" office:value="0.0129952722" calcext:value-type="float">
            <text:p>0.0129952722</text:p>
          </table:table-cell>
          <table:table-cell office:value-type="float" office:value="0.9398952763" calcext:value-type="float">
            <text:p>0.9398952763</text:p>
          </table:table-cell>
          <table:table-cell office:value-type="float" office:value="0.0048934098" calcext:value-type="float">
            <text:p>0.0048934098</text:p>
          </table:table-cell>
        </table:table-row>
        <table:table-row table:style-name="ro1">
          <table:table-cell office:value-type="float" office:value="56600" calcext:value-type="float">
            <text:p>56600</text:p>
          </table:table-cell>
          <table:table-cell office:value-type="float" office:value="5968" calcext:value-type="float">
            <text:p>5968</text:p>
          </table:table-cell>
          <table:table-cell office:value-type="float" office:value="34388" calcext:value-type="float">
            <text:p>3438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975265" calcext:value-type="float">
            <text:p>0.948975265</text:p>
          </table:table-cell>
          <table:table-cell office:value-type="float" office:value="0.0047199555" calcext:value-type="float">
            <text:p>0.0047199555</text:p>
          </table:table-cell>
          <table:table-cell office:value-type="float" office:value="0.949315371" calcext:value-type="float">
            <text:p>0.949315371</text:p>
          </table:table-cell>
          <table:table-cell office:value-type="float" office:value="0.00508004" calcext:value-type="float">
            <text:p>0.00508004</text:p>
          </table:table-cell>
        </table:table-row>
        <table:table-row table:style-name="ro1">
          <table:table-cell office:value-type="float" office:value="57100" calcext:value-type="float">
            <text:p>57100</text:p>
          </table:table-cell>
          <table:table-cell office:value-type="float" office:value="6091" calcext:value-type="float">
            <text:p>6091</text:p>
          </table:table-cell>
          <table:table-cell office:value-type="float" office:value="34502" calcext:value-type="float">
            <text:p>3450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00525394" calcext:value-type="float">
            <text:p>0.9600525394</text:p>
          </table:table-cell>
          <table:table-cell office:value-type="float" office:value="0.016447931" calcext:value-type="float">
            <text:p>0.016447931</text:p>
          </table:table-cell>
          <table:table-cell office:value-type="float" office:value="0.9441221541" calcext:value-type="float">
            <text:p>0.9441221541</text:p>
          </table:table-cell>
          <table:table-cell office:value-type="float" office:value="0.0004182367" calcext:value-type="float">
            <text:p>0.0004182367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5931" calcext:value-type="float">
            <text:p>5931</text:p>
          </table:table-cell>
          <table:table-cell office:value-type="float" office:value="35017" calcext:value-type="float">
            <text:p>3501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671875" calcext:value-type="float">
            <text:p>0.92671875</text:p>
          </table:table-cell>
          <table:table-cell office:value-type="float" office:value="0.0188439513" calcext:value-type="float">
            <text:p>0.0188439513</text:p>
          </table:table-cell>
          <table:table-cell office:value-type="float" office:value="0.9498969184" calcext:value-type="float">
            <text:p>0.9498969184</text:p>
          </table:table-cell>
          <table:table-cell office:value-type="float" office:value="0.0056957487" calcext:value-type="float">
            <text:p>0.0056957487</text:p>
          </table:table-cell>
        </table:table-row>
        <table:table-row table:style-name="ro1">
          <table:table-cell office:value-type="float" office:value="58100" calcext:value-type="float">
            <text:p>58100</text:p>
          </table:table-cell>
          <table:table-cell office:value-type="float" office:value="6070" calcext:value-type="float">
            <text:p>6070</text:p>
          </table:table-cell>
          <table:table-cell office:value-type="float" office:value="35216" calcext:value-type="float">
            <text:p>3521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02753873" calcext:value-type="float">
            <text:p>0.9402753873</text:p>
          </table:table-cell>
          <table:table-cell office:value-type="float" office:value="0.0044909703" calcext:value-type="float">
            <text:p>0.0044909703</text:p>
          </table:table-cell>
          <table:table-cell office:value-type="float" office:value="0.9470740103" calcext:value-type="float">
            <text:p>0.9470740103</text:p>
          </table:table-cell>
          <table:table-cell office:value-type="float" office:value="0.0027070174" calcext:value-type="float">
            <text:p>0.0027070174</text:p>
          </table:table-cell>
        </table:table-row>
        <table:table-row table:style-name="ro1">
          <table:table-cell office:value-type="float" office:value="58600" calcext:value-type="float">
            <text:p>58600</text:p>
          </table:table-cell>
          <table:table-cell office:value-type="float" office:value="6145" calcext:value-type="float">
            <text:p>6145</text:p>
          </table:table-cell>
          <table:table-cell office:value-type="float" office:value="35341" calcext:value-type="float">
            <text:p>3534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37713311" calcext:value-type="float">
            <text:p>0.9437713311</text:p>
          </table:table-cell>
          <table:table-cell office:value-type="float" office:value="0.0007896678" calcext:value-type="float">
            <text:p>0.0007896678</text:p>
          </table:table-cell>
          <table:table-cell office:value-type="float" office:value="0.9423261519" calcext:value-type="float">
            <text:p>0.9423261519</text:p>
          </table:table-cell>
          <table:table-cell office:value-type="float" office:value="0.0023197397" calcext:value-type="float">
            <text:p>0.0023197397</text:p>
          </table:table-cell>
        </table:table-row>
        <table:table-row table:style-name="ro1">
          <table:table-cell office:value-type="float" office:value="59100" calcext:value-type="float">
            <text:p>59100</text:p>
          </table:table-cell>
          <table:table-cell office:value-type="float" office:value="6179" calcext:value-type="float">
            <text:p>6179</text:p>
          </table:table-cell>
          <table:table-cell office:value-type="float" office:value="35690" calcext:value-type="float">
            <text:p>3569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0964467" calcext:value-type="float">
            <text:p>0.940964467</text:p>
          </table:table-cell>
          <table:table-cell office:value-type="float" office:value="0.0037614127" calcext:value-type="float">
            <text:p>0.0037614127</text:p>
          </table:table-cell>
          <table:table-cell office:value-type="float" office:value="0.9435807953" calcext:value-type="float">
            <text:p>0.9435807953</text:p>
          </table:table-cell>
          <table:table-cell office:value-type="float" office:value="0.0009913961" calcext:value-type="float">
            <text:p>0.0009913961</text:p>
          </table:table-cell>
        </table:table-row>
        <table:table-row table:style-name="ro1">
          <table:table-cell office:value-type="float" office:value="59600" calcext:value-type="float">
            <text:p>59600</text:p>
          </table:table-cell>
          <table:table-cell office:value-type="float" office:value="6388" calcext:value-type="float">
            <text:p>6388</text:p>
          </table:table-cell>
          <table:table-cell office:value-type="float" office:value="35938" calcext:value-type="float">
            <text:p>3593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46308725" calcext:value-type="float">
            <text:p>0.9646308725</text:p>
          </table:table-cell>
          <table:table-cell office:value-type="float" office:value="0.0212952045" calcext:value-type="float">
            <text:p>0.0212952045</text:p>
          </table:table-cell>
          <table:table-cell office:value-type="float" office:value="0.9421665268" calcext:value-type="float">
            <text:p>0.9421665268</text:p>
          </table:table-cell>
          <table:table-cell office:value-type="float" office:value="0.0024887414" calcext:value-type="float">
            <text:p>0.0024887414</text:p>
          </table:table-cell>
        </table:table-row>
        <table:table-row table:style-name="ro1">
          <table:table-cell office:value-type="float" office:value="60100" calcext:value-type="float">
            <text:p>60100</text:p>
          </table:table-cell>
          <table:table-cell office:value-type="float" office:value="6194" calcext:value-type="float">
            <text:p>6194</text:p>
          </table:table-cell>
          <table:table-cell office:value-type="float" office:value="36360" calcext:value-type="float">
            <text:p>3636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75540765" calcext:value-type="float">
            <text:p>0.9275540765</text:p>
          </table:table-cell>
          <table:table-cell office:value-type="float" office:value="0.0179595561" calcext:value-type="float">
            <text:p>0.0179595561</text:p>
          </table:table-cell>
          <table:table-cell office:value-type="float" office:value="0.9452995008" calcext:value-type="float">
            <text:p>0.9452995008</text:p>
          </table:table-cell>
          <table:table-cell office:value-type="float" office:value="0.0008282697" calcext:value-type="float">
            <text:p>0.0008282697</text:p>
          </table:table-cell>
        </table:table-row>
        <table:table-row table:style-name="ro1">
          <table:table-cell office:value-type="float" office:value="60600" calcext:value-type="float">
            <text:p>60600</text:p>
          </table:table-cell>
          <table:table-cell office:value-type="float" office:value="6413" calcext:value-type="float">
            <text:p>6413</text:p>
          </table:table-cell>
          <table:table-cell office:value-type="float" office:value="36629" calcext:value-type="float">
            <text:p>3662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24257426" calcext:value-type="float">
            <text:p>0.9524257426</text:p>
          </table:table-cell>
          <table:table-cell office:value-type="float" office:value="0.008373121" calcext:value-type="float">
            <text:p>0.008373121</text:p>
          </table:table-cell>
          <table:table-cell office:value-type="float" office:value="0.9444358498" calcext:value-type="float">
            <text:p>0.9444358498</text:p>
          </table:table-cell>
          <table:table-cell office:value-type="float" office:value="0.0000861139" calcext:value-type="float">
            <text:p>0.0000861139</text:p>
          </table:table-cell>
        </table:table-row>
        <table:table-row table:style-name="ro1">
          <table:table-cell office:value-type="float" office:value="61100" calcext:value-type="float">
            <text:p>61100</text:p>
          </table:table-cell>
          <table:table-cell office:value-type="float" office:value="6422" calcext:value-type="float">
            <text:p>6422</text:p>
          </table:table-cell>
          <table:table-cell office:value-type="float" office:value="36896" calcext:value-type="float">
            <text:p>3689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59574468" calcext:value-type="float">
            <text:p>0.9459574468</text:p>
          </table:table-cell>
          <table:table-cell office:value-type="float" office:value="0.0015248647" calcext:value-type="float">
            <text:p>0.0015248647</text:p>
          </table:table-cell>
          <table:table-cell office:value-type="float" office:value="0.9435351882" calcext:value-type="float">
            <text:p>0.9435351882</text:p>
          </table:table-cell>
          <table:table-cell office:value-type="float" office:value="0.0010396822" calcext:value-type="float">
            <text:p>0.0010396822</text:p>
          </table:table-cell>
        </table:table-row>
        <table:table-row table:style-name="ro1">
          <table:table-cell office:value-type="float" office:value="61600" calcext:value-type="float">
            <text:p>61600</text:p>
          </table:table-cell>
          <table:table-cell office:value-type="float" office:value="6606" calcext:value-type="float">
            <text:p>6606</text:p>
          </table:table-cell>
          <table:table-cell office:value-type="float" office:value="37147" calcext:value-type="float">
            <text:p>3714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51623377" calcext:value-type="float">
            <text:p>0.9651623377</text:p>
          </table:table-cell>
          <table:table-cell office:value-type="float" office:value="0.021857889" calcext:value-type="float">
            <text:p>0.021857889</text:p>
          </table:table-cell>
          <table:table-cell office:value-type="float" office:value="0.9422433036" calcext:value-type="float">
            <text:p>0.9422433036</text:p>
          </table:table-cell>
          <table:table-cell office:value-type="float" office:value="0.0024074547" calcext:value-type="float">
            <text:p>0.0024074547</text:p>
          </table:table-cell>
        </table:table-row>
        <table:table-row table:style-name="ro1">
          <table:table-cell office:value-type="float" office:value="62100" calcext:value-type="float">
            <text:p>62100</text:p>
          </table:table-cell>
          <table:table-cell office:value-type="float" office:value="6415" calcext:value-type="float">
            <text:p>6415</text:p>
          </table:table-cell>
          <table:table-cell office:value-type="float" office:value="37571" calcext:value-type="float">
            <text:p>3757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97101449" calcext:value-type="float">
            <text:p>0.9297101449</text:p>
          </table:table-cell>
          <table:table-cell office:value-type="float" office:value="0.0156768359" calcext:value-type="float">
            <text:p>0.0156768359</text:p>
          </table:table-cell>
          <table:table-cell office:value-type="float" office:value="0.9453250805" calcext:value-type="float">
            <text:p>0.9453250805</text:p>
          </table:table-cell>
          <table:table-cell office:value-type="float" office:value="0.0008553519" calcext:value-type="float">
            <text:p>0.0008553519</text:p>
          </table:table-cell>
        </table:table-row>
        <table:table-row table:style-name="ro1">
          <table:table-cell office:value-type="float" office:value="62600" calcext:value-type="float">
            <text:p>62600</text:p>
          </table:table-cell>
          <table:table-cell office:value-type="float" office:value="6465" calcext:value-type="float">
            <text:p>6465</text:p>
          </table:table-cell>
          <table:table-cell office:value-type="float" office:value="37826" calcext:value-type="float">
            <text:p>3782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94728435" calcext:value-type="float">
            <text:p>0.9294728435</text:p>
          </table:table-cell>
          <table:table-cell office:value-type="float" office:value="0.015928077" calcext:value-type="float">
            <text:p>0.015928077</text:p>
          </table:table-cell>
          <table:table-cell office:value-type="float" office:value="0.944139377" calcext:value-type="float">
            <text:p>0.944139377</text:p>
          </table:table-cell>
          <table:table-cell office:value-type="float" office:value="0.0004000021" calcext:value-type="float">
            <text:p>0.0004000021</text:p>
          </table:table-cell>
        </table:table-row>
        <table:table-row table:style-name="ro1">
          <table:table-cell office:value-type="float" office:value="63100" calcext:value-type="float">
            <text:p>63100</text:p>
          </table:table-cell>
          <table:table-cell office:value-type="float" office:value="6547" calcext:value-type="float">
            <text:p>6547</text:p>
          </table:table-cell>
          <table:table-cell office:value-type="float" office:value="38103" calcext:value-type="float">
            <text:p>3810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38034865" calcext:value-type="float">
            <text:p>0.9338034865</text:p>
          </table:table-cell>
          <table:table-cell office:value-type="float" office:value="0.0113430433" calcext:value-type="float">
            <text:p>0.0113430433</text:p>
          </table:table-cell>
          <table:table-cell office:value-type="float" office:value="0.9435172345" calcext:value-type="float">
            <text:p>0.9435172345</text:p>
          </table:table-cell>
          <table:table-cell office:value-type="float" office:value="0.0010586905" calcext:value-type="float">
            <text:p>0.0010586905</text:p>
          </table:table-cell>
        </table:table-row>
        <table:table-row table:style-name="ro1">
          <table:table-cell office:value-type="float" office:value="63600" calcext:value-type="float">
            <text:p>63600</text:p>
          </table:table-cell>
          <table:table-cell office:value-type="float" office:value="6544" calcext:value-type="float">
            <text:p>6544</text:p>
          </table:table-cell>
          <table:table-cell office:value-type="float" office:value="38602" calcext:value-type="float">
            <text:p>3860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60377358" calcext:value-type="float">
            <text:p>0.9260377358</text:p>
          </table:table-cell>
          <table:table-cell office:value-type="float" office:value="0.0195649696" calcext:value-type="float">
            <text:p>0.0195649696</text:p>
          </table:table-cell>
          <table:table-cell office:value-type="float" office:value="0.9483588836" calcext:value-type="float">
            <text:p>0.9483588836</text:p>
          </table:table-cell>
          <table:table-cell office:value-type="float" office:value="0.0040673667" calcext:value-type="float">
            <text:p>0.0040673667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float" office:value="6664" calcext:value-type="float">
            <text:p>6664</text:p>
          </table:table-cell>
          <table:table-cell office:value-type="float" office:value="38719" calcext:value-type="float">
            <text:p>3871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56630265" calcext:value-type="float">
            <text:p>0.9356630265</text:p>
          </table:table-cell>
          <table:table-cell office:value-type="float" office:value="0.0093742703" calcext:value-type="float">
            <text:p>0.0093742703</text:p>
          </table:table-cell>
          <table:table-cell office:value-type="float" office:value="0.9438133775" calcext:value-type="float">
            <text:p>0.9438133775</text:p>
          </table:table-cell>
          <table:table-cell office:value-type="float" office:value="0.0007451515" calcext:value-type="float">
            <text:p>0.0007451515</text:p>
          </table:table-cell>
        </table:table-row>
        <table:table-row table:style-name="ro1">
          <table:table-cell office:value-type="float" office:value="64600" calcext:value-type="float">
            <text:p>64600</text:p>
          </table:table-cell>
          <table:table-cell office:value-type="float" office:value="6672" calcext:value-type="float">
            <text:p>6672</text:p>
          </table:table-cell>
          <table:table-cell office:value-type="float" office:value="39250" calcext:value-type="float">
            <text:p>3925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95356037" calcext:value-type="float">
            <text:p>0.9295356037</text:p>
          </table:table-cell>
          <table:table-cell office:value-type="float" office:value="0.0158616301" calcext:value-type="float">
            <text:p>0.0158616301</text:p>
          </table:table-cell>
          <table:table-cell office:value-type="float" office:value="0.9493517802" calcext:value-type="float">
            <text:p>0.9493517802</text:p>
          </table:table-cell>
          <table:table-cell office:value-type="float" office:value="0.0051185879" calcext:value-type="float">
            <text:p>0.0051185879</text:p>
          </table:table-cell>
        </table:table-row>
        <table:table-row table:style-name="ro1">
          <table:table-cell office:value-type="float" office:value="65100" calcext:value-type="float">
            <text:p>65100</text:p>
          </table:table-cell>
          <table:table-cell office:value-type="float" office:value="6845" calcext:value-type="float">
            <text:p>6845</text:p>
          </table:table-cell>
          <table:table-cell office:value-type="float" office:value="39344" calcext:value-type="float">
            <text:p>3934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63133641" calcext:value-type="float">
            <text:p>0.9463133641</text:p>
          </table:table-cell>
          <table:table-cell office:value-type="float" office:value="0.0019016892" calcext:value-type="float">
            <text:p>0.0019016892</text:p>
          </table:table-cell>
          <table:table-cell office:value-type="float" office:value="0.9443164363" calcext:value-type="float">
            <text:p>0.9443164363</text:p>
          </table:table-cell>
          <table:table-cell office:value-type="float" office:value="0.0002125421" calcext:value-type="float">
            <text:p>0.0002125421</text:p>
          </table:table-cell>
        </table:table-row>
        <table:table-row table:style-name="ro1">
          <table:table-cell office:value-type="float" office:value="65600" calcext:value-type="float">
            <text:p>65600</text:p>
          </table:table-cell>
          <table:table-cell office:value-type="float" office:value="6950" calcext:value-type="float">
            <text:p>6950</text:p>
          </table:table-cell>
          <table:table-cell office:value-type="float" office:value="39750" calcext:value-type="float">
            <text:p>3975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35060976" calcext:value-type="float">
            <text:p>0.9535060976</text:p>
          </table:table-cell>
          <table:table-cell office:value-type="float" office:value="0.0095169382" calcext:value-type="float">
            <text:p>0.0095169382</text:p>
          </table:table-cell>
          <table:table-cell office:value-type="float" office:value="0.946789253" calcext:value-type="float">
            <text:p>0.946789253</text:p>
          </table:table-cell>
          <table:table-cell office:value-type="float" office:value="0.0024055329" calcext:value-type="float">
            <text:p>0.0024055329</text:p>
          </table:table-cell>
        </table:table-row>
        <table:table-row table:style-name="ro1">
          <table:table-cell office:value-type="float" office:value="66100" calcext:value-type="float">
            <text:p>66100</text:p>
          </table:table-cell>
          <table:table-cell office:value-type="float" office:value="6967" calcext:value-type="float">
            <text:p>6967</text:p>
          </table:table-cell>
          <table:table-cell office:value-type="float" office:value="40024" calcext:value-type="float">
            <text:p>4002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6081694" calcext:value-type="float">
            <text:p>0.9486081694</text:p>
          </table:table-cell>
          <table:table-cell office:value-type="float" office:value="0.004331296" calcext:value-type="float">
            <text:p>0.004331296</text:p>
          </table:table-cell>
          <table:table-cell office:value-type="float" office:value="0.9461043873" calcext:value-type="float">
            <text:p>0.9461043873</text:p>
          </table:table-cell>
          <table:table-cell office:value-type="float" office:value="0.0016804368" calcext:value-type="float">
            <text:p>0.0016804368</text:p>
          </table:table-cell>
        </table:table-row>
        <table:table-row table:style-name="ro1">
          <table:table-cell office:value-type="float" office:value="66600" calcext:value-type="float">
            <text:p>66600</text:p>
          </table:table-cell>
          <table:table-cell office:value-type="float" office:value="6961" calcext:value-type="float">
            <text:p>6961</text:p>
          </table:table-cell>
          <table:table-cell office:value-type="float" office:value="40279" calcext:value-type="float">
            <text:p>4027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06756757" calcext:value-type="float">
            <text:p>0.9406756757</text:p>
          </table:table-cell>
          <table:table-cell office:value-type="float" office:value="0.0040671682" calcext:value-type="float">
            <text:p>0.0040671682</text:p>
          </table:table-cell>
          <table:table-cell office:value-type="float" office:value="0.9449840465" calcext:value-type="float">
            <text:p>0.9449840465</text:p>
          </table:table-cell>
          <table:table-cell office:value-type="float" office:value="0.000494285" calcext:value-type="float">
            <text:p>0.000494285</text:p>
          </table:table-cell>
        </table:table-row>
        <table:table-row table:style-name="ro1">
          <table:table-cell office:value-type="float" office:value="67100" calcext:value-type="float">
            <text:p>67100</text:p>
          </table:table-cell>
          <table:table-cell office:value-type="float" office:value="7013" calcext:value-type="float">
            <text:p>7013</text:p>
          </table:table-cell>
          <table:table-cell office:value-type="float" office:value="40521" calcext:value-type="float">
            <text:p>4052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06408346" calcext:value-type="float">
            <text:p>0.9406408346</text:p>
          </table:table-cell>
          <table:table-cell office:value-type="float" office:value="0.0041040559" calcext:value-type="float">
            <text:p>0.0041040559</text:p>
          </table:table-cell>
          <table:table-cell office:value-type="float" office:value="0.9435776826" calcext:value-type="float">
            <text:p>0.9435776826</text:p>
          </table:table-cell>
          <table:table-cell office:value-type="float" office:value="0.0009946916" calcext:value-type="float">
            <text:p>0.0009946916</text:p>
          </table:table-cell>
        </table:table-row>
        <table:table-row table:style-name="ro1">
          <table:table-cell office:value-type="float" office:value="67600" calcext:value-type="float">
            <text:p>67600</text:p>
          </table:table-cell>
          <table:table-cell office:value-type="float" office:value="7166" calcext:value-type="float">
            <text:p>7166</text:p>
          </table:table-cell>
          <table:table-cell office:value-type="float" office:value="40748" calcext:value-type="float">
            <text:p>4074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40532544" calcext:value-type="float">
            <text:p>0.9540532544</text:p>
          </table:table-cell>
          <table:table-cell office:value-type="float" office:value="0.0100962361" calcext:value-type="float">
            <text:p>0.0100962361</text:p>
          </table:table-cell>
          <table:table-cell office:value-type="float" office:value="0.9418454142" calcext:value-type="float">
            <text:p>0.9418454142</text:p>
          </table:table-cell>
          <table:table-cell office:value-type="float" office:value="0.0028287169" calcext:value-type="float">
            <text:p>0.0028287169</text:p>
          </table:table-cell>
        </table:table-row>
        <table:table-row table:style-name="ro1">
          <table:table-cell office:value-type="float" office:value="68100" calcext:value-type="float">
            <text:p>68100</text:p>
          </table:table-cell>
          <table:table-cell office:value-type="float" office:value="7186" calcext:value-type="float">
            <text:p>7186</text:p>
          </table:table-cell>
          <table:table-cell office:value-type="float" office:value="41214" calcext:value-type="float">
            <text:p>4121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969163" calcext:value-type="float">
            <text:p>0.94969163</text:p>
          </table:table-cell>
          <table:table-cell office:value-type="float" office:value="0.0054784012" calcext:value-type="float">
            <text:p>0.0054784012</text:p>
          </table:table-cell>
          <table:table-cell office:value-type="float" office:value="0.9456222467" calcext:value-type="float">
            <text:p>0.9456222467</text:p>
          </table:table-cell>
          <table:table-cell office:value-type="float" office:value="0.0011699743" calcext:value-type="float">
            <text:p>0.0011699743</text:p>
          </table:table-cell>
        </table:table-row>
        <table:table-row table:style-name="ro1">
          <table:table-cell office:value-type="float" office:value="68600" calcext:value-type="float">
            <text:p>68600</text:p>
          </table:table-cell>
          <table:table-cell office:value-type="float" office:value="7151" calcext:value-type="float">
            <text:p>7151</text:p>
          </table:table-cell>
          <table:table-cell office:value-type="float" office:value="41388" calcext:value-type="float">
            <text:p>4138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81778426" calcext:value-type="float">
            <text:p>0.9381778426</text:p>
          </table:table-cell>
          <table:table-cell office:value-type="float" office:value="0.0067117289" calcext:value-type="float">
            <text:p>0.0067117289</text:p>
          </table:table-cell>
          <table:table-cell office:value-type="float" office:value="0.9426931487" calcext:value-type="float">
            <text:p>0.9426931487</text:p>
          </table:table-cell>
          <table:table-cell office:value-type="float" office:value="0.0019311848" calcext:value-type="float">
            <text:p>0.0019311848</text:p>
          </table:table-cell>
        </table:table-row>
        <table:table-row table:style-name="ro1">
          <table:table-cell office:value-type="float" office:value="69100" calcext:value-type="float">
            <text:p>69100</text:p>
          </table:table-cell>
          <table:table-cell office:value-type="float" office:value="7364" calcext:value-type="float">
            <text:p>7364</text:p>
          </table:table-cell>
          <table:table-cell office:value-type="float" office:value="41664" calcext:value-type="float">
            <text:p>4166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91316932" calcext:value-type="float">
            <text:p>0.9591316932</text:p>
          </table:table-cell>
          <table:table-cell office:value-type="float" office:value="0.0154729925" calcext:value-type="float">
            <text:p>0.0154729925</text:p>
          </table:table-cell>
          <table:table-cell office:value-type="float" office:value="0.9421128799" calcext:value-type="float">
            <text:p>0.9421128799</text:p>
          </table:table-cell>
          <table:table-cell office:value-type="float" office:value="0.0025455397" calcext:value-type="float">
            <text:p>0.0025455397</text:p>
          </table:table-cell>
        </table:table-row>
        <table:table-row table:style-name="ro1">
          <table:table-cell office:value-type="float" office:value="69600" calcext:value-type="float">
            <text:p>69600</text:p>
          </table:table-cell>
          <table:table-cell office:value-type="float" office:value="7289" calcext:value-type="float">
            <text:p>7289</text:p>
          </table:table-cell>
          <table:table-cell office:value-type="float" office:value="42234" calcext:value-type="float">
            <text:p>4223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25431034" calcext:value-type="float">
            <text:p>0.9425431034</text:p>
          </table:table-cell>
          <table:table-cell office:value-type="float" office:value="0.002090044" calcext:value-type="float">
            <text:p>0.002090044</text:p>
          </table:table-cell>
          <table:table-cell office:value-type="float" office:value="0.9481411638" calcext:value-type="float">
            <text:p>0.9481411638</text:p>
          </table:table-cell>
          <table:table-cell office:value-type="float" office:value="0.0038368575" calcext:value-type="float">
            <text:p>0.0038368575</text:p>
          </table:table-cell>
        </table:table-row>
        <table:table-row table:style-name="ro1">
          <table:table-cell office:value-type="float" office:value="70100" calcext:value-type="float">
            <text:p>70100</text:p>
          </table:table-cell>
          <table:table-cell office:value-type="float" office:value="7297" calcext:value-type="float">
            <text:p>7297</text:p>
          </table:table-cell>
          <table:table-cell office:value-type="float" office:value="42457" calcext:value-type="float">
            <text:p>4245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68473609" calcext:value-type="float">
            <text:p>0.9368473609</text:p>
          </table:table-cell>
          <table:table-cell office:value-type="float" office:value="0.0081203657" calcext:value-type="float">
            <text:p>0.0081203657</text:p>
          </table:table-cell>
          <table:table-cell office:value-type="float" office:value="0.9463489658" calcext:value-type="float">
            <text:p>0.9463489658</text:p>
          </table:table-cell>
          <table:table-cell office:value-type="float" office:value="0.0019393822" calcext:value-type="float">
            <text:p>0.0019393822</text:p>
          </table:table-cell>
        </table:table-row>
        <table:table-row table:style-name="ro1">
          <table:table-cell office:value-type="float" office:value="70600" calcext:value-type="float">
            <text:p>70600</text:p>
          </table:table-cell>
          <table:table-cell office:value-type="float" office:value="7177" calcext:value-type="float">
            <text:p>7177</text:p>
          </table:table-cell>
          <table:table-cell office:value-type="float" office:value="42845" calcext:value-type="float">
            <text:p>4284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149150142" calcext:value-type="float">
            <text:p>0.9149150142</text:p>
          </table:table-cell>
          <table:table-cell office:value-type="float" office:value="0.0313410621" calcext:value-type="float">
            <text:p>0.0313410621</text:p>
          </table:table-cell>
          <table:table-cell office:value-type="float" office:value="0.9482338881" calcext:value-type="float">
            <text:p>0.9482338881</text:p>
          </table:table-cell>
          <table:table-cell office:value-type="float" office:value="0.0039350287" calcext:value-type="float">
            <text:p>0.0039350287</text:p>
          </table:table-cell>
        </table:table-row>
        <table:table-row table:style-name="ro1">
          <table:table-cell office:value-type="float" office:value="71100" calcext:value-type="float">
            <text:p>71100</text:p>
          </table:table-cell>
          <table:table-cell office:value-type="float" office:value="7477" calcext:value-type="float">
            <text:p>7477</text:p>
          </table:table-cell>
          <table:table-cell office:value-type="float" office:value="42956" calcext:value-type="float">
            <text:p>4295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64556962" calcext:value-type="float">
            <text:p>0.9464556962</text:p>
          </table:table-cell>
          <table:table-cell office:value-type="float" office:value="0.0020523822" calcext:value-type="float">
            <text:p>0.0020523822</text:p>
          </table:table-cell>
          <table:table-cell office:value-type="float" office:value="0.9440049226" calcext:value-type="float">
            <text:p>0.9440049226</text:p>
          </table:table-cell>
          <table:table-cell office:value-type="float" office:value="0.0005423546" calcext:value-type="float">
            <text:p>0.0005423546</text:p>
          </table:table-cell>
        </table:table-row>
        <table:table-row table:style-name="ro1">
          <table:table-cell office:value-type="float" office:value="71600" calcext:value-type="float">
            <text:p>71600</text:p>
          </table:table-cell>
          <table:table-cell office:value-type="float" office:value="7500" calcext:value-type="float">
            <text:p>7500</text:p>
          </table:table-cell>
          <table:table-cell office:value-type="float" office:value="43266" calcext:value-type="float">
            <text:p>4326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27374302" calcext:value-type="float">
            <text:p>0.9427374302</text:p>
          </table:table-cell>
          <table:table-cell office:value-type="float" office:value="0.0018843021" calcext:value-type="float">
            <text:p>0.0018843021</text:p>
          </table:table-cell>
          <table:table-cell office:value-type="float" office:value="0.9441777235" calcext:value-type="float">
            <text:p>0.9441777235</text:p>
          </table:table-cell>
          <table:table-cell office:value-type="float" office:value="0.0003594031" calcext:value-type="float">
            <text:p>0.0003594031</text:p>
          </table:table-cell>
        </table:table-row>
        <table:table-row table:style-name="ro1">
          <table:table-cell office:value-type="float" office:value="72100" calcext:value-type="float">
            <text:p>72100</text:p>
          </table:table-cell>
          <table:table-cell office:value-type="float" office:value="7477" calcext:value-type="float">
            <text:p>7477</text:p>
          </table:table-cell>
          <table:table-cell office:value-type="float" office:value="43517" calcext:value-type="float">
            <text:p>4351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33287101" calcext:value-type="float">
            <text:p>0.9333287101</text:p>
          </table:table-cell>
          <table:table-cell office:value-type="float" office:value="0.011845709" calcext:value-type="float">
            <text:p>0.011845709</text:p>
          </table:table-cell>
          <table:table-cell office:value-type="float" office:value="0.9430695215" calcext:value-type="float">
            <text:p>0.9430695215</text:p>
          </table:table-cell>
          <table:table-cell office:value-type="float" office:value="0.0015327031" calcext:value-type="float">
            <text:p>0.0015327031</text:p>
          </table:table-cell>
        </table:table-row>
        <table:table-row table:style-name="ro1">
          <table:table-cell office:value-type="float" office:value="72600" calcext:value-type="float">
            <text:p>72600</text:p>
          </table:table-cell>
          <table:table-cell office:value-type="float" office:value="7551" calcext:value-type="float">
            <text:p>7551</text:p>
          </table:table-cell>
          <table:table-cell office:value-type="float" office:value="43753" calcext:value-type="float">
            <text:p>4375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60743802" calcext:value-type="float">
            <text:p>0.9360743802</text:p>
          </table:table-cell>
          <table:table-cell office:value-type="float" office:value="0.0089387529" calcext:value-type="float">
            <text:p>0.0089387529</text:p>
          </table:table-cell>
          <table:table-cell office:value-type="float" office:value="0.9416537534" calcext:value-type="float">
            <text:p>0.9416537534</text:p>
          </table:table-cell>
          <table:table-cell office:value-type="float" office:value="0.0030316362" calcext:value-type="float">
            <text:p>0.0030316362</text:p>
          </table:table-cell>
        </table:table-row>
        <table:table-row table:style-name="ro1">
          <table:table-cell office:value-type="float" office:value="73100" calcext:value-type="float">
            <text:p>73100</text:p>
          </table:table-cell>
          <table:table-cell office:value-type="float" office:value="7665" calcext:value-type="float">
            <text:p>7665</text:p>
          </table:table-cell>
          <table:table-cell office:value-type="float" office:value="44170" calcext:value-type="float">
            <text:p>4417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37072503" calcext:value-type="float">
            <text:p>0.9437072503</text:p>
          </table:table-cell>
          <table:table-cell office:value-type="float" office:value="0.0008575128" calcext:value-type="float">
            <text:p>0.0008575128</text:p>
          </table:table-cell>
          <table:table-cell office:value-type="float" office:value="0.944126197" calcext:value-type="float">
            <text:p>0.944126197</text:p>
          </table:table-cell>
          <table:table-cell office:value-type="float" office:value="0.0004139564" calcext:value-type="float">
            <text:p>0.0004139564</text:p>
          </table:table-cell>
        </table:table-row>
        <table:table-row table:style-name="ro1">
          <table:table-cell office:value-type="float" office:value="73600" calcext:value-type="float">
            <text:p>73600</text:p>
          </table:table-cell>
          <table:table-cell office:value-type="float" office:value="7652" calcext:value-type="float">
            <text:p>7652</text:p>
          </table:table-cell>
          <table:table-cell office:value-type="float" office:value="44637" calcext:value-type="float">
            <text:p>4463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57065217" calcext:value-type="float">
            <text:p>0.9357065217</text:p>
          </table:table-cell>
          <table:table-cell office:value-type="float" office:value="0.0093282201" calcext:value-type="float">
            <text:p>0.0093282201</text:p>
          </table:table-cell>
          <table:table-cell office:value-type="float" office:value="0.9476265285" calcext:value-type="float">
            <text:p>0.9476265285</text:p>
          </table:table-cell>
          <table:table-cell office:value-type="float" office:value="0.0032919916" calcext:value-type="float">
            <text:p>0.0032919916</text:p>
          </table:table-cell>
        </table:table-row>
        <table:table-row table:style-name="ro1">
          <table:table-cell office:value-type="float" office:value="74100" calcext:value-type="float">
            <text:p>74100</text:p>
          </table:table-cell>
          <table:table-cell office:value-type="float" office:value="7727" calcext:value-type="float">
            <text:p>7727</text:p>
          </table:table-cell>
          <table:table-cell office:value-type="float" office:value="44843" calcext:value-type="float">
            <text:p>4484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85020243" calcext:value-type="float">
            <text:p>0.9385020243</text:p>
          </table:table-cell>
          <table:table-cell office:value-type="float" office:value="0.0063685041" calcext:value-type="float">
            <text:p>0.0063685041</text:p>
          </table:table-cell>
          <table:table-cell office:value-type="float" office:value="0.9455760796" calcext:value-type="float">
            <text:p>0.9455760796</text:p>
          </table:table-cell>
          <table:table-cell office:value-type="float" office:value="0.0011210952" calcext:value-type="float">
            <text:p>0.0011210952</text:p>
          </table:table-cell>
        </table:table-row>
        <table:table-row table:style-name="ro1">
          <table:table-cell office:value-type="float" office:value="74600" calcext:value-type="float">
            <text:p>74600</text:p>
          </table:table-cell>
          <table:table-cell office:value-type="float" office:value="7892" calcext:value-type="float">
            <text:p>7892</text:p>
          </table:table-cell>
          <table:table-cell office:value-type="float" office:value="45030" calcext:value-type="float">
            <text:p>4503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21179625" calcext:value-type="float">
            <text:p>0.9521179625</text:p>
          </table:table-cell>
          <table:table-cell office:value-type="float" office:value="0.0080472613" calcext:value-type="float">
            <text:p>0.0080472613</text:p>
          </table:table-cell>
          <table:table-cell office:value-type="float" office:value="0.9431551609" calcext:value-type="float">
            <text:p>0.9431551609</text:p>
          </table:table-cell>
          <table:table-cell office:value-type="float" office:value="0.0014420331" calcext:value-type="float">
            <text:p>0.0014420331</text:p>
          </table:table-cell>
        </table:table-row>
        <table:table-row table:style-name="ro1">
          <table:table-cell office:value-type="float" office:value="75100" calcext:value-type="float">
            <text:p>75100</text:p>
          </table:table-cell>
          <table:table-cell office:value-type="float" office:value="7815" calcext:value-type="float">
            <text:p>7815</text:p>
          </table:table-cell>
          <table:table-cell office:value-type="float" office:value="45500" calcext:value-type="float">
            <text:p>4550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6551265" calcext:value-type="float">
            <text:p>0.936551265</text:p>
          </table:table-cell>
          <table:table-cell office:value-type="float" office:value="0.0084338549" calcext:value-type="float">
            <text:p>0.0084338549</text:p>
          </table:table-cell>
          <table:table-cell office:value-type="float" office:value="0.9466544607" calcext:value-type="float">
            <text:p>0.9466544607</text:p>
          </table:table-cell>
          <table:table-cell office:value-type="float" office:value="0.0022628226" calcext:value-type="float">
            <text:p>0.0022628226</text:p>
          </table:table-cell>
        </table:table-row>
        <table:table-row table:style-name="ro1">
          <table:table-cell office:value-type="float" office:value="75600" calcext:value-type="float">
            <text:p>75600</text:p>
          </table:table-cell>
          <table:table-cell office:value-type="float" office:value="7964" calcext:value-type="float">
            <text:p>7964</text:p>
          </table:table-cell>
          <table:table-cell office:value-type="float" office:value="45652" calcext:value-type="float">
            <text:p>4565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0952381" calcext:value-type="float">
            <text:p>0.9480952381</text:p>
          </table:table-cell>
          <table:table-cell office:value-type="float" office:value="0.0037882341" calcext:value-type="float">
            <text:p>0.0037882341</text:p>
          </table:table-cell>
          <table:table-cell office:value-type="float" office:value="0.9435350529" calcext:value-type="float">
            <text:p>0.9435350529</text:p>
          </table:table-cell>
          <table:table-cell office:value-type="float" office:value="0.0010398254" calcext:value-type="float">
            <text:p>0.0010398254</text:p>
          </table:table-cell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float" office:value="7977" calcext:value-type="float">
            <text:p>7977</text:p>
          </table:table-cell>
          <table:table-cell office:value-type="float" office:value="45884" calcext:value-type="float">
            <text:p>4588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34034166" calcext:value-type="float">
            <text:p>0.9434034166</text:p>
          </table:table-cell>
          <table:table-cell office:value-type="float" office:value="0.0011791944" calcext:value-type="float">
            <text:p>0.0011791944</text:p>
          </table:table-cell>
          <table:table-cell office:value-type="float" office:value="0.9420992116" calcext:value-type="float">
            <text:p>0.9420992116</text:p>
          </table:table-cell>
          <table:table-cell office:value-type="float" office:value="0.0025600109" calcext:value-type="float">
            <text:p>0.0025600109</text:p>
          </table:table-cell>
        </table:table-row>
        <table:table-row table:style-name="ro1">
          <table:table-cell office:value-type="float" office:value="76600" calcext:value-type="float">
            <text:p>76600</text:p>
          </table:table-cell>
          <table:table-cell office:value-type="float" office:value="8067" calcext:value-type="float">
            <text:p>8067</text:p>
          </table:table-cell>
          <table:table-cell office:value-type="float" office:value="46467" calcext:value-type="float">
            <text:p>4646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78198433" calcext:value-type="float">
            <text:p>0.9478198433</text:p>
          </table:table-cell>
          <table:table-cell office:value-type="float" office:value="0.0034966621" calcext:value-type="float">
            <text:p>0.0034966621</text:p>
          </table:table-cell>
          <table:table-cell office:value-type="float" office:value="0.9478418734" calcext:value-type="float">
            <text:p>0.9478418734</text:p>
          </table:table-cell>
          <table:table-cell office:value-type="float" office:value="0.0035199862" calcext:value-type="float">
            <text:p>0.0035199862</text:p>
          </table:table-cell>
        </table:table-row>
        <table:table-row table:style-name="ro1">
          <table:table-cell office:value-type="float" office:value="77100" calcext:value-type="float">
            <text:p>77100</text:p>
          </table:table-cell>
          <table:table-cell office:value-type="float" office:value="8084" calcext:value-type="float">
            <text:p>8084</text:p>
          </table:table-cell>
          <table:table-cell office:value-type="float" office:value="46217" calcext:value-type="float">
            <text:p>4621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36575875" calcext:value-type="float">
            <text:p>0.9436575875</text:p>
          </table:table-cell>
          <table:table-cell office:value-type="float" office:value="0.0009100929" calcext:value-type="float">
            <text:p>0.0009100929</text:p>
          </table:table-cell>
          <table:table-cell office:value-type="float" office:value="0.9366285668" calcext:value-type="float">
            <text:p>0.9366285668</text:p>
          </table:table-cell>
          <table:table-cell office:value-type="float" office:value="0.0083520122" calcext:value-type="float">
            <text:p>0.0083520122</text:p>
          </table:table-cell>
        </table:table-row>
        <table:table-row table:style-name="ro1">
          <table:table-cell office:value-type="float" office:value="77600" calcext:value-type="float">
            <text:p>77600</text:p>
          </table:table-cell>
          <table:table-cell office:value-type="float" office:value="8090" calcext:value-type="float">
            <text:p>8090</text:p>
          </table:table-cell>
          <table:table-cell office:value-type="float" office:value="46799" calcext:value-type="float">
            <text:p>4679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82731959" calcext:value-type="float">
            <text:p>0.9382731959</text:p>
          </table:table-cell>
          <table:table-cell office:value-type="float" office:value="0.0066107744" calcext:value-type="float">
            <text:p>0.0066107744</text:p>
          </table:table-cell>
          <table:table-cell office:value-type="float" office:value="0.9423123389" calcext:value-type="float">
            <text:p>0.9423123389</text:p>
          </table:table-cell>
          <table:table-cell office:value-type="float" office:value="0.0023343641" calcext:value-type="float">
            <text:p>0.0023343641</text:p>
          </table:table-cell>
        </table:table-row>
        <table:table-row table:style-name="ro1">
          <table:table-cell office:value-type="float" office:value="78100" calcext:value-type="float">
            <text:p>78100</text:p>
          </table:table-cell>
          <table:table-cell office:value-type="float" office:value="8238" calcext:value-type="float">
            <text:p>8238</text:p>
          </table:table-cell>
          <table:table-cell office:value-type="float" office:value="47213" calcext:value-type="float">
            <text:p>4721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93213828" calcext:value-type="float">
            <text:p>0.9493213828</text:p>
          </table:table-cell>
          <table:table-cell office:value-type="float" office:value="0.005086405" calcext:value-type="float">
            <text:p>0.005086405</text:p>
          </table:table-cell>
          <table:table-cell office:value-type="float" office:value="0.9445622599" calcext:value-type="float">
            <text:p>0.9445622599</text:p>
          </table:table-cell>
          <table:table-cell office:value-type="float" office:value="0.0000477218" calcext:value-type="float">
            <text:p>0.0000477218</text:p>
          </table:table-cell>
        </table:table-row>
        <table:table-row table:style-name="ro1">
          <table:table-cell office:value-type="float" office:value="78600" calcext:value-type="float">
            <text:p>78600</text:p>
          </table:table-cell>
          <table:table-cell office:value-type="float" office:value="8236" calcext:value-type="float">
            <text:p>8236</text:p>
          </table:table-cell>
          <table:table-cell office:value-type="float" office:value="47682" calcext:value-type="float">
            <text:p>4768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30534351" calcext:value-type="float">
            <text:p>0.9430534351</text:p>
          </table:table-cell>
          <table:table-cell office:value-type="float" office:value="0.0015497344" calcext:value-type="float">
            <text:p>0.0015497344</text:p>
          </table:table-cell>
          <table:table-cell office:value-type="float" office:value="0.9478769084" calcext:value-type="float">
            <text:p>0.9478769084</text:p>
          </table:table-cell>
          <table:table-cell office:value-type="float" office:value="0.0035570793" calcext:value-type="float">
            <text:p>0.0035570793</text:p>
          </table:table-cell>
        </table:table-row>
        <table:table-row table:style-name="ro1">
          <table:table-cell office:value-type="float" office:value="79100" calcext:value-type="float">
            <text:p>79100</text:p>
          </table:table-cell>
          <table:table-cell office:value-type="float" office:value="8223" calcext:value-type="float">
            <text:p>8223</text:p>
          </table:table-cell>
          <table:table-cell office:value-type="float" office:value="47924" calcext:value-type="float">
            <text:p>4792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56131479" calcext:value-type="float">
            <text:p>0.9356131479</text:p>
          </table:table-cell>
          <table:table-cell office:value-type="float" office:value="0.0094270788" calcext:value-type="float">
            <text:p>0.0094270788</text:p>
          </table:table-cell>
          <table:table-cell office:value-type="float" office:value="0.9466656131" calcext:value-type="float">
            <text:p>0.9466656131</text:p>
          </table:table-cell>
          <table:table-cell office:value-type="float" office:value="0.0022746301" calcext:value-type="float">
            <text:p>0.0022746301</text:p>
          </table:table-cell>
        </table:table-row>
        <table:table-row table:style-name="ro1">
          <table:table-cell office:value-type="float" office:value="79600" calcext:value-type="float">
            <text:p>79600</text:p>
          </table:table-cell>
          <table:table-cell office:value-type="float" office:value="8235" calcext:value-type="float">
            <text:p>8235</text:p>
          </table:table-cell>
          <table:table-cell office:value-type="float" office:value="47997" calcext:value-type="float">
            <text:p>4799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10929648" calcext:value-type="float">
            <text:p>0.9310929648</text:p>
          </table:table-cell>
          <table:table-cell office:value-type="float" office:value="0.0142127865" calcext:value-type="float">
            <text:p>0.0142127865</text:p>
          </table:table-cell>
          <table:table-cell office:value-type="float" office:value="0.9421521671" calcext:value-type="float">
            <text:p>0.9421521671</text:p>
          </table:table-cell>
          <table:table-cell office:value-type="float" office:value="0.0025039447" calcext:value-type="float">
            <text:p>0.0025039447</text:p>
          </table:table-cell>
        </table:table-row>
        <table:table-row table:style-name="ro1">
          <table:table-cell office:value-type="float" office:value="80100" calcext:value-type="float">
            <text:p>80100</text:p>
          </table:table-cell>
          <table:table-cell office:value-type="float" office:value="8587" calcext:value-type="float">
            <text:p>8587</text:p>
          </table:table-cell>
          <table:table-cell office:value-type="float" office:value="48355" calcext:value-type="float">
            <text:p>4835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48314607" calcext:value-type="float">
            <text:p>0.9648314607</text:p>
          </table:table-cell>
          <table:table-cell office:value-type="float" office:value="0.0215075756" calcext:value-type="float">
            <text:p>0.0215075756</text:p>
          </table:table-cell>
          <table:table-cell office:value-type="float" office:value="0.9432545256" calcext:value-type="float">
            <text:p>0.9432545256</text:p>
          </table:table-cell>
          <table:table-cell office:value-type="float" office:value="0.0013368315" calcext:value-type="float">
            <text:p>0.0013368315</text:p>
          </table:table-cell>
        </table:table-row>
        <table:table-row table:style-name="ro1">
          <table:table-cell office:value-type="float" office:value="80600" calcext:value-type="float">
            <text:p>80600</text:p>
          </table:table-cell>
          <table:table-cell office:value-type="float" office:value="8492" calcext:value-type="float">
            <text:p>8492</text:p>
          </table:table-cell>
          <table:table-cell office:value-type="float" office:value="48875" calcext:value-type="float">
            <text:p>4887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2382134" calcext:value-type="float">
            <text:p>0.9482382134</text:p>
          </table:table-cell>
          <table:table-cell office:value-type="float" office:value="0.003939608" calcext:value-type="float">
            <text:p>0.003939608</text:p>
          </table:table-cell>
          <table:table-cell office:value-type="float" office:value="0.9474837159" calcext:value-type="float">
            <text:p>0.9474837159</text:p>
          </table:table-cell>
          <table:table-cell office:value-type="float" office:value="0.0031407898" calcext:value-type="float">
            <text:p>0.0031407898</text:p>
          </table:table-cell>
        </table:table-row>
        <table:table-row table:style-name="ro1">
          <table:table-cell office:value-type="float" office:value="81100" calcext:value-type="float">
            <text:p>81100</text:p>
          </table:table-cell>
          <table:table-cell office:value-type="float" office:value="8608" calcext:value-type="float">
            <text:p>8608</text:p>
          </table:table-cell>
          <table:table-cell office:value-type="float" office:value="48932" calcext:value-type="float">
            <text:p>4893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52651048" calcext:value-type="float">
            <text:p>0.9552651048</text:p>
          </table:table-cell>
          <table:table-cell office:value-type="float" office:value="0.011379273" calcext:value-type="float">
            <text:p>0.011379273</text:p>
          </table:table-cell>
          <table:table-cell office:value-type="float" office:value="0.9427404439" calcext:value-type="float">
            <text:p>0.9427404439</text:p>
          </table:table-cell>
          <table:table-cell office:value-type="float" office:value="0.0018811114" calcext:value-type="float">
            <text:p>0.0018811114</text:p>
          </table:table-cell>
        </table:table-row>
        <table:table-row table:style-name="ro1">
          <table:table-cell office:value-type="float" office:value="81600" calcext:value-type="float">
            <text:p>81600</text:p>
          </table:table-cell>
          <table:table-cell office:value-type="float" office:value="8577" calcext:value-type="float">
            <text:p>8577</text:p>
          </table:table-cell>
          <table:table-cell office:value-type="float" office:value="49266" calcext:value-type="float">
            <text:p>4926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59926471" calcext:value-type="float">
            <text:p>0.9459926471</text:p>
          </table:table-cell>
          <table:table-cell office:value-type="float" office:value="0.0015621327" calcext:value-type="float">
            <text:p>0.0015621327</text:p>
          </table:table-cell>
          <table:table-cell office:value-type="float" office:value="0.943359375" calcext:value-type="float">
            <text:p>0.943359375</text:p>
          </table:table-cell>
          <table:table-cell office:value-type="float" office:value="0.001225823" calcext:value-type="float">
            <text:p>0.001225823</text:p>
          </table:table-cell>
        </table:table-row>
        <table:table-row table:style-name="ro1">
          <table:table-cell office:value-type="float" office:value="82100" calcext:value-type="float">
            <text:p>82100</text:p>
          </table:table-cell>
          <table:table-cell office:value-type="float" office:value="8549" calcext:value-type="float">
            <text:p>8549</text:p>
          </table:table-cell>
          <table:table-cell office:value-type="float" office:value="49639" calcext:value-type="float">
            <text:p>4963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71619976" calcext:value-type="float">
            <text:p>0.9371619976</text:p>
          </table:table-cell>
          <table:table-cell office:value-type="float" office:value="0.0077872467" calcext:value-type="float">
            <text:p>0.0077872467</text:p>
          </table:table-cell>
          <table:table-cell office:value-type="float" office:value="0.9447130024" calcext:value-type="float">
            <text:p>0.9447130024</text:p>
          </table:table-cell>
          <table:table-cell office:value-type="float" office:value="0.0002073192" calcext:value-type="float">
            <text:p>0.0002073192</text:p>
          </table:table-cell>
        </table:table-row>
        <table:table-row table:style-name="ro1">
          <table:table-cell office:value-type="float" office:value="82600" calcext:value-type="float">
            <text:p>82600</text:p>
          </table:table-cell>
          <table:table-cell office:value-type="float" office:value="8707" calcext:value-type="float">
            <text:p>8707</text:p>
          </table:table-cell>
          <table:table-cell office:value-type="float" office:value="49905" calcext:value-type="float">
            <text:p>4990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7046005" calcext:value-type="float">
            <text:p>0.9487046005</text:p>
          </table:table-cell>
          <table:table-cell office:value-type="float" office:value="0.0044333916" calcext:value-type="float">
            <text:p>0.0044333916</text:p>
          </table:table-cell>
          <table:table-cell office:value-type="float" office:value="0.9440261804" calcext:value-type="float">
            <text:p>0.9440261804</text:p>
          </table:table-cell>
          <table:table-cell office:value-type="float" office:value="0.0005198482" calcext:value-type="float">
            <text:p>0.0005198482</text:p>
          </table:table-cell>
        </table:table-row>
        <table:table-row table:style-name="ro1">
          <table:table-cell office:value-type="float" office:value="83100" calcext:value-type="float">
            <text:p>83100</text:p>
          </table:table-cell>
          <table:table-cell office:value-type="float" office:value="8768" calcext:value-type="float">
            <text:p>8768</text:p>
          </table:table-cell>
          <table:table-cell office:value-type="float" office:value="50039" calcext:value-type="float">
            <text:p>5003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96028881" calcext:value-type="float">
            <text:p>0.9496028881</text:p>
          </table:table-cell>
          <table:table-cell office:value-type="float" office:value="0.0053844464" calcext:value-type="float">
            <text:p>0.0053844464</text:p>
          </table:table-cell>
          <table:table-cell office:value-type="float" office:value="0.9408656739" calcext:value-type="float">
            <text:p>0.9408656739</text:p>
          </table:table-cell>
          <table:table-cell office:value-type="float" office:value="0.0038660091" calcext:value-type="float">
            <text:p>0.0038660091</text:p>
          </table:table-cell>
        </table:table-row>
        <table:table-row table:style-name="ro1">
          <table:table-cell office:value-type="float" office:value="83600" calcext:value-type="float">
            <text:p>83600</text:p>
          </table:table-cell>
          <table:table-cell office:value-type="float" office:value="8750" calcext:value-type="float">
            <text:p>8750</text:p>
          </table:table-cell>
          <table:table-cell office:value-type="float" office:value="50544" calcext:value-type="float">
            <text:p>5054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19856459" calcext:value-type="float">
            <text:p>0.9419856459</text:p>
          </table:table-cell>
          <table:table-cell office:value-type="float" office:value="0.0026802476" calcext:value-type="float">
            <text:p>0.0026802476</text:p>
          </table:table-cell>
          <table:table-cell office:value-type="float" office:value="0.9446770335" calcext:value-type="float">
            <text:p>0.9446770335</text:p>
          </table:table-cell>
          <table:table-cell office:value-type="float" office:value="0.0001692374" calcext:value-type="float">
            <text:p>0.0001692374</text:p>
          </table:table-cell>
        </table:table-row>
        <table:table-row table:style-name="ro1">
          <table:table-cell office:value-type="float" office:value="84100" calcext:value-type="float">
            <text:p>84100</text:p>
          </table:table-cell>
          <table:table-cell office:value-type="float" office:value="8932" calcext:value-type="float">
            <text:p>8932</text:p>
          </table:table-cell>
          <table:table-cell office:value-type="float" office:value="50892" calcext:value-type="float">
            <text:p>5089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5862069" calcext:value-type="float">
            <text:p>0.955862069</text:p>
          </table:table-cell>
          <table:table-cell office:value-type="float" office:value="0.012011304" calcext:value-type="float">
            <text:p>0.012011304</text:p>
          </table:table-cell>
          <table:table-cell office:value-type="float" office:value="0.9455261593" calcext:value-type="float">
            <text:p>0.9455261593</text:p>
          </table:table-cell>
          <table:table-cell office:value-type="float" office:value="0.0010682425" calcext:value-type="float">
            <text:p>0.0010682425</text:p>
          </table:table-cell>
        </table:table-row>
        <table:table-row table:style-name="ro1">
          <table:table-cell office:value-type="float" office:value="84600" calcext:value-type="float">
            <text:p>84600</text:p>
          </table:table-cell>
          <table:table-cell office:value-type="float" office:value="8817" calcext:value-type="float">
            <text:p>8817</text:p>
          </table:table-cell>
          <table:table-cell office:value-type="float" office:value="51463" calcext:value-type="float">
            <text:p>5146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79787234" calcext:value-type="float">
            <text:p>0.9379787234</text:p>
          </table:table-cell>
          <table:table-cell office:value-type="float" office:value="0.0069225448" calcext:value-type="float">
            <text:p>0.0069225448</text:p>
          </table:table-cell>
          <table:table-cell office:value-type="float" office:value="0.9504838948" calcext:value-type="float">
            <text:p>0.9504838948</text:p>
          </table:table-cell>
          <table:table-cell office:value-type="float" office:value="0.0063172052" calcext:value-type="float">
            <text:p>0.0063172052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float" office:value="8916" calcext:value-type="float">
            <text:p>8916</text:p>
          </table:table-cell>
          <table:table-cell office:value-type="float" office:value="51252" calcext:value-type="float">
            <text:p>5125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29377203" calcext:value-type="float">
            <text:p>0.9429377203</text:p>
          </table:table-cell>
          <table:table-cell office:value-type="float" office:value="0.0016722465" calcext:value-type="float">
            <text:p>0.0016722465</text:p>
          </table:table-cell>
          <table:table-cell office:value-type="float" office:value="0.9410252644" calcext:value-type="float">
            <text:p>0.9410252644</text:p>
          </table:table-cell>
          <table:table-cell office:value-type="float" office:value="0.0036970439" calcext:value-type="float">
            <text:p>0.0036970439</text:p>
          </table:table-cell>
        </table:table-row>
        <table:table-row table:style-name="ro1">
          <table:table-cell office:value-type="float" office:value="85600" calcext:value-type="float">
            <text:p>85600</text:p>
          </table:table-cell>
          <table:table-cell office:value-type="float" office:value="9062" calcext:value-type="float">
            <text:p>9062</text:p>
          </table:table-cell>
          <table:table-cell office:value-type="float" office:value="51743" calcext:value-type="float">
            <text:p>5174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27803738" calcext:value-type="float">
            <text:p>0.9527803738</text:p>
          </table:table-cell>
          <table:table-cell office:value-type="float" office:value="0.008748584" calcext:value-type="float">
            <text:p>0.008748584</text:p>
          </table:table-cell>
          <table:table-cell office:value-type="float" office:value="0.9444910923" calcext:value-type="float">
            <text:p>0.9444910923</text:p>
          </table:table-cell>
          <table:table-cell office:value-type="float" office:value="0.0000276264" calcext:value-type="float">
            <text:p>0.0000276264</text:p>
          </table:table-cell>
        </table:table-row>
        <table:table-row table:style-name="ro1">
          <table:table-cell office:value-type="float" office:value="86100" calcext:value-type="float">
            <text:p>86100</text:p>
          </table:table-cell>
          <table:table-cell office:value-type="float" office:value="9010" calcext:value-type="float">
            <text:p>9010</text:p>
          </table:table-cell>
          <table:table-cell office:value-type="float" office:value="52036" calcext:value-type="float">
            <text:p>5203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18118467" calcext:value-type="float">
            <text:p>0.9418118467</text:p>
          </table:table-cell>
          <table:table-cell office:value-type="float" office:value="0.0028642562" calcext:value-type="float">
            <text:p>0.0028642562</text:p>
          </table:table-cell>
          <table:table-cell office:value-type="float" office:value="0.9443234611" calcext:value-type="float">
            <text:p>0.9443234611</text:p>
          </table:table-cell>
          <table:table-cell office:value-type="float" office:value="0.0002051046" calcext:value-type="float">
            <text:p>0.0002051046</text:p>
          </table:table-cell>
        </table:table-row>
        <table:table-row table:style-name="ro1">
          <table:table-cell office:value-type="float" office:value="86600" calcext:value-type="float">
            <text:p>86600</text:p>
          </table:table-cell>
          <table:table-cell office:value-type="float" office:value="9214" calcext:value-type="float">
            <text:p>9214</text:p>
          </table:table-cell>
          <table:table-cell office:value-type="float" office:value="52577" calcext:value-type="float">
            <text:p>5257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75750577" calcext:value-type="float">
            <text:p>0.9575750577</text:p>
          </table:table-cell>
          <table:table-cell office:value-type="float" office:value="0.0138249171" calcext:value-type="float">
            <text:p>0.0138249171</text:p>
          </table:table-cell>
          <table:table-cell office:value-type="float" office:value="0.9486323614" calcext:value-type="float">
            <text:p>0.9486323614</text:p>
          </table:table-cell>
          <table:table-cell office:value-type="float" office:value="0.0043569091" calcext:value-type="float">
            <text:p>0.0043569091</text:p>
          </table:table-cell>
        </table:table-row>
        <table:table-row table:style-name="ro1">
          <table:table-cell office:value-type="float" office:value="87100" calcext:value-type="float">
            <text:p>87100</text:p>
          </table:table-cell>
          <table:table-cell office:value-type="float" office:value="9194" calcext:value-type="float">
            <text:p>9194</text:p>
          </table:table-cell>
          <table:table-cell office:value-type="float" office:value="52626" calcext:value-type="float">
            <text:p>5262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00114811" calcext:value-type="float">
            <text:p>0.9500114811</text:p>
          </table:table-cell>
          <table:table-cell office:value-type="float" office:value="0.005817041" calcext:value-type="float">
            <text:p>0.005817041</text:p>
          </table:table-cell>
          <table:table-cell office:value-type="float" office:value="0.944065729" calcext:value-type="float">
            <text:p>0.944065729</text:p>
          </table:table-cell>
          <table:table-cell office:value-type="float" office:value="0.0004779763" calcext:value-type="float">
            <text:p>0.0004779763</text:p>
          </table:table-cell>
        </table:table-row>
        <table:table-row table:style-name="ro1">
          <table:table-cell office:value-type="float" office:value="87600" calcext:value-type="float">
            <text:p>87600</text:p>
          </table:table-cell>
          <table:table-cell office:value-type="float" office:value="9118" calcext:value-type="float">
            <text:p>9118</text:p>
          </table:table-cell>
          <table:table-cell office:value-type="float" office:value="53145" calcext:value-type="float">
            <text:p>5314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67808219" calcext:value-type="float">
            <text:p>0.9367808219</text:p>
          </table:table-cell>
          <table:table-cell office:value-type="float" office:value="0.0081908134" calcext:value-type="float">
            <text:p>0.0081908134</text:p>
          </table:table-cell>
          <table:table-cell office:value-type="float" office:value="0.9479345034" calcext:value-type="float">
            <text:p>0.9479345034</text:p>
          </table:table-cell>
          <table:table-cell office:value-type="float" office:value="0.0036180575" calcext:value-type="float">
            <text:p>0.0036180575</text:p>
          </table:table-cell>
        </table:table-row>
        <table:table-row table:style-name="ro1">
          <table:table-cell office:value-type="float" office:value="88100" calcext:value-type="float">
            <text:p>88100</text:p>
          </table:table-cell>
          <table:table-cell office:value-type="float" office:value="9363" calcext:value-type="float">
            <text:p>9363</text:p>
          </table:table-cell>
          <table:table-cell office:value-type="float" office:value="53248" calcext:value-type="float">
            <text:p>5324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6492622" calcext:value-type="float">
            <text:p>0.956492622</text:p>
          </table:table-cell>
          <table:table-cell office:value-type="float" office:value="0.012678897" calcext:value-type="float">
            <text:p>0.012678897</text:p>
          </table:table-cell>
          <table:table-cell office:value-type="float" office:value="0.9443813848" calcext:value-type="float">
            <text:p>0.9443813848</text:p>
          </table:table-cell>
          <table:table-cell office:value-type="float" office:value="0.0001437783" calcext:value-type="float">
            <text:p>0.0001437783</text:p>
          </table:table-cell>
        </table:table-row>
        <table:table-row table:style-name="ro1">
          <table:table-cell office:value-type="float" office:value="88600" calcext:value-type="float">
            <text:p>88600</text:p>
          </table:table-cell>
          <table:table-cell office:value-type="float" office:value="9344" calcext:value-type="float">
            <text:p>9344</text:p>
          </table:table-cell>
          <table:table-cell office:value-type="float" office:value="53735" calcext:value-type="float">
            <text:p>5373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91647856" calcext:value-type="float">
            <text:p>0.9491647856</text:p>
          </table:table-cell>
          <table:table-cell office:value-type="float" office:value="0.0049206089" calcext:value-type="float">
            <text:p>0.0049206089</text:p>
          </table:table-cell>
          <table:table-cell office:value-type="float" office:value="0.9476403781" calcext:value-type="float">
            <text:p>0.9476403781</text:p>
          </table:table-cell>
          <table:table-cell office:value-type="float" office:value="0.0033066547" calcext:value-type="float">
            <text:p>0.0033066547</text:p>
          </table:table-cell>
        </table:table-row>
        <table:table-row table:style-name="ro1">
          <table:table-cell office:value-type="float" office:value="89100" calcext:value-type="float">
            <text:p>89100</text:p>
          </table:table-cell>
          <table:table-cell office:value-type="float" office:value="9518" calcext:value-type="float">
            <text:p>9518</text:p>
          </table:table-cell>
          <table:table-cell office:value-type="float" office:value="54006" calcext:value-type="float">
            <text:p>5400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14141414" calcext:value-type="float">
            <text:p>0.9614141414</text:p>
          </table:table-cell>
          <table:table-cell office:value-type="float" office:value="0.0178895162" calcext:value-type="float">
            <text:p>0.0178895162</text:p>
          </table:table-cell>
          <table:table-cell office:value-type="float" office:value="0.9470749158" calcext:value-type="float">
            <text:p>0.9470749158</text:p>
          </table:table-cell>
          <table:table-cell office:value-type="float" office:value="0.0027079761" calcext:value-type="float">
            <text:p>0.0027079761</text:p>
          </table:table-cell>
        </table:table-row>
        <table:table-row table:style-name="ro1">
          <table:table-cell office:value-type="float" office:value="89600" calcext:value-type="float">
            <text:p>89600</text:p>
          </table:table-cell>
          <table:table-cell office:value-type="float" office:value="9461" calcext:value-type="float">
            <text:p>9461</text:p>
          </table:table-cell>
          <table:table-cell office:value-type="float" office:value="54191" calcext:value-type="float">
            <text:p>54191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03236607" calcext:value-type="float">
            <text:p>0.9503236607</text:p>
          </table:table-cell>
          <table:table-cell office:value-type="float" office:value="0.0061475587" calcext:value-type="float">
            <text:p>0.0061475587</text:p>
          </table:table-cell>
          <table:table-cell office:value-type="float" office:value="0.9450160435" calcext:value-type="float">
            <text:p>0.9450160435</text:p>
          </table:table-cell>
          <table:table-cell office:value-type="float" office:value="0.0005281615" calcext:value-type="float">
            <text:p>0.0005281615</text:p>
          </table:table-cell>
        </table:table-row>
        <table:table-row table:style-name="ro1">
          <table:table-cell office:value-type="float" office:value="90100" calcext:value-type="float">
            <text:p>90100</text:p>
          </table:table-cell>
          <table:table-cell office:value-type="float" office:value="9430" calcext:value-type="float">
            <text:p>9430</text:p>
          </table:table-cell>
          <table:table-cell office:value-type="float" office:value="54313" calcext:value-type="float">
            <text:p>54313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19533851" calcext:value-type="float">
            <text:p>0.9419533851</text:p>
          </table:table-cell>
          <table:table-cell office:value-type="float" office:value="0.0027144035" calcext:value-type="float">
            <text:p>0.0027144035</text:p>
          </table:table-cell>
          <table:table-cell office:value-type="float" office:value="0.9418874861" calcext:value-type="float">
            <text:p>0.9418874861</text:p>
          </table:table-cell>
          <table:table-cell office:value-type="float" office:value="0.0027841736" calcext:value-type="float">
            <text:p>0.0027841736</text:p>
          </table:table-cell>
        </table:table-row>
        <table:table-row table:style-name="ro1">
          <table:table-cell office:value-type="float" office:value="90600" calcext:value-type="float">
            <text:p>90600</text:p>
          </table:table-cell>
          <table:table-cell office:value-type="float" office:value="9286" calcext:value-type="float">
            <text:p>9286</text:p>
          </table:table-cell>
          <table:table-cell office:value-type="float" office:value="54532" calcext:value-type="float">
            <text:p>54532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24503311" calcext:value-type="float">
            <text:p>0.9224503311</text:p>
          </table:table-cell>
          <table:table-cell office:value-type="float" office:value="0.0233631056" calcext:value-type="float">
            <text:p>0.0233631056</text:p>
          </table:table-cell>
          <table:table-cell office:value-type="float" office:value="0.9404663355" calcext:value-type="float">
            <text:p>0.9404663355</text:p>
          </table:table-cell>
          <table:table-cell office:value-type="float" office:value="0.0042888053" calcext:value-type="float">
            <text:p>0.0042888053</text:p>
          </table:table-cell>
        </table:table-row>
        <table:table-row table:style-name="ro1">
          <table:table-cell office:value-type="float" office:value="91100" calcext:value-type="float">
            <text:p>91100</text:p>
          </table:table-cell>
          <table:table-cell office:value-type="float" office:value="9466" calcext:value-type="float">
            <text:p>9466</text:p>
          </table:table-cell>
          <table:table-cell office:value-type="float" office:value="55409" calcext:value-type="float">
            <text:p>5540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51701427" calcext:value-type="float">
            <text:p>0.9351701427</text:p>
          </table:table-cell>
          <table:table-cell office:value-type="float" office:value="0.0098961071" calcext:value-type="float">
            <text:p>0.0098961071</text:p>
          </table:table-cell>
          <table:table-cell office:value-type="float" office:value="0.9503464599" calcext:value-type="float">
            <text:p>0.9503464599</text:p>
          </table:table-cell>
          <table:table-cell office:value-type="float" office:value="0.0061716972" calcext:value-type="float">
            <text:p>0.0061716972</text:p>
          </table:table-cell>
        </table:table-row>
        <table:table-row table:style-name="ro1">
          <table:table-cell office:value-type="float" office:value="91600" calcext:value-type="float">
            <text:p>91600</text:p>
          </table:table-cell>
          <table:table-cell office:value-type="float" office:value="9679" calcext:value-type="float">
            <text:p>9679</text:p>
          </table:table-cell>
          <table:table-cell office:value-type="float" office:value="55326" calcext:value-type="float">
            <text:p>5532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09934498" calcext:value-type="float">
            <text:p>0.9509934498</text:p>
          </table:table-cell>
          <table:table-cell office:value-type="float" office:value="0.0068566925" calcext:value-type="float">
            <text:p>0.0068566925</text:p>
          </table:table-cell>
          <table:table-cell office:value-type="float" office:value="0.9437431769" calcext:value-type="float">
            <text:p>0.9437431769</text:p>
          </table:table-cell>
          <table:table-cell office:value-type="float" office:value="0.0008194759" calcext:value-type="float">
            <text:p>0.0008194759</text:p>
          </table:table-cell>
        </table:table-row>
        <table:table-row table:style-name="ro1">
          <table:table-cell office:value-type="float" office:value="92100" calcext:value-type="float">
            <text:p>92100</text:p>
          </table:table-cell>
          <table:table-cell office:value-type="float" office:value="9626" calcext:value-type="float">
            <text:p>9626</text:p>
          </table:table-cell>
          <table:table-cell office:value-type="float" office:value="55529" calcext:value-type="float">
            <text:p>5552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06514658" calcext:value-type="float">
            <text:p>0.9406514658</text:p>
          </table:table-cell>
          <table:table-cell office:value-type="float" office:value="0.0040928002" calcext:value-type="float">
            <text:p>0.0040928002</text:p>
          </table:table-cell>
          <table:table-cell office:value-type="float" office:value="0.9420636536" calcext:value-type="float">
            <text:p>0.9420636536</text:p>
          </table:table-cell>
          <table:table-cell office:value-type="float" office:value="0.0025976576" calcext:value-type="float">
            <text:p>0.0025976576</text:p>
          </table:table-cell>
        </table:table-row>
        <table:table-row table:style-name="ro1">
          <table:table-cell office:value-type="float" office:value="92600" calcext:value-type="float">
            <text:p>92600</text:p>
          </table:table-cell>
          <table:table-cell office:value-type="float" office:value="9721" calcext:value-type="float">
            <text:p>9721</text:p>
          </table:table-cell>
          <table:table-cell office:value-type="float" office:value="56086" calcext:value-type="float">
            <text:p>5608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48056156" calcext:value-type="float">
            <text:p>0.9448056156</text:p>
          </table:table-cell>
          <table:table-cell office:value-type="float" office:value="0.0003053726" calcext:value-type="float">
            <text:p>0.0003053726</text:p>
          </table:table-cell>
          <table:table-cell office:value-type="float" office:value="0.94637554" calcext:value-type="float">
            <text:p>0.94637554</text:p>
          </table:table-cell>
          <table:table-cell office:value-type="float" office:value="0.0019675175" calcext:value-type="float">
            <text:p>0.0019675175</text:p>
          </table:table-cell>
        </table:table-row>
        <table:table-row table:style-name="ro1">
          <table:table-cell office:value-type="float" office:value="93100" calcext:value-type="float">
            <text:p>93100</text:p>
          </table:table-cell>
          <table:table-cell office:value-type="float" office:value="9812" calcext:value-type="float">
            <text:p>9812</text:p>
          </table:table-cell>
          <table:table-cell office:value-type="float" office:value="56334" calcext:value-type="float">
            <text:p>56334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528464" calcext:value-type="float">
            <text:p>0.948528464</text:p>
          </table:table-cell>
          <table:table-cell office:value-type="float" office:value="0.0042469086" calcext:value-type="float">
            <text:p>0.0042469086</text:p>
          </table:table-cell>
          <table:table-cell office:value-type="float" office:value="0.9454551557" calcext:value-type="float">
            <text:p>0.9454551557</text:p>
          </table:table-cell>
          <table:table-cell office:value-type="float" office:value="0.0009930681" calcext:value-type="float">
            <text:p>0.0009930681</text:p>
          </table:table-cell>
        </table:table-row>
        <table:table-row table:style-name="ro1">
          <table:table-cell office:value-type="float" office:value="93600" calcext:value-type="float">
            <text:p>93600</text:p>
          </table:table-cell>
          <table:table-cell office:value-type="float" office:value="9860" calcext:value-type="float">
            <text:p>9860</text:p>
          </table:table-cell>
          <table:table-cell office:value-type="float" office:value="56608" calcext:value-type="float">
            <text:p>5660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80769231" calcext:value-type="float">
            <text:p>0.9480769231</text:p>
          </table:table-cell>
          <table:table-cell office:value-type="float" office:value="0.0037688432" calcext:value-type="float">
            <text:p>0.0037688432</text:p>
          </table:table-cell>
          <table:table-cell office:value-type="float" office:value="0.9449786325" calcext:value-type="float">
            <text:p>0.9449786325</text:p>
          </table:table-cell>
          <table:table-cell office:value-type="float" office:value="0.0004885529" calcext:value-type="float">
            <text:p>0.0004885529</text:p>
          </table:table-cell>
        </table:table-row>
        <table:table-row table:style-name="ro1">
          <table:table-cell office:value-type="float" office:value="94100" calcext:value-type="float">
            <text:p>94100</text:p>
          </table:table-cell>
          <table:table-cell office:value-type="float" office:value="9837" calcext:value-type="float">
            <text:p>9837</text:p>
          </table:table-cell>
          <table:table-cell office:value-type="float" office:value="56787" calcext:value-type="float">
            <text:p>5678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08395324" calcext:value-type="float">
            <text:p>0.9408395324</text:p>
          </table:table-cell>
          <table:table-cell office:value-type="float" office:value="0.0038936862" calcext:value-type="float">
            <text:p>0.0038936862</text:p>
          </table:table-cell>
          <table:table-cell office:value-type="float" office:value="0.942929729" calcext:value-type="float">
            <text:p>0.942929729</text:p>
          </table:table-cell>
          <table:table-cell office:value-type="float" office:value="0.0016807073" calcext:value-type="float">
            <text:p>0.0016807073</text:p>
          </table:table-cell>
        </table:table-row>
        <table:table-row table:style-name="ro1">
          <table:table-cell office:value-type="float" office:value="94600" calcext:value-type="float">
            <text:p>94600</text:p>
          </table:table-cell>
          <table:table-cell office:value-type="float" office:value="9850" calcext:value-type="float">
            <text:p>9850</text:p>
          </table:table-cell>
          <table:table-cell office:value-type="float" office:value="57219" calcext:value-type="float">
            <text:p>5721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71035941" calcext:value-type="float">
            <text:p>0.9371035941</text:p>
          </table:table-cell>
          <table:table-cell office:value-type="float" office:value="0.0078490809" calcext:value-type="float">
            <text:p>0.0078490809</text:p>
          </table:table-cell>
          <table:table-cell office:value-type="float" office:value="0.9450812632" calcext:value-type="float">
            <text:p>0.9450812632</text:p>
          </table:table-cell>
          <table:table-cell office:value-type="float" office:value="0.0005972123" calcext:value-type="float">
            <text:p>0.0005972123</text:p>
          </table:table-cell>
        </table:table-row>
        <table:table-row table:style-name="ro1">
          <table:table-cell office:value-type="float" office:value="95100" calcext:value-type="float">
            <text:p>95100</text:p>
          </table:table-cell>
          <table:table-cell office:value-type="float" office:value="9992" calcext:value-type="float">
            <text:p>9992</text:p>
          </table:table-cell>
          <table:table-cell office:value-type="float" office:value="57380" calcext:value-type="float">
            <text:p>5738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5615142" calcext:value-type="float">
            <text:p>0.945615142</text:p>
          </table:table-cell>
          <table:table-cell office:value-type="float" office:value="0.0011624522" calcext:value-type="float">
            <text:p>0.0011624522</text:p>
          </table:table-cell>
          <table:table-cell office:value-type="float" office:value="0.9427576236" calcext:value-type="float">
            <text:p>0.9427576236</text:p>
          </table:table-cell>
          <table:table-cell office:value-type="float" office:value="0.0018629225" calcext:value-type="float">
            <text:p>0.0018629225</text:p>
          </table:table-cell>
        </table:table-row>
        <table:table-row table:style-name="ro1">
          <table:table-cell office:value-type="float" office:value="95600" calcext:value-type="float">
            <text:p>95600</text:p>
          </table:table-cell>
          <table:table-cell office:value-type="float" office:value="9960" calcext:value-type="float">
            <text:p>9960</text:p>
          </table:table-cell>
          <table:table-cell office:value-type="float" office:value="57836" calcext:value-type="float">
            <text:p>57836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76569038" calcext:value-type="float">
            <text:p>0.9376569038</text:p>
          </table:table-cell>
          <table:table-cell office:value-type="float" office:value="0.0072632687" calcext:value-type="float">
            <text:p>0.0072632687</text:p>
          </table:table-cell>
          <table:table-cell office:value-type="float" office:value="0.9452798117" calcext:value-type="float">
            <text:p>0.9452798117</text:p>
          </table:table-cell>
          <table:table-cell office:value-type="float" office:value="0.000807424" calcext:value-type="float">
            <text:p>0.000807424</text:p>
          </table:table-cell>
        </table:table-row>
        <table:table-row table:style-name="ro1">
          <table:table-cell office:value-type="float" office:value="96100" calcext:value-type="float">
            <text:p>96100</text:p>
          </table:table-cell>
          <table:table-cell office:value-type="float" office:value="9918" calcext:value-type="float">
            <text:p>9918</text:p>
          </table:table-cell>
          <table:table-cell office:value-type="float" office:value="58095" calcext:value-type="float">
            <text:p>58095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288449532" calcext:value-type="float">
            <text:p>0.9288449532</text:p>
          </table:table-cell>
          <table:table-cell office:value-type="float" office:value="0.0165928508" calcext:value-type="float">
            <text:p>0.0165928508</text:p>
          </table:table-cell>
          <table:table-cell office:value-type="float" office:value="0.9445727107" calcext:value-type="float">
            <text:p>0.9445727107</text:p>
          </table:table-cell>
          <table:table-cell office:value-type="float" office:value="0.0000587865" calcext:value-type="float">
            <text:p>0.0000587865</text:p>
          </table:table-cell>
        </table:table-row>
        <table:table-row table:style-name="ro1">
          <table:table-cell office:value-type="float" office:value="96600" calcext:value-type="float">
            <text:p>96600</text:p>
          </table:table-cell>
          <table:table-cell office:value-type="float" office:value="10110" calcext:value-type="float">
            <text:p>10110</text:p>
          </table:table-cell>
          <table:table-cell office:value-type="float" office:value="58287" calcext:value-type="float">
            <text:p>5828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19254658" calcext:value-type="float">
            <text:p>0.9419254658</text:p>
          </table:table-cell>
          <table:table-cell office:value-type="float" office:value="0.0027439628" calcext:value-type="float">
            <text:p>0.0027439628</text:p>
          </table:table-cell>
          <table:table-cell office:value-type="float" office:value="0.9427892081" calcext:value-type="float">
            <text:p>0.9427892081</text:p>
          </table:table-cell>
          <table:table-cell office:value-type="float" office:value="0.0018294827" calcext:value-type="float">
            <text:p>0.0018294827</text:p>
          </table:table-cell>
        </table:table-row>
        <table:table-row table:style-name="ro1">
          <table:table-cell office:value-type="float" office:value="97100" calcext:value-type="float">
            <text:p>97100</text:p>
          </table:table-cell>
          <table:table-cell office:value-type="float" office:value="10327" calcext:value-type="float">
            <text:p>10327</text:p>
          </table:table-cell>
          <table:table-cell office:value-type="float" office:value="58370" calcext:value-type="float">
            <text:p>58370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71884655" calcext:value-type="float">
            <text:p>0.9571884655</text:p>
          </table:table-cell>
          <table:table-cell office:value-type="float" office:value="0.0134156157" calcext:value-type="float">
            <text:p>0.0134156157</text:p>
          </table:table-cell>
          <table:table-cell office:value-type="float" office:value="0.9392700824" calcext:value-type="float">
            <text:p>0.9392700824</text:p>
          </table:table-cell>
          <table:table-cell office:value-type="float" office:value="0.0055553288" calcext:value-type="float">
            <text:p>0.0055553288</text:p>
          </table:table-cell>
        </table:table-row>
        <table:table-row table:style-name="ro1">
          <table:table-cell office:value-type="float" office:value="97600" calcext:value-type="float">
            <text:p>97600</text:p>
          </table:table-cell>
          <table:table-cell office:value-type="float" office:value="10171" calcext:value-type="float">
            <text:p>10171</text:p>
          </table:table-cell>
          <table:table-cell office:value-type="float" office:value="59247" calcext:value-type="float">
            <text:p>5924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378995902" calcext:value-type="float">
            <text:p>0.9378995902</text:p>
          </table:table-cell>
          <table:table-cell office:value-type="float" office:value="0.0070063264" calcext:value-type="float">
            <text:p>0.0070063264</text:p>
          </table:table-cell>
          <table:table-cell office:value-type="float" office:value="0.948498335" calcext:value-type="float">
            <text:p>0.948498335</text:p>
          </table:table-cell>
          <table:table-cell office:value-type="float" office:value="0.0042150097" calcext:value-type="float">
            <text:p>0.0042150097</text:p>
          </table:table-cell>
        </table:table-row>
        <table:table-row table:style-name="ro1">
          <table:table-cell office:value-type="float" office:value="98100" calcext:value-type="float">
            <text:p>98100</text:p>
          </table:table-cell>
          <table:table-cell office:value-type="float" office:value="10306" calcext:value-type="float">
            <text:p>10306</text:p>
          </table:table-cell>
          <table:table-cell office:value-type="float" office:value="59218" calcext:value-type="float">
            <text:p>59218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455045872" calcext:value-type="float">
            <text:p>0.9455045872</text:p>
          </table:table-cell>
          <table:table-cell office:value-type="float" office:value="0.0010454032" calcext:value-type="float">
            <text:p>0.0010454032</text:p>
          </table:table-cell>
          <table:table-cell office:value-type="float" office:value="0.9432020897" calcext:value-type="float">
            <text:p>0.9432020897</text:p>
          </table:table-cell>
          <table:table-cell office:value-type="float" office:value="0.0013923476" calcext:value-type="float">
            <text:p>0.0013923476</text:p>
          </table:table-cell>
        </table:table-row>
        <table:table-row table:style-name="ro1">
          <table:table-cell office:value-type="float" office:value="98600" calcext:value-type="float">
            <text:p>98600</text:p>
          </table:table-cell>
          <table:table-cell office:value-type="float" office:value="10018" calcext:value-type="float">
            <text:p>10018</text:p>
          </table:table-cell>
          <table:table-cell office:value-type="float" office:value="59329" calcext:value-type="float">
            <text:p>59329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144219067" calcext:value-type="float">
            <text:p>0.9144219067</text:p>
          </table:table-cell>
          <table:table-cell office:value-type="float" office:value="0.0318631356" calcext:value-type="float">
            <text:p>0.0318631356</text:p>
          </table:table-cell>
          <table:table-cell office:value-type="float" office:value="0.9401781187" calcext:value-type="float">
            <text:p>0.9401781187</text:p>
          </table:table-cell>
          <table:table-cell office:value-type="float" office:value="0.0045939527" calcext:value-type="float">
            <text:p>0.0045939527</text:p>
          </table:table-cell>
        </table:table-row>
        <table:table-row table:style-name="ro1">
          <table:table-cell office:value-type="float" office:value="99100" calcext:value-type="float">
            <text:p>99100</text:p>
          </table:table-cell>
          <table:table-cell office:value-type="float" office:value="10643" calcext:value-type="float">
            <text:p>10643</text:p>
          </table:table-cell>
          <table:table-cell office:value-type="float" office:value="59887" calcext:value-type="float">
            <text:p>5988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665691221" calcext:value-type="float">
            <text:p>0.9665691221</text:p>
          </table:table-cell>
          <table:table-cell office:value-type="float" office:value="0.0233473107" calcext:value-type="float">
            <text:p>0.0233473107</text:p>
          </table:table-cell>
          <table:table-cell office:value-type="float" office:value="0.9442324672" calcext:value-type="float">
            <text:p>0.9442324672</text:p>
          </table:table-cell>
          <table:table-cell office:value-type="float" office:value="0.0003014436" calcext:value-type="float">
            <text:p>0.0003014436</text:p>
          </table:table-cell>
        </table:table-row>
        <table:table-row table:style-name="ro1">
          <table:table-cell office:value-type="float" office:value="99600" calcext:value-type="float">
            <text:p>99600</text:p>
          </table:table-cell>
          <table:table-cell office:value-type="float" office:value="10541" calcext:value-type="float">
            <text:p>10541</text:p>
          </table:table-cell>
          <table:table-cell office:value-type="float" office:value="60247" calcext:value-type="float">
            <text:p>60247</text:p>
          </table:table-cell>
          <table:table-cell office:value-type="float" office:value="0.9445171859" calcext:value-type="float">
            <text:p>0.9445171859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0084517404" calcext:value-type="float">
            <text:p>0.0084517404</text:p>
          </table:table-cell>
          <table:table-cell office:value-type="float" office:value="0.9451399347" calcext:value-type="float">
            <text:p>0.9451399347</text:p>
          </table:table-cell>
          <table:table-cell office:value-type="float" office:value="0.0006593303" calcext:value-type="float">
            <text:p>0.0006593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11:07:04.730527015</meta:creation-date>
    <dc:date>2025-11-16T12:01:40.020385825</dc:date>
    <meta:editing-duration>PT32M35S</meta:editing-duration>
    <meta:editing-cycles>1</meta:editing-cycles>
    <meta:document-statistic meta:table-count="1" meta:cell-count="1608" meta:object-count="2"/>
    <meta:generator>LibreOffice/25.8.2.2$Linux_X86_64 LibreOffice_project/d401f2107ccab8f924a8e2df40f573aab7605b6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8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25pt"/>
    </style:style>
    <style:style style:name="T2" style:family="text">
      <style:text-properties style:text-position="0% 100%" fo:font-size="20pt" style:letter-kerning="false" style:font-size-asian="9pt" style:font-size-complex="9pt"/>
    </style:style>
  </office:automatic-styles>
  <office:body>
    <office:chart>
      <chart:chart svg:width="57.061cm" svg:height="32.096cm" xlink:href=".." xlink:type="simple" chart:class="chart:line" chart:style-name="ch1">
        <chart:title svg:x="24.877cm" svg:y="0.777cm" chart:style-name="ch2">
          <text:p><text:span text:style-name="T1">Relatives different</text:span></text:p>
        </chart:title>
        <chart:legend chart:legend-position="end" svg:x="49.457cm" svg:y="15.142cm" style:legend-expansion="high" chart:style-name="ch3"/>
        <chart:plot-area chart:style-name="ch4" svg:x="2.81cm" svg:y="2.927cm" svg:width="45.506cm" svg:height="26.889cm">
          <chart:coordinate-region svg:x="3.936cm" svg:y="3.18cm" svg:width="44.38cm" svg:height="25.145cm"/>
          <chart:axis chart:dimension="x" chart:name="primary-x" chart:style-name="ch5" chartooo:axis-type="auto">
            <chartooo:date-scale/>
            <chart:title svg:x="22.577cm" svg:y="30.457cm" chart:style-name="ch2">
              <text:p><text:span text:style-name="T2">Count of all points</text:span></text:p>
            </chart:title>
            <chart:categories table:cell-range-address="Sheet1.A2:Sheet1.A201"/>
          </chart:axis>
          <chart:axis chart:dimension="y" chart:name="primary-y" chart:style-name="ch6">
            <chart:title svg:x="0.451cm" svg:y="18.642cm" chart:style-name="ch7">
              <text:p><text:span text:style-name="T2">Relative error</text:span></text:p>
            </chart:title>
            <chart:grid chart:style-name="ch8" chart:class="major"/>
          </chart:axis>
          <chart:series chart:style-name="ch9" chart:values-cell-range-address="Sheet1.F1:Sheet1.F201" loext:label-string="relative_error_wide" chart:class="chart:line">
            <chart:data-point chart:repeated="201"/>
          </chart:series>
          <chart:series chart:style-name="ch10" chart:values-cell-range-address="Sheet1.H1:Sheet1.H201" loext:label-string="relative_error_narrow" chart:class="chart:line">
            <chart:data-point chart:repeated="2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_error_wide</text:p>
              </table:table-cell>
              <table:table-cell office:value-type="string">
                <text:p>relative_error_narrow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201</svg:desc>
                </draw:g>
              </table:table-cell>
              <table:table-cell office:value-type="float" office:value="NaN">
                <text:p>NaN</text:p>
                <draw:g>
                  <svg:desc>Sheet1.F1:Sheet1.F201</svg:desc>
                </draw:g>
              </table:table-cell>
              <table:table-cell office:value-type="float" office:value="NaN">
                <text:p>NaN</text:p>
                <draw:g>
                  <svg:desc>Sheet1.H1:Sheet1.H201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471322138">
                <text:p>0.0471322138</text:p>
              </table:table-cell>
              <table:table-cell office:value-type="float" office:value="0.0570579199">
                <text:p>0.057057919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2546092519">
                <text:p>0.2546092519</text:p>
              </table:table-cell>
              <table:table-cell office:value-type="float" office:value="0.003599173">
                <text:p>0.00359917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1424189924">
                <text:p>0.1424189924</text:p>
              </table:table-cell>
              <table:table-cell office:value-type="float" office:value="0.0390111815">
                <text:p>0.039011181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352213664">
                <text:p>0.0352213664</text:p>
              </table:table-cell>
              <table:table-cell office:value-type="float" office:value="0.0177686665">
                <text:p>0.017768666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0380572825">
                <text:p>0.0380572825</text:p>
              </table:table-cell>
              <table:table-cell office:value-type="float" office:value="0.0263354962">
                <text:p>0.0263354962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0801160987">
                <text:p>0.0801160987</text:p>
              </table:table-cell>
              <table:table-cell office:value-type="float" office:value="0.024608496">
                <text:p>0.02460849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0081955932">
                <text:p>0.0081955932</text:p>
              </table:table-cell>
              <table:table-cell office:value-type="float" office:value="0.005828469">
                <text:p>0.005828469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031251084">
                <text:p>0.031251084</text:p>
              </table:table-cell>
              <table:table-cell office:value-type="float" office:value="0.0008420324">
                <text:p>0.000842032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0295620227">
                <text:p>0.0295620227</text:p>
              </table:table-cell>
              <table:table-cell office:value-type="float" office:value="0.0150955851">
                <text:p>0.0150955851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004654079">
                <text:p>0.004654079</text:p>
              </table:table-cell>
              <table:table-cell office:value-type="float" office:value="0.025770368">
                <text:p>0.025770368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0.066838247">
                <text:p>0.066838247</text:p>
              </table:table-cell>
              <table:table-cell office:value-type="float" office:value="0.003599173">
                <text:p>0.003599173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0760585573">
                <text:p>0.0760585573</text:p>
              </table:table-cell>
              <table:table-cell office:value-type="float" office:value="0.0029098879">
                <text:p>0.002909887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0455701354">
                <text:p>0.0455701354</text:p>
              </table:table-cell>
              <table:table-cell office:value-type="float" office:value="0.0144804374">
                <text:p>0.0144804374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0023763026">
                <text:p>0.0023763026</text:p>
              </table:table-cell>
              <table:table-cell office:value-type="float" office:value="0.0030978747">
                <text:p>0.003097874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0149225984">
                <text:p>0.0149225984</text:p>
              </table:table-cell>
              <table:table-cell office:value-type="float" office:value="0.0099923651">
                <text:p>0.0099923651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0195491989">
                <text:p>0.0195491989</text:p>
              </table:table-cell>
              <table:table-cell office:value-type="float" office:value="0.0100414172">
                <text:p>0.0100414172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0210978253">
                <text:p>0.0210978253</text:p>
              </table:table-cell>
              <table:table-cell office:value-type="float" office:value="0.012585409">
                <text:p>0.012585409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0150006256">
                <text:p>0.0150006256</text:p>
              </table:table-cell>
              <table:table-cell office:value-type="float" office:value="0.0014191084">
                <text:p>0.001419108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0293066306">
                <text:p>0.0293066306</text:p>
              </table:table-cell>
              <table:table-cell office:value-type="float" office:value="0.0154760863">
                <text:p>0.0154760863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0064368187">
                <text:p>0.0064368187</text:p>
              </table:table-cell>
              <table:table-cell office:value-type="float" office:value="0.0044607794">
                <text:p>0.0044607794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0075080088">
                <text:p>0.0075080088</text:p>
              </table:table-cell>
              <table:table-cell office:value-type="float" office:value="0.0111965715">
                <text:p>0.0111965715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0310748593">
                <text:p>0.0310748593</text:p>
              </table:table-cell>
              <table:table-cell office:value-type="float" office:value="0.0011868069">
                <text:p>0.0011868069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0479906532">
                <text:p>0.0479906532</text:p>
              </table:table-cell>
              <table:table-cell office:value-type="float" office:value="0.0008718658">
                <text:p>0.0008718658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0175604549">
                <text:p>0.0175604549</text:p>
              </table:table-cell>
              <table:table-cell office:value-type="float" office:value="0.0108247828">
                <text:p>0.0108247828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029254708">
                <text:p>0.029254708</text:p>
              </table:table-cell>
              <table:table-cell office:value-type="float" office:value="0.007746277">
                <text:p>0.007746277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262234809">
                <text:p>0.0262234809</text:p>
              </table:table-cell>
              <table:table-cell office:value-type="float" office:value="0.0044096639">
                <text:p>0.0044096639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029675094">
                <text:p>0.029675094</text:p>
              </table:table-cell>
              <table:table-cell office:value-type="float" office:value="0.0012416082">
                <text:p>0.0012416082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0.0397469079">
                <text:p>0.0397469079</text:p>
              </table:table-cell>
              <table:table-cell office:value-type="float" office:value="0.006437406">
                <text:p>0.006437406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0299081605">
                <text:p>0.0299081605</text:p>
              </table:table-cell>
              <table:table-cell office:value-type="float" office:value="0.0060214878">
                <text:p>0.0060214878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0.013194457">
                <text:p>0.013194457</text:p>
              </table:table-cell>
              <table:table-cell office:value-type="float" office:value="0.0048233249">
                <text:p>0.0048233249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0184957662">
                <text:p>0.0184957662</text:p>
              </table:table-cell>
              <table:table-cell office:value-type="float" office:value="0.0018420713">
                <text:p>0.0018420713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0.0245321445">
                <text:p>0.0245321445</text:p>
              </table:table-cell>
              <table:table-cell office:value-type="float" office:value="0.0075227962">
                <text:p>0.007522796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0074787096">
                <text:p>0.0074787096</text:p>
              </table:table-cell>
              <table:table-cell office:value-type="float" office:value="0.0033594217">
                <text:p>0.0033594217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0.0125655271">
                <text:p>0.0125655271</text:p>
              </table:table-cell>
              <table:table-cell office:value-type="float" office:value="0.0089141428">
                <text:p>0.0089141428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0454605159">
                <text:p>0.0454605159</text:p>
              </table:table-cell>
              <table:table-cell office:value-type="float" office:value="0.0000197273">
                <text:p>0.0000197273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0.0151894868">
                <text:p>0.0151894868</text:p>
              </table:table-cell>
              <table:table-cell office:value-type="float" office:value="0.0009360259">
                <text:p>0.0009360259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0418677508">
                <text:p>0.0418677508</text:p>
              </table:table-cell>
              <table:table-cell office:value-type="float" office:value="0.004452211">
                <text:p>0.004452211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0.0297142005">
                <text:p>0.0297142005</text:p>
              </table:table-cell>
              <table:table-cell office:value-type="float" office:value="0.0078682939">
                <text:p>0.0078682939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0117114741">
                <text:p>0.0117114741</text:p>
              </table:table-cell>
              <table:table-cell office:value-type="float" office:value="0.0020594611">
                <text:p>0.0020594611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0.0019696467">
                <text:p>0.0019696467</text:p>
              </table:table-cell>
              <table:table-cell office:value-type="float" office:value="0.0059905705">
                <text:p>0.0059905705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0068368099">
                <text:p>0.0068368099</text:p>
              </table:table-cell>
              <table:table-cell office:value-type="float" office:value="0.0015416054">
                <text:p>0.0015416054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0.027802049">
                <text:p>0.027802049</text:p>
              </table:table-cell>
              <table:table-cell office:value-type="float" office:value="0.0014868145">
                <text:p>0.0014868145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0254556006">
                <text:p>0.0254556006</text:p>
              </table:table-cell>
              <table:table-cell office:value-type="float" office:value="0.0047637179">
                <text:p>0.0047637179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0.0003711094">
                <text:p>0.0003711094</text:p>
              </table:table-cell>
              <table:table-cell office:value-type="float" office:value="0.0054372667">
                <text:p>0.0054372667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0234183096">
                <text:p>0.0234183096</text:p>
              </table:table-cell>
              <table:table-cell office:value-type="float" office:value="0.0078785163">
                <text:p>0.0078785163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0.0051490276">
                <text:p>0.0051490276</text:p>
              </table:table-cell>
              <table:table-cell office:value-type="float" office:value="0.0009879281">
                <text:p>0.0009879281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0056673865">
                <text:p>0.0056673865</text:p>
              </table:table-cell>
              <table:table-cell office:value-type="float" office:value="0.0022015643">
                <text:p>0.0022015643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0.0178727496">
                <text:p>0.0178727496</text:p>
              </table:table-cell>
              <table:table-cell office:value-type="float" office:value="0.0034356138">
                <text:p>0.0034356138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0139202245">
                <text:p>0.0139202245</text:p>
              </table:table-cell>
              <table:table-cell office:value-type="float" office:value="0.0038279814">
                <text:p>0.0038279814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0.0082580681">
                <text:p>0.0082580681</text:p>
              </table:table-cell>
              <table:table-cell office:value-type="float" office:value="0.003599173">
                <text:p>0.003599173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0114471253">
                <text:p>0.0114471253</text:p>
              </table:table-cell>
              <table:table-cell office:value-type="float" office:value="0.0043976331">
                <text:p>0.0043976331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0106552438">
                <text:p>0.0106552438</text:p>
              </table:table-cell>
              <table:table-cell office:value-type="float" office:value="0.00051893">
                <text:p>0.00051893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0150048708">
                <text:p>0.0150048708</text:p>
              </table:table-cell>
              <table:table-cell office:value-type="float" office:value="0.0026756987">
                <text:p>0.0026756987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0.0194968871">
                <text:p>0.0194968871</text:p>
              </table:table-cell>
              <table:table-cell office:value-type="float" office:value="0.002889436">
                <text:p>0.002889436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0193548871">
                <text:p>0.0193548871</text:p>
              </table:table-cell>
              <table:table-cell office:value-type="float" office:value="0.0062444001">
                <text:p>0.0062444001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0.0091555991">
                <text:p>0.0091555991</text:p>
              </table:table-cell>
              <table:table-cell office:value-type="float" office:value="0.0013157298">
                <text:p>0.0013157298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0152619758">
                <text:p>0.0152619758</text:p>
              </table:table-cell>
              <table:table-cell office:value-type="float" office:value="0.0038739059">
                <text:p>0.0038739059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0.0021541889">
                <text:p>0.0021541889</text:p>
              </table:table-cell>
              <table:table-cell office:value-type="float" office:value="0.0002057692">
                <text:p>0.0002057692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0366939558">
                <text:p>0.0366939558</text:p>
              </table:table-cell>
              <table:table-cell office:value-type="float" office:value="0.0078841754">
                <text:p>0.0078841754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0.0339337073">
                <text:p>0.0339337073</text:p>
              </table:table-cell>
              <table:table-cell office:value-type="float" office:value="0.0031334398">
                <text:p>0.0031334398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012309803">
                <text:p>0.012309803</text:p>
              </table:table-cell>
              <table:table-cell office:value-type="float" office:value="0.0031228564">
                <text:p>0.0031228564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0.0110104284">
                <text:p>0.0110104284</text:p>
              </table:table-cell>
              <table:table-cell office:value-type="float" office:value="0.0033288651">
                <text:p>0.0033288651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012919904">
                <text:p>0.012919904</text:p>
              </table:table-cell>
              <table:table-cell office:value-type="float" office:value="0.0013473604">
                <text:p>0.0013473604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0.0317536514">
                <text:p>0.0317536514</text:p>
              </table:table-cell>
              <table:table-cell office:value-type="float" office:value="0.0036077831">
                <text:p>0.0036077831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0060027812">
                <text:p>0.0060027812</text:p>
              </table:table-cell>
              <table:table-cell office:value-type="float" office:value="0.0068458993">
                <text:p>0.0068458993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0.0089876068">
                <text:p>0.0089876068</text:p>
              </table:table-cell>
              <table:table-cell office:value-type="float" office:value="0.0060687591">
                <text:p>0.0060687591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0056781469">
                <text:p>0.0056781469</text:p>
              </table:table-cell>
              <table:table-cell office:value-type="float" office:value="0.0050304271">
                <text:p>0.0050304271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0.0178102633">
                <text:p>0.0178102633</text:p>
              </table:table-cell>
              <table:table-cell office:value-type="float" office:value="0.0022105161">
                <text:p>0.0022105161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004283526">
                <text:p>0.004283526</text:p>
              </table:table-cell>
              <table:table-cell office:value-type="float" office:value="0.000831657">
                <text:p>0.000831657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0085768698">
                <text:p>0.0085768698</text:p>
              </table:table-cell>
              <table:table-cell office:value-type="float" office:value="0.0015963636">
                <text:p>0.0015963636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0226361683">
                <text:p>0.0226361683</text:p>
              </table:table-cell>
              <table:table-cell office:value-type="float" office:value="0.0072282299">
                <text:p>0.0072282299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0.0229945728">
                <text:p>0.0229945728</text:p>
              </table:table-cell>
              <table:table-cell office:value-type="float" office:value="0.0033401471">
                <text:p>0.0033401471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0183614136">
                <text:p>0.0183614136</text:p>
              </table:table-cell>
              <table:table-cell office:value-type="float" office:value="0.0024229967">
                <text:p>0.0024229967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0.0046767178">
                <text:p>0.0046767178</text:p>
              </table:table-cell>
              <table:table-cell office:value-type="float" office:value="0.0014748188">
                <text:p>0.0014748188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0132296402">
                <text:p>0.0132296402</text:p>
              </table:table-cell>
              <table:table-cell office:value-type="float" office:value="0.0071514997">
                <text:p>0.0071514997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0.0225502522">
                <text:p>0.0225502522</text:p>
              </table:table-cell>
              <table:table-cell office:value-type="float" office:value="0.0014898046">
                <text:p>0.0014898046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0051379614">
                <text:p>0.0051379614</text:p>
              </table:table-cell>
              <table:table-cell office:value-type="float" office:value="0.0017321329">
                <text:p>0.0017321329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0.0194842365">
                <text:p>0.0194842365</text:p>
              </table:table-cell>
              <table:table-cell office:value-type="float" office:value="0.0016134604">
                <text:p>0.0016134604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.0081401816">
                <text:p>0.0081401816</text:p>
              </table:table-cell>
              <table:table-cell office:value-type="float" office:value="0.0044677549">
                <text:p>0.0044677549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0.0004513172">
                <text:p>0.0004513172</text:p>
              </table:table-cell>
              <table:table-cell office:value-type="float" office:value="0.0138757879">
                <text:p>0.0138757879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0.035085306">
                <text:p>0.035085306</text:p>
              </table:table-cell>
              <table:table-cell office:value-type="float" office:value="0.0066794697">
                <text:p>0.0066794697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0.0156828829">
                <text:p>0.0156828829</text:p>
              </table:table-cell>
              <table:table-cell office:value-type="float" office:value="0.0044141912">
                <text:p>0.0044141912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0218615109">
                <text:p>0.0218615109</text:p>
              </table:table-cell>
              <table:table-cell office:value-type="float" office:value="0.008026698">
                <text:p>0.008026698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0.0001759887">
                <text:p>0.0001759887</text:p>
              </table:table-cell>
              <table:table-cell office:value-type="float" office:value="0.0030689537">
                <text:p>0.0030689537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.0140873927">
                <text:p>0.0140873927</text:p>
              </table:table-cell>
              <table:table-cell office:value-type="float" office:value="0.0022818537">
                <text:p>0.0022818537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0.0032913485">
                <text:p>0.0032913485</text:p>
              </table:table-cell>
              <table:table-cell office:value-type="float" office:value="0.000181872">
                <text:p>0.000181872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0.0093270185">
                <text:p>0.0093270185</text:p>
              </table:table-cell>
              <table:table-cell office:value-type="float" office:value="0.0068488886">
                <text:p>0.006848888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0037893904">
                <text:p>0.0037893904</text:p>
              </table:table-cell>
              <table:table-cell office:value-type="float" office:value="0.0009412557">
                <text:p>0.0009412557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0049406063">
                <text:p>0.0049406063</text:p>
              </table:table-cell>
              <table:table-cell office:value-type="float" office:value="0.0011648658">
                <text:p>0.0011648658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0.0109799024">
                <text:p>0.0109799024</text:p>
              </table:table-cell>
              <table:table-cell office:value-type="float" office:value="0.002548245">
                <text:p>0.002548245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0.0039972772">
                <text:p>0.0039972772</text:p>
              </table:table-cell>
              <table:table-cell office:value-type="float" office:value="0.0021474171">
                <text:p>0.0021474171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0.0174371165">
                <text:p>0.0174371165</text:p>
              </table:table-cell>
              <table:table-cell office:value-type="float" office:value="0.0001164691">
                <text:p>0.0001164691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0.0093068765">
                <text:p>0.0093068765</text:p>
              </table:table-cell>
              <table:table-cell office:value-type="float" office:value="0.0008624905">
                <text:p>0.0008624905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0.0125754206">
                <text:p>0.0125754206</text:p>
              </table:table-cell>
              <table:table-cell office:value-type="float" office:value="0.0035755066">
                <text:p>0.0035755066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0.0042538622">
                <text:p>0.0042538622</text:p>
              </table:table-cell>
              <table:table-cell office:value-type="float" office:value="0.0064810735">
                <text:p>0.0064810735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0.0131012214">
                <text:p>0.0131012214</text:p>
              </table:table-cell>
              <table:table-cell office:value-type="float" office:value="0.0076537915">
                <text:p>0.0076537915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0.0249766998">
                <text:p>0.0249766998</text:p>
              </table:table-cell>
              <table:table-cell office:value-type="float" office:value="0.0024756812">
                <text:p>0.0024756812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0.0010993656">
                <text:p>0.0010993656</text:p>
              </table:table-cell>
              <table:table-cell office:value-type="float" office:value="0.0019151082">
                <text:p>0.0019151082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0.0058480114">
                <text:p>0.0058480114</text:p>
              </table:table-cell>
              <table:table-cell office:value-type="float" office:value="0.0013642607">
                <text:p>0.0013642607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0.0195301092">
                <text:p>0.0195301092</text:p>
              </table:table-cell>
              <table:table-cell office:value-type="float" office:value="0.0000584853">
                <text:p>0.0000584853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0.0064308752">
                <text:p>0.0064308752</text:p>
              </table:table-cell>
              <table:table-cell office:value-type="float" office:value="0.0013537741">
                <text:p>0.0013537741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0.0106801203">
                <text:p>0.0106801203</text:p>
              </table:table-cell>
              <table:table-cell office:value-type="float" office:value="0.0030157848">
                <text:p>0.0030157848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0.0065714893">
                <text:p>0.0065714893</text:p>
              </table:table-cell>
              <table:table-cell office:value-type="float" office:value="0.0027682539">
                <text:p>0.0027682539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0.0078977475">
                <text:p>0.0078977475</text:p>
              </table:table-cell>
              <table:table-cell office:value-type="float" office:value="0.0044006674">
                <text:p>0.0044006674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0.0289508955">
                <text:p>0.0289508955</text:p>
              </table:table-cell>
              <table:table-cell office:value-type="float" office:value="0.0085419164">
                <text:p>0.0085419164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0.013618803">
                <text:p>0.013618803</text:p>
              </table:table-cell>
              <table:table-cell office:value-type="float" office:value="0.0021771938">
                <text:p>0.0021771938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0.00514143">
                <text:p>0.00514143</text:p>
              </table:table-cell>
              <table:table-cell office:value-type="float" office:value="0.0050634172">
                <text:p>0.0050634172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0.0134886659">
                <text:p>0.0134886659</text:p>
              </table:table-cell>
              <table:table-cell office:value-type="float" office:value="0.0063357379">
                <text:p>0.0063357379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0.0217349405">
                <text:p>0.0217349405</text:p>
              </table:table-cell>
              <table:table-cell office:value-type="float" office:value="0.0018029878">
                <text:p>0.0018029878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0.0256665109">
                <text:p>0.0256665109</text:p>
              </table:table-cell>
              <table:table-cell office:value-type="float" office:value="0.0012788449">
                <text:p>0.0012788449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0.0040715824">
                <text:p>0.0040715824</text:p>
              </table:table-cell>
              <table:table-cell office:value-type="float" office:value="0.005210424">
                <text:p>0.005210424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0.0029104829">
                <text:p>0.0029104829</text:p>
              </table:table-cell>
              <table:table-cell office:value-type="float" office:value="0.0013775921">
                <text:p>0.0013775921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0.0129952722">
                <text:p>0.0129952722</text:p>
              </table:table-cell>
              <table:table-cell office:value-type="float" office:value="0.0048934098">
                <text:p>0.0048934098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0.0047199555">
                <text:p>0.0047199555</text:p>
              </table:table-cell>
              <table:table-cell office:value-type="float" office:value="0.00508004">
                <text:p>0.00508004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0.016447931">
                <text:p>0.016447931</text:p>
              </table:table-cell>
              <table:table-cell office:value-type="float" office:value="0.0004182367">
                <text:p>0.0004182367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0.0188439513">
                <text:p>0.0188439513</text:p>
              </table:table-cell>
              <table:table-cell office:value-type="float" office:value="0.0056957487">
                <text:p>0.0056957487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0.0044909703">
                <text:p>0.0044909703</text:p>
              </table:table-cell>
              <table:table-cell office:value-type="float" office:value="0.0027070174">
                <text:p>0.0027070174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0.0007896678">
                <text:p>0.0007896678</text:p>
              </table:table-cell>
              <table:table-cell office:value-type="float" office:value="0.0023197397">
                <text:p>0.0023197397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0.0037614127">
                <text:p>0.0037614127</text:p>
              </table:table-cell>
              <table:table-cell office:value-type="float" office:value="0.0009913961">
                <text:p>0.0009913961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0.0212952045">
                <text:p>0.0212952045</text:p>
              </table:table-cell>
              <table:table-cell office:value-type="float" office:value="0.0024887414">
                <text:p>0.0024887414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0.0179595561">
                <text:p>0.0179595561</text:p>
              </table:table-cell>
              <table:table-cell office:value-type="float" office:value="0.0008282697">
                <text:p>0.0008282697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0.008373121">
                <text:p>0.008373121</text:p>
              </table:table-cell>
              <table:table-cell office:value-type="float" office:value="0.0000861139">
                <text:p>0.0000861139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0.0015248647">
                <text:p>0.0015248647</text:p>
              </table:table-cell>
              <table:table-cell office:value-type="float" office:value="0.0010396822">
                <text:p>0.0010396822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0.021857889">
                <text:p>0.021857889</text:p>
              </table:table-cell>
              <table:table-cell office:value-type="float" office:value="0.0024074547">
                <text:p>0.0024074547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0.0156768359">
                <text:p>0.0156768359</text:p>
              </table:table-cell>
              <table:table-cell office:value-type="float" office:value="0.0008553519">
                <text:p>0.0008553519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0.015928077">
                <text:p>0.015928077</text:p>
              </table:table-cell>
              <table:table-cell office:value-type="float" office:value="0.0004000021">
                <text:p>0.0004000021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0.0113430433">
                <text:p>0.0113430433</text:p>
              </table:table-cell>
              <table:table-cell office:value-type="float" office:value="0.0010586905">
                <text:p>0.0010586905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0.0195649696">
                <text:p>0.0195649696</text:p>
              </table:table-cell>
              <table:table-cell office:value-type="float" office:value="0.0040673667">
                <text:p>0.0040673667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0.0093742703">
                <text:p>0.0093742703</text:p>
              </table:table-cell>
              <table:table-cell office:value-type="float" office:value="0.0007451515">
                <text:p>0.0007451515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0.0158616301">
                <text:p>0.0158616301</text:p>
              </table:table-cell>
              <table:table-cell office:value-type="float" office:value="0.0051185879">
                <text:p>0.0051185879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0.0019016892">
                <text:p>0.0019016892</text:p>
              </table:table-cell>
              <table:table-cell office:value-type="float" office:value="0.0002125421">
                <text:p>0.0002125421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0.0095169382">
                <text:p>0.0095169382</text:p>
              </table:table-cell>
              <table:table-cell office:value-type="float" office:value="0.0024055329">
                <text:p>0.0024055329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0.004331296">
                <text:p>0.004331296</text:p>
              </table:table-cell>
              <table:table-cell office:value-type="float" office:value="0.0016804368">
                <text:p>0.0016804368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0.0040671682">
                <text:p>0.0040671682</text:p>
              </table:table-cell>
              <table:table-cell office:value-type="float" office:value="0.000494285">
                <text:p>0.000494285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0.0041040559">
                <text:p>0.0041040559</text:p>
              </table:table-cell>
              <table:table-cell office:value-type="float" office:value="0.0009946916">
                <text:p>0.0009946916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0.0100962361">
                <text:p>0.0100962361</text:p>
              </table:table-cell>
              <table:table-cell office:value-type="float" office:value="0.0028287169">
                <text:p>0.0028287169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0.0054784012">
                <text:p>0.0054784012</text:p>
              </table:table-cell>
              <table:table-cell office:value-type="float" office:value="0.0011699743">
                <text:p>0.0011699743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0.0067117289">
                <text:p>0.0067117289</text:p>
              </table:table-cell>
              <table:table-cell office:value-type="float" office:value="0.0019311848">
                <text:p>0.0019311848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0.0154729925">
                <text:p>0.0154729925</text:p>
              </table:table-cell>
              <table:table-cell office:value-type="float" office:value="0.0025455397">
                <text:p>0.0025455397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0.002090044">
                <text:p>0.002090044</text:p>
              </table:table-cell>
              <table:table-cell office:value-type="float" office:value="0.0038368575">
                <text:p>0.0038368575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0.0081203657">
                <text:p>0.0081203657</text:p>
              </table:table-cell>
              <table:table-cell office:value-type="float" office:value="0.0019393822">
                <text:p>0.0019393822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0.0313410621">
                <text:p>0.0313410621</text:p>
              </table:table-cell>
              <table:table-cell office:value-type="float" office:value="0.0039350287">
                <text:p>0.0039350287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0.0020523822">
                <text:p>0.0020523822</text:p>
              </table:table-cell>
              <table:table-cell office:value-type="float" office:value="0.0005423546">
                <text:p>0.0005423546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0.0018843021">
                <text:p>0.0018843021</text:p>
              </table:table-cell>
              <table:table-cell office:value-type="float" office:value="0.0003594031">
                <text:p>0.0003594031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0.011845709">
                <text:p>0.011845709</text:p>
              </table:table-cell>
              <table:table-cell office:value-type="float" office:value="0.0015327031">
                <text:p>0.0015327031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0.0089387529">
                <text:p>0.0089387529</text:p>
              </table:table-cell>
              <table:table-cell office:value-type="float" office:value="0.0030316362">
                <text:p>0.0030316362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0.0008575128">
                <text:p>0.0008575128</text:p>
              </table:table-cell>
              <table:table-cell office:value-type="float" office:value="0.0004139564">
                <text:p>0.0004139564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0.0093282201">
                <text:p>0.0093282201</text:p>
              </table:table-cell>
              <table:table-cell office:value-type="float" office:value="0.0032919916">
                <text:p>0.0032919916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0.0063685041">
                <text:p>0.0063685041</text:p>
              </table:table-cell>
              <table:table-cell office:value-type="float" office:value="0.0011210952">
                <text:p>0.0011210952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0.0080472613">
                <text:p>0.0080472613</text:p>
              </table:table-cell>
              <table:table-cell office:value-type="float" office:value="0.0014420331">
                <text:p>0.0014420331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0.0084338549">
                <text:p>0.0084338549</text:p>
              </table:table-cell>
              <table:table-cell office:value-type="float" office:value="0.0022628226">
                <text:p>0.0022628226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0.0037882341">
                <text:p>0.0037882341</text:p>
              </table:table-cell>
              <table:table-cell office:value-type="float" office:value="0.0010398254">
                <text:p>0.0010398254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0.0011791944">
                <text:p>0.0011791944</text:p>
              </table:table-cell>
              <table:table-cell office:value-type="float" office:value="0.0025600109">
                <text:p>0.0025600109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0.0034966621">
                <text:p>0.0034966621</text:p>
              </table:table-cell>
              <table:table-cell office:value-type="float" office:value="0.0035199862">
                <text:p>0.0035199862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0.0009100929">
                <text:p>0.0009100929</text:p>
              </table:table-cell>
              <table:table-cell office:value-type="float" office:value="0.0083520122">
                <text:p>0.0083520122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0.0066107744">
                <text:p>0.0066107744</text:p>
              </table:table-cell>
              <table:table-cell office:value-type="float" office:value="0.0023343641">
                <text:p>0.0023343641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0.005086405">
                <text:p>0.005086405</text:p>
              </table:table-cell>
              <table:table-cell office:value-type="float" office:value="0.0000477218">
                <text:p>0.0000477218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0.0015497344">
                <text:p>0.0015497344</text:p>
              </table:table-cell>
              <table:table-cell office:value-type="float" office:value="0.0035570793">
                <text:p>0.0035570793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0.0094270788">
                <text:p>0.0094270788</text:p>
              </table:table-cell>
              <table:table-cell office:value-type="float" office:value="0.0022746301">
                <text:p>0.0022746301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0.0142127865">
                <text:p>0.0142127865</text:p>
              </table:table-cell>
              <table:table-cell office:value-type="float" office:value="0.0025039447">
                <text:p>0.0025039447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0.0215075756">
                <text:p>0.0215075756</text:p>
              </table:table-cell>
              <table:table-cell office:value-type="float" office:value="0.0013368315">
                <text:p>0.0013368315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0.003939608">
                <text:p>0.003939608</text:p>
              </table:table-cell>
              <table:table-cell office:value-type="float" office:value="0.0031407898">
                <text:p>0.0031407898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0.011379273">
                <text:p>0.011379273</text:p>
              </table:table-cell>
              <table:table-cell office:value-type="float" office:value="0.0018811114">
                <text:p>0.0018811114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0.0015621327">
                <text:p>0.0015621327</text:p>
              </table:table-cell>
              <table:table-cell office:value-type="float" office:value="0.001225823">
                <text:p>0.001225823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0.0077872467">
                <text:p>0.0077872467</text:p>
              </table:table-cell>
              <table:table-cell office:value-type="float" office:value="0.0002073192">
                <text:p>0.0002073192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0.0044333916">
                <text:p>0.0044333916</text:p>
              </table:table-cell>
              <table:table-cell office:value-type="float" office:value="0.0005198482">
                <text:p>0.0005198482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0.0053844464">
                <text:p>0.0053844464</text:p>
              </table:table-cell>
              <table:table-cell office:value-type="float" office:value="0.0038660091">
                <text:p>0.0038660091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0.0026802476">
                <text:p>0.0026802476</text:p>
              </table:table-cell>
              <table:table-cell office:value-type="float" office:value="0.0001692374">
                <text:p>0.0001692374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0.012011304">
                <text:p>0.012011304</text:p>
              </table:table-cell>
              <table:table-cell office:value-type="float" office:value="0.0010682425">
                <text:p>0.0010682425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0.0069225448">
                <text:p>0.0069225448</text:p>
              </table:table-cell>
              <table:table-cell office:value-type="float" office:value="0.0063172052">
                <text:p>0.0063172052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0.0016722465">
                <text:p>0.0016722465</text:p>
              </table:table-cell>
              <table:table-cell office:value-type="float" office:value="0.0036970439">
                <text:p>0.0036970439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0.008748584">
                <text:p>0.008748584</text:p>
              </table:table-cell>
              <table:table-cell office:value-type="float" office:value="0.0000276264">
                <text:p>0.0000276264</text:p>
              </table:table-cell>
            </table:table-row>
            <table:table-row>
              <table:table-cell office:value-type="float" office:value="86600">
                <text:p>86600</text:p>
              </table:table-cell>
              <table:table-cell office:value-type="float" office:value="0.0028642562">
                <text:p>0.0028642562</text:p>
              </table:table-cell>
              <table:table-cell office:value-type="float" office:value="0.0002051046">
                <text:p>0.0002051046</text:p>
              </table:table-cell>
            </table:table-row>
            <table:table-row>
              <table:table-cell office:value-type="float" office:value="87100">
                <text:p>87100</text:p>
              </table:table-cell>
              <table:table-cell office:value-type="float" office:value="0.0138249171">
                <text:p>0.0138249171</text:p>
              </table:table-cell>
              <table:table-cell office:value-type="float" office:value="0.0043569091">
                <text:p>0.0043569091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0.005817041">
                <text:p>0.005817041</text:p>
              </table:table-cell>
              <table:table-cell office:value-type="float" office:value="0.0004779763">
                <text:p>0.0004779763</text:p>
              </table:table-cell>
            </table:table-row>
            <table:table-row>
              <table:table-cell office:value-type="float" office:value="88100">
                <text:p>88100</text:p>
              </table:table-cell>
              <table:table-cell office:value-type="float" office:value="0.0081908134">
                <text:p>0.0081908134</text:p>
              </table:table-cell>
              <table:table-cell office:value-type="float" office:value="0.0036180575">
                <text:p>0.0036180575</text:p>
              </table:table-cell>
            </table:table-row>
            <table:table-row>
              <table:table-cell office:value-type="float" office:value="88600">
                <text:p>88600</text:p>
              </table:table-cell>
              <table:table-cell office:value-type="float" office:value="0.012678897">
                <text:p>0.012678897</text:p>
              </table:table-cell>
              <table:table-cell office:value-type="float" office:value="0.0001437783">
                <text:p>0.0001437783</text:p>
              </table:table-cell>
            </table:table-row>
            <table:table-row>
              <table:table-cell office:value-type="float" office:value="89100">
                <text:p>89100</text:p>
              </table:table-cell>
              <table:table-cell office:value-type="float" office:value="0.0049206089">
                <text:p>0.0049206089</text:p>
              </table:table-cell>
              <table:table-cell office:value-type="float" office:value="0.0033066547">
                <text:p>0.0033066547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0.0178895162">
                <text:p>0.0178895162</text:p>
              </table:table-cell>
              <table:table-cell office:value-type="float" office:value="0.0027079761">
                <text:p>0.0027079761</text:p>
              </table:table-cell>
            </table:table-row>
            <table:table-row>
              <table:table-cell office:value-type="float" office:value="90100">
                <text:p>90100</text:p>
              </table:table-cell>
              <table:table-cell office:value-type="float" office:value="0.0061475587">
                <text:p>0.0061475587</text:p>
              </table:table-cell>
              <table:table-cell office:value-type="float" office:value="0.0005281615">
                <text:p>0.0005281615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0.0027144035">
                <text:p>0.0027144035</text:p>
              </table:table-cell>
              <table:table-cell office:value-type="float" office:value="0.0027841736">
                <text:p>0.0027841736</text:p>
              </table:table-cell>
            </table:table-row>
            <table:table-row>
              <table:table-cell office:value-type="float" office:value="91100">
                <text:p>91100</text:p>
              </table:table-cell>
              <table:table-cell office:value-type="float" office:value="0.0233631056">
                <text:p>0.0233631056</text:p>
              </table:table-cell>
              <table:table-cell office:value-type="float" office:value="0.0042888053">
                <text:p>0.0042888053</text:p>
              </table:table-cell>
            </table:table-row>
            <table:table-row>
              <table:table-cell office:value-type="float" office:value="91600">
                <text:p>91600</text:p>
              </table:table-cell>
              <table:table-cell office:value-type="float" office:value="0.0098961071">
                <text:p>0.0098961071</text:p>
              </table:table-cell>
              <table:table-cell office:value-type="float" office:value="0.0061716972">
                <text:p>0.0061716972</text:p>
              </table:table-cell>
            </table:table-row>
            <table:table-row>
              <table:table-cell office:value-type="float" office:value="92100">
                <text:p>92100</text:p>
              </table:table-cell>
              <table:table-cell office:value-type="float" office:value="0.0068566925">
                <text:p>0.0068566925</text:p>
              </table:table-cell>
              <table:table-cell office:value-type="float" office:value="0.0008194759">
                <text:p>0.0008194759</text:p>
              </table:table-cell>
            </table:table-row>
            <table:table-row>
              <table:table-cell office:value-type="float" office:value="92600">
                <text:p>92600</text:p>
              </table:table-cell>
              <table:table-cell office:value-type="float" office:value="0.0040928002">
                <text:p>0.0040928002</text:p>
              </table:table-cell>
              <table:table-cell office:value-type="float" office:value="0.0025976576">
                <text:p>0.0025976576</text:p>
              </table:table-cell>
            </table:table-row>
            <table:table-row>
              <table:table-cell office:value-type="float" office:value="93100">
                <text:p>93100</text:p>
              </table:table-cell>
              <table:table-cell office:value-type="float" office:value="0.0003053726">
                <text:p>0.0003053726</text:p>
              </table:table-cell>
              <table:table-cell office:value-type="float" office:value="0.0019675175">
                <text:p>0.0019675175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0.0042469086">
                <text:p>0.0042469086</text:p>
              </table:table-cell>
              <table:table-cell office:value-type="float" office:value="0.0009930681">
                <text:p>0.0009930681</text:p>
              </table:table-cell>
            </table:table-row>
            <table:table-row>
              <table:table-cell office:value-type="float" office:value="94100">
                <text:p>94100</text:p>
              </table:table-cell>
              <table:table-cell office:value-type="float" office:value="0.0037688432">
                <text:p>0.0037688432</text:p>
              </table:table-cell>
              <table:table-cell office:value-type="float" office:value="0.0004885529">
                <text:p>0.0004885529</text:p>
              </table:table-cell>
            </table:table-row>
            <table:table-row>
              <table:table-cell office:value-type="float" office:value="94600">
                <text:p>94600</text:p>
              </table:table-cell>
              <table:table-cell office:value-type="float" office:value="0.0038936862">
                <text:p>0.0038936862</text:p>
              </table:table-cell>
              <table:table-cell office:value-type="float" office:value="0.0016807073">
                <text:p>0.0016807073</text:p>
              </table:table-cell>
            </table:table-row>
            <table:table-row>
              <table:table-cell office:value-type="float" office:value="95100">
                <text:p>95100</text:p>
              </table:table-cell>
              <table:table-cell office:value-type="float" office:value="0.0078490809">
                <text:p>0.0078490809</text:p>
              </table:table-cell>
              <table:table-cell office:value-type="float" office:value="0.0005972123">
                <text:p>0.0005972123</text:p>
              </table:table-cell>
            </table:table-row>
            <table:table-row>
              <table:table-cell office:value-type="float" office:value="95600">
                <text:p>95600</text:p>
              </table:table-cell>
              <table:table-cell office:value-type="float" office:value="0.0011624522">
                <text:p>0.0011624522</text:p>
              </table:table-cell>
              <table:table-cell office:value-type="float" office:value="0.0018629225">
                <text:p>0.0018629225</text:p>
              </table:table-cell>
            </table:table-row>
            <table:table-row>
              <table:table-cell office:value-type="float" office:value="96100">
                <text:p>96100</text:p>
              </table:table-cell>
              <table:table-cell office:value-type="float" office:value="0.0072632687">
                <text:p>0.0072632687</text:p>
              </table:table-cell>
              <table:table-cell office:value-type="float" office:value="0.000807424">
                <text:p>0.000807424</text:p>
              </table:table-cell>
            </table:table-row>
            <table:table-row>
              <table:table-cell office:value-type="float" office:value="96600">
                <text:p>96600</text:p>
              </table:table-cell>
              <table:table-cell office:value-type="float" office:value="0.0165928508">
                <text:p>0.0165928508</text:p>
              </table:table-cell>
              <table:table-cell office:value-type="float" office:value="0.0000587865">
                <text:p>0.0000587865</text:p>
              </table:table-cell>
            </table:table-row>
            <table:table-row>
              <table:table-cell office:value-type="float" office:value="97100">
                <text:p>97100</text:p>
              </table:table-cell>
              <table:table-cell office:value-type="float" office:value="0.0027439628">
                <text:p>0.0027439628</text:p>
              </table:table-cell>
              <table:table-cell office:value-type="float" office:value="0.0018294827">
                <text:p>0.0018294827</text:p>
              </table:table-cell>
            </table:table-row>
            <table:table-row>
              <table:table-cell office:value-type="float" office:value="97600">
                <text:p>97600</text:p>
              </table:table-cell>
              <table:table-cell office:value-type="float" office:value="0.0134156157">
                <text:p>0.0134156157</text:p>
              </table:table-cell>
              <table:table-cell office:value-type="float" office:value="0.0055553288">
                <text:p>0.0055553288</text:p>
              </table:table-cell>
            </table:table-row>
            <table:table-row>
              <table:table-cell office:value-type="float" office:value="98100">
                <text:p>98100</text:p>
              </table:table-cell>
              <table:table-cell office:value-type="float" office:value="0.0070063264">
                <text:p>0.0070063264</text:p>
              </table:table-cell>
              <table:table-cell office:value-type="float" office:value="0.0042150097">
                <text:p>0.0042150097</text:p>
              </table:table-cell>
            </table:table-row>
            <table:table-row>
              <table:table-cell office:value-type="float" office:value="98600">
                <text:p>98600</text:p>
              </table:table-cell>
              <table:table-cell office:value-type="float" office:value="0.0010454032">
                <text:p>0.0010454032</text:p>
              </table:table-cell>
              <table:table-cell office:value-type="float" office:value="0.0013923476">
                <text:p>0.0013923476</text:p>
              </table:table-cell>
            </table:table-row>
            <table:table-row>
              <table:table-cell office:value-type="float" office:value="99100">
                <text:p>99100</text:p>
              </table:table-cell>
              <table:table-cell office:value-type="float" office:value="0.0318631356">
                <text:p>0.0318631356</text:p>
              </table:table-cell>
              <table:table-cell office:value-type="float" office:value="0.0045939527">
                <text:p>0.0045939527</text:p>
              </table:table-cell>
            </table:table-row>
            <table:table-row>
              <table:table-cell office:value-type="float" office:value="99600">
                <text:p>99600</text:p>
              </table:table-cell>
              <table:table-cell office:value-type="float" office:value="0.0233473107">
                <text:p>0.0233473107</text:p>
              </table:table-cell>
              <table:table-cell office:value-type="float" office:value="0.0003014436">
                <text:p>0.0003014436</text:p>
              </table:table-cell>
            </table:table-row>
            <table:table-row>
              <table:table-cell office:value-type="string"/>
              <table:table-cell office:value-type="float" office:value="0.0084517404">
                <text:p>0.0084517404</text:p>
              </table:table-cell>
              <table:table-cell office:value-type="float" office:value="0.0006593303">
                <text:p>0.0006593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opacity="90%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 loext:try-staggering-first="false" chart:link-data-style-to-source="true" chart:axis-position="0"/>
      <style:graphic-properties svg:stroke-color="#111111" style:writing-mode="rl-tb"/>
      <style:paragraph-properties style:writing-mode="rl-tb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13pt" style:font-size-complex="13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18a303" draw:fill-color="#18a303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a33e03" draw:fill-color="#a33e03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c99c00" draw:fill-color="#c99c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729fcf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25pt" style:letter-kerning="false"/>
    </style:style>
    <style:style style:name="T2" style:family="text">
      <style:text-properties style:text-position="0% 100%" fo:font-size="20pt" style:letter-kerning="false" style:font-size-asian="9pt" style:font-size-complex="9pt"/>
    </style:style>
    <style:style style:name="T3" style:family="text">
      <style:text-properties fo:font-size="20pt" style:font-size-asian="9pt" style:font-size-complex="9pt"/>
    </style:style>
  </office:automatic-styles>
  <office:body>
    <office:chart>
      <chart:chart svg:width="57.174cm" svg:height="32.719cm" xlink:href=".." xlink:type="simple" chart:class="chart:line" chart:style-name="ch1">
        <chart:title svg:x="25.516cm" svg:y="0.26cm" chart:style-name="ch2">
          <text:p><text:span text:style-name="T1">Areas changes</text:span></text:p>
        </chart:title>
        <chart:legend chart:legend-position="end" svg:x="51.532cm" svg:y="14.884cm" style:legend-expansion="high" chart:style-name="ch3"/>
        <chart:plot-area chart:style-name="ch4" svg:x="2.759cm" svg:y="1.57cm" svg:width="48.66cm" svg:height="27.28cm">
          <chart:coordinate-region svg:x="3.488cm" svg:y="1.77cm" svg:width="47.931cm" svg:height="25.83cm"/>
          <chart:axis chart:dimension="x" chart:name="primary-x" chart:style-name="ch5" chartooo:axis-type="auto">
            <chartooo:date-scale/>
            <chart:title svg:x="24.103cm" svg:y="29.504cm" chart:style-name="ch6">
              <text:p><text:span text:style-name="T2">Count of all points</text:span></text:p>
            </chart:title>
            <chart:categories table:cell-range-address="Sheet1.A2:Sheet1.A201"/>
          </chart:axis>
          <chart:axis chart:dimension="y" chart:name="primary-y" chart:style-name="ch7">
            <chart:title svg:x="0.559cm" svg:y="16.267cm" chart:style-name="ch8">
              <text:p><text:span text:style-name="T3">Area</text:span></text:p>
            </chart:title>
            <chart:grid chart:style-name="ch9" chart:class="major"/>
          </chart:axis>
          <chart:series chart:style-name="ch10" chart:values-cell-range-address="Sheet1.E1:Sheet1.E201" loext:label-string="wide_area" chart:class="chart:line">
            <chart:data-point chart:repeated="201"/>
          </chart:series>
          <chart:series chart:style-name="ch11" chart:values-cell-range-address="Sheet1.D1:Sheet1.D201" loext:label-string="exact_area" chart:class="chart:line">
            <chart:data-point chart:repeated="201"/>
          </chart:series>
          <chart:series chart:style-name="ch12" chart:values-cell-range-address="Sheet1.G1:Sheet1.G201" loext:label-string="narrow_area" chart:class="chart:line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de_area</text:p>
              </table:table-cell>
              <table:table-cell office:value-type="string">
                <text:p>exact_area</text:p>
              </table:table-cell>
              <table:table-cell office:value-type="string">
                <text:p>narrow_area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201</svg:desc>
                </draw:g>
              </table:table-cell>
              <table:table-cell office:value-type="float" office:value="NaN">
                <text:p>NaN</text:p>
                <draw:g>
                  <svg:desc>Sheet1.E1:Sheet1.E201</svg:desc>
                </draw:g>
              </table:table-cell>
              <table:table-cell office:value-type="float" office:value="NaN">
                <text:p>NaN</text:p>
                <draw:g>
                  <svg:desc>Sheet1.D1:Sheet1.D201</svg:desc>
                </draw:g>
              </table:table-cell>
              <table:table-cell office:value-type="float" office:value="NaN">
                <text:p>NaN</text:p>
                <draw:g>
                  <svg:desc>Sheet1.G1:Sheet1.G201</svg:desc>
                </draw:g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9">
                <text:p>0.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185">
                <text:p>1.18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9166667">
                <text:p>0.947916666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81">
                <text:p>0.8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076704545">
                <text:p>0.907670454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91125">
                <text:p>0.9112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27734375">
                <text:p>0.92773437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9085714286">
                <text:p>0.908571428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196428571">
                <text:p>0.9196428571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8688461538">
                <text:p>0.868846153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212740385">
                <text:p>0.921274038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9522580645">
                <text:p>0.952258064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90120968">
                <text:p>0.939012096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915">
                <text:p>0.91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3125">
                <text:p>0.945312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9724390244">
                <text:p>0.972439024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02591463">
                <text:p>0.930259146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0.9489130435">
                <text:p>0.948913043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201766304">
                <text:p>0.9201766304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.0076470588">
                <text:p>1.007647058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9166667">
                <text:p>0.9479166667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0.8726785714">
                <text:p>0.872678571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265625">
                <text:p>0.947265625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0.9014754098">
                <text:p>0.901475409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08401639">
                <text:p>0.9308401639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0.9422727273">
                <text:p>0.942272727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4431818">
                <text:p>0.9474431818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0.9304225352">
                <text:p>0.930422535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50792254">
                <text:p>0.9350792254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0.9260526316">
                <text:p>0.926052631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50328947">
                <text:p>0.9350328947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0.9644444444">
                <text:p>0.964444444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6404321">
                <text:p>0.956404321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0.9303488372">
                <text:p>0.930348837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8575581">
                <text:p>0.945857558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0.9721978022">
                <text:p>0.972197802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91346154">
                <text:p>0.9591346154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0.9384375">
                <text:p>0.938437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87304688">
                <text:p>0.9487304688</text:p>
              </table:table-cell>
            </table:table-row>
            <table:table-row>
              <table:table-cell office:value-type="float" office:value="10600">
                <text:p>10600</text:p>
              </table:table-cell>
              <table:table-cell office:value-type="float" office:value="0.9374257426">
                <text:p>0.937425742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39418317">
                <text:p>0.9339418317</text:p>
              </table:table-cell>
            </table:table-row>
            <table:table-row>
              <table:table-cell office:value-type="float" office:value="11100">
                <text:p>11100</text:p>
              </table:table-cell>
              <table:table-cell office:value-type="float" office:value="0.9738679245">
                <text:p>0.973867924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3962264">
                <text:p>0.9433962264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8991891892">
                <text:p>0.899189189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6936937">
                <text:p>0.9436936937</text:p>
              </table:table-cell>
            </table:table-row>
            <table:table-row>
              <table:table-cell office:value-type="float" office:value="12100">
                <text:p>12100</text:p>
              </table:table-cell>
              <table:table-cell office:value-type="float" office:value="0.9279310345">
                <text:p>0.927931034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47413793">
                <text:p>0.9547413793</text:p>
              </table:table-cell>
            </table:table-row>
            <table:table-row>
              <table:table-cell office:value-type="float" office:value="12600">
                <text:p>12600</text:p>
              </table:table-cell>
              <table:table-cell office:value-type="float" office:value="0.9721487603">
                <text:p>0.972148760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18336777">
                <text:p>0.9518336777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9692857143">
                <text:p>0.969285714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03521825">
                <text:p>0.9403521825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0.9164885496">
                <text:p>0.916488549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3444656">
                <text:p>0.9433444656</text:p>
              </table:table-cell>
            </table:table-row>
            <table:table-row>
              <table:table-cell office:value-type="float" office:value="14100">
                <text:p>14100</text:p>
              </table:table-cell>
              <table:table-cell office:value-type="float" office:value="0.9820588235">
                <text:p>0.982058823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05974265">
                <text:p>0.9505974265</text:p>
              </table:table-cell>
            </table:table-row>
            <table:table-row>
              <table:table-cell office:value-type="float" office:value="14600">
                <text:p>14600</text:p>
              </table:table-cell>
              <table:table-cell office:value-type="float" office:value="0.9727659574">
                <text:p>0.972765957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88297872">
                <text:p>0.9388297872</text:p>
              </table:table-cell>
            </table:table-row>
            <table:table-row>
              <table:table-cell office:value-type="float" office:value="15100">
                <text:p>15100</text:p>
              </table:table-cell>
              <table:table-cell office:value-type="float" office:value="0.9320547945">
                <text:p>0.932054794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99614726">
                <text:p>0.9399614726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0.961986755">
                <text:p>0.96198675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7773179">
                <text:p>0.9427773179</text:p>
              </table:table-cell>
            </table:table-row>
            <table:table-row>
              <table:table-cell office:value-type="float" office:value="16100">
                <text:p>16100</text:p>
              </table:table-cell>
              <table:table-cell office:value-type="float" office:value="0.9213461538">
                <text:p>0.921346153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16225962">
                <text:p>0.9516225962</text:p>
              </table:table-cell>
            </table:table-row>
            <table:table-row>
              <table:table-cell office:value-type="float" office:value="16600">
                <text:p>16600</text:p>
              </table:table-cell>
              <table:table-cell office:value-type="float" office:value="0.9374534161">
                <text:p>0.937453416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6902174">
                <text:p>0.9476902174</text:p>
              </table:table-cell>
            </table:table-row>
            <table:table-row>
              <table:table-cell office:value-type="float" office:value="17100">
                <text:p>17100</text:p>
              </table:table-cell>
              <table:table-cell office:value-type="float" office:value="0.9563855422">
                <text:p>0.956385542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2936747">
                <text:p>0.952936747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0.9015789474">
                <text:p>0.901578947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5358187">
                <text:p>0.9445358187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0.9301704545">
                <text:p>0.930170454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4012784">
                <text:p>0.9454012784</text:p>
              </table:table-cell>
            </table:table-row>
            <table:table-row>
              <table:table-cell office:value-type="float" office:value="18600">
                <text:p>18600</text:p>
              </table:table-cell>
              <table:table-cell office:value-type="float" office:value="0.9049723757">
                <text:p>0.904972375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87223757">
                <text:p>0.9487223757</text:p>
              </table:table-cell>
            </table:table-row>
            <table:table-row>
              <table:table-cell office:value-type="float" office:value="19100">
                <text:p>19100</text:p>
              </table:table-cell>
              <table:table-cell office:value-type="float" office:value="0.9164516129">
                <text:p>0.916451612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19489247">
                <text:p>0.9519489247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0.9334554974">
                <text:p>0.933455497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5719895">
                <text:p>0.9425719895</text:p>
              </table:table-cell>
            </table:table-row>
            <table:table-row>
              <table:table-cell office:value-type="float" office:value="20100">
                <text:p>20100</text:p>
              </table:table-cell>
              <table:table-cell office:value-type="float" office:value="0.946377551">
                <text:p>0.94637755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01753827">
                <text:p>0.9501753827</text:p>
              </table:table-cell>
            </table:table-row>
            <table:table-row>
              <table:table-cell office:value-type="float" office:value="20600">
                <text:p>20600</text:p>
              </table:table-cell>
              <table:table-cell office:value-type="float" office:value="0.9380597015">
                <text:p>0.938059701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9732587">
                <text:p>0.9459732587</text:p>
              </table:table-cell>
            </table:table-row>
            <table:table-row>
              <table:table-cell office:value-type="float" office:value="21100">
                <text:p>21100</text:p>
              </table:table-cell>
              <table:table-cell office:value-type="float" office:value="0.970776699">
                <text:p>0.97077669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1128641">
                <text:p>0.9431128641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0.9204739336">
                <text:p>0.920473933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00177725">
                <text:p>0.9400177725</text:p>
              </table:table-cell>
            </table:table-row>
            <table:table-row>
              <table:table-cell office:value-type="float" office:value="22100">
                <text:p>22100</text:p>
              </table:table-cell>
              <table:table-cell office:value-type="float" office:value="0.9441666667">
                <text:p>0.944166666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96527778">
                <text:p>0.9496527778</text:p>
              </table:table-cell>
            </table:table-row>
            <table:table-row>
              <table:table-cell office:value-type="float" office:value="22600">
                <text:p>22600</text:p>
              </table:table-cell>
              <table:table-cell office:value-type="float" office:value="0.92239819">
                <text:p>0.9223981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70757919">
                <text:p>0.9370757919</text:p>
              </table:table-cell>
            </table:table-row>
            <table:table-row>
              <table:table-cell office:value-type="float" office:value="23100">
                <text:p>23100</text:p>
              </table:table-cell>
              <table:table-cell office:value-type="float" office:value="0.949380531">
                <text:p>0.94938053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5840708">
                <text:p>0.9435840708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0.9498701299">
                <text:p>0.949870129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4377706">
                <text:p>0.9424377706</text:p>
              </table:table-cell>
            </table:table-row>
            <table:table-row>
              <table:table-cell office:value-type="float" office:value="24100">
                <text:p>24100</text:p>
              </table:table-cell>
              <table:table-cell office:value-type="float" office:value="0.9613983051">
                <text:p>0.961398305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7621822">
                <text:p>0.9477621822</text:p>
              </table:table-cell>
            </table:table-row>
            <table:table-row>
              <table:table-cell office:value-type="float" office:value="24600">
                <text:p>24600</text:p>
              </table:table-cell>
              <table:table-cell office:value-type="float" office:value="0.9313692946">
                <text:p>0.931369294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81327801">
                <text:p>0.9481327801</text:p>
              </table:table-cell>
            </table:table-row>
            <table:table-row>
              <table:table-cell office:value-type="float" office:value="25100">
                <text:p>25100</text:p>
              </table:table-cell>
              <table:table-cell office:value-type="float" office:value="0.9523170732">
                <text:p>0.952317073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9166667">
                <text:p>0.9479166667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0.9337051793">
                <text:p>0.933705179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03635458">
                <text:p>0.9403635458</text:p>
              </table:table-cell>
            </table:table-row>
            <table:table-row>
              <table:table-cell office:value-type="float" office:value="26100">
                <text:p>26100</text:p>
              </table:table-cell>
              <table:table-cell office:value-type="float" office:value="0.934453125">
                <text:p>0.93445312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0073242">
                <text:p>0.9450073242</text:p>
              </table:table-cell>
            </table:table-row>
            <table:table-row>
              <table:table-cell office:value-type="float" office:value="26600">
                <text:p>26600</text:p>
              </table:table-cell>
              <table:table-cell office:value-type="float" office:value="0.9303448276">
                <text:p>0.930344827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19899425">
                <text:p>0.9419899425</text:p>
              </table:table-cell>
            </table:table-row>
            <table:table-row>
              <table:table-cell office:value-type="float" office:value="27100">
                <text:p>27100</text:p>
              </table:table-cell>
              <table:table-cell office:value-type="float" office:value="0.9629323308">
                <text:p>0.962932330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17880639">
                <text:p>0.9417880639</text:p>
              </table:table-cell>
            </table:table-row>
            <table:table-row>
              <table:table-cell office:value-type="float" office:value="27600">
                <text:p>27600</text:p>
              </table:table-cell>
              <table:table-cell office:value-type="float" office:value="0.9262361624">
                <text:p>0.926236162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04151292">
                <text:p>0.9504151292</text:p>
              </table:table-cell>
            </table:table-row>
            <table:table-row>
              <table:table-cell office:value-type="float" office:value="28100">
                <text:p>28100</text:p>
              </table:table-cell>
              <table:table-cell office:value-type="float" office:value="0.9358695652">
                <text:p>0.935869565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2744565">
                <text:p>0.9432744565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0.9589323843">
                <text:p>0.958932384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81761566">
                <text:p>0.9481761566</text:p>
              </table:table-cell>
            </table:table-row>
            <table:table-row>
              <table:table-cell office:value-type="float" office:value="29100">
                <text:p>29100</text:p>
              </table:table-cell>
              <table:table-cell office:value-type="float" office:value="0.9424825175">
                <text:p>0.942482517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7115385">
                <text:p>0.9447115385</text:p>
              </table:table-cell>
            </table:table-row>
            <table:table-row>
              <table:table-cell office:value-type="float" office:value="29600">
                <text:p>29600</text:p>
              </table:table-cell>
              <table:table-cell office:value-type="float" office:value="0.9791752577">
                <text:p>0.979175257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70704467">
                <text:p>0.9370704467</text:p>
              </table:table-cell>
            </table:table-row>
            <table:table-row>
              <table:table-cell office:value-type="float" office:value="30100">
                <text:p>30100</text:p>
              </table:table-cell>
              <table:table-cell office:value-type="float" office:value="0.9124662162">
                <text:p>0.912466216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4767736">
                <text:p>0.9474767736</text:p>
              </table:table-cell>
            </table:table-row>
            <table:table-row>
              <table:table-cell office:value-type="float" office:value="30600">
                <text:p>30600</text:p>
              </table:table-cell>
              <table:table-cell office:value-type="float" office:value="0.9328903654">
                <text:p>0.932890365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4667774">
                <text:p>0.9474667774</text:p>
              </table:table-cell>
            </table:table-row>
            <table:table-row>
              <table:table-cell office:value-type="float" office:value="31100">
                <text:p>31100</text:p>
              </table:table-cell>
              <table:table-cell office:value-type="float" office:value="0.9341176471">
                <text:p>0.934117647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6613562">
                <text:p>0.9476613562</text:p>
              </table:table-cell>
            </table:table-row>
            <table:table-row>
              <table:table-cell office:value-type="float" office:value="31600">
                <text:p>31600</text:p>
              </table:table-cell>
              <table:table-cell office:value-type="float" office:value="0.9567202572">
                <text:p>0.956720257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789791">
                <text:p>0.945789791</text:p>
              </table:table-cell>
            </table:table-row>
            <table:table-row>
              <table:table-cell office:value-type="float" office:value="32100">
                <text:p>32100</text:p>
              </table:table-cell>
              <table:table-cell office:value-type="float" office:value="0.9145253165">
                <text:p>0.914525316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11095728">
                <text:p>0.9411095728</text:p>
              </table:table-cell>
            </table:table-row>
            <table:table-row>
              <table:table-cell office:value-type="float" office:value="32600">
                <text:p>32600</text:p>
              </table:table-cell>
              <table:table-cell office:value-type="float" office:value="0.9501869159">
                <text:p>0.950186915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09832555">
                <text:p>0.9509832555</text:p>
              </table:table-cell>
            </table:table-row>
            <table:table-row>
              <table:table-cell office:value-type="float" office:value="33100">
                <text:p>33100</text:p>
              </table:table-cell>
              <table:table-cell office:value-type="float" office:value="0.953006135">
                <text:p>0.95300613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02492331">
                <text:p>0.9502492331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0.9391540785">
                <text:p>0.939154078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9765861">
                <text:p>0.939765861</text:p>
              </table:table-cell>
            </table:table-row>
            <table:table-row>
              <table:table-cell office:value-type="float" office:value="34100">
                <text:p>34100</text:p>
              </table:table-cell>
              <table:table-cell office:value-type="float" office:value="0.9613392857">
                <text:p>0.961339285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4293155">
                <text:p>0.9424293155</text:p>
              </table:table-cell>
            </table:table-row>
            <table:table-row>
              <table:table-cell office:value-type="float" office:value="34600">
                <text:p>34600</text:p>
              </table:table-cell>
              <table:table-cell office:value-type="float" office:value="0.9485630499">
                <text:p>0.948563049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7316716">
                <text:p>0.9437316716</text:p>
              </table:table-cell>
            </table:table-row>
            <table:table-row>
              <table:table-cell office:value-type="float" office:value="35100">
                <text:p>35100</text:p>
              </table:table-cell>
              <table:table-cell office:value-type="float" office:value="0.936416185">
                <text:p>0.93641618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0093931">
                <text:p>0.9430093931</text:p>
              </table:table-cell>
            </table:table-row>
            <table:table-row>
              <table:table-cell office:value-type="float" office:value="35600">
                <text:p>35600</text:p>
              </table:table-cell>
              <table:table-cell office:value-type="float" office:value="0.9658974359">
                <text:p>0.965897435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13443732">
                <text:p>0.9513443732</text:p>
              </table:table-cell>
            </table:table-row>
            <table:table-row>
              <table:table-cell office:value-type="float" office:value="36100">
                <text:p>36100</text:p>
              </table:table-cell>
              <table:table-cell office:value-type="float" office:value="0.9662359551">
                <text:p>0.966235955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13623596">
                <text:p>0.9413623596</text:p>
              </table:table-cell>
            </table:table-row>
            <table:table-row>
              <table:table-cell office:value-type="float" office:value="36600">
                <text:p>36600</text:p>
              </table:table-cell>
              <table:table-cell office:value-type="float" office:value="0.9271745152">
                <text:p>0.927174515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8057479">
                <text:p>0.9468057479</text:p>
              </table:table-cell>
            </table:table-row>
            <table:table-row>
              <table:table-cell office:value-type="float" office:value="37100">
                <text:p>37100</text:p>
              </table:table-cell>
              <table:table-cell office:value-type="float" office:value="0.9489344262">
                <text:p>0.948934426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9101776">
                <text:p>0.9459101776</text:p>
              </table:table-cell>
            </table:table-row>
            <table:table-row>
              <table:table-cell office:value-type="float" office:value="37600">
                <text:p>37600</text:p>
              </table:table-cell>
              <table:table-cell office:value-type="float" office:value="0.9320215633">
                <text:p>0.932021563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12719003">
                <text:p>0.9512719003</text:p>
              </table:table-cell>
            </table:table-row>
            <table:table-row>
              <table:table-cell office:value-type="float" office:value="38100">
                <text:p>38100</text:p>
              </table:table-cell>
              <table:table-cell office:value-type="float" office:value="0.9232180851">
                <text:p>0.923218085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1100399">
                <text:p>0.9431100399</text:p>
              </table:table-cell>
            </table:table-row>
            <table:table-row>
              <table:table-cell office:value-type="float" office:value="38600">
                <text:p>38600</text:p>
              </table:table-cell>
              <table:table-cell office:value-type="float" office:value="0.9493700787">
                <text:p>0.949370078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1532152">
                <text:p>0.9461532152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0.9261139896">
                <text:p>0.926113989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0411269">
                <text:p>0.946041126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0.9368286445">
                <text:p>0.936828644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02973146">
                <text:p>0.9402973146</text:p>
              </table:table-cell>
            </table:table-row>
            <table:table-row>
              <table:table-cell office:value-type="float" office:value="40100">
                <text:p>40100</text:p>
              </table:table-cell>
              <table:table-cell office:value-type="float" office:value="0.9440909091">
                <text:p>0.944090909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76231061">
                <text:p>0.9576231061</text:p>
              </table:table-cell>
            </table:table-row>
            <table:table-row>
              <table:table-cell office:value-type="float" office:value="40600">
                <text:p>40600</text:p>
              </table:table-cell>
              <table:table-cell office:value-type="float" office:value="0.9776558603">
                <text:p>0.977655860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08260599">
                <text:p>0.9508260599</text:p>
              </table:table-cell>
            </table:table-row>
            <table:table-row>
              <table:table-cell office:value-type="float" office:value="41100">
                <text:p>41100</text:p>
              </table:table-cell>
              <table:table-cell office:value-type="float" office:value="0.9297044335">
                <text:p>0.929704433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03479064">
                <text:p>0.9403479064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0.9238686131">
                <text:p>0.923868613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20985401">
                <text:p>0.9520985401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0.9443509615">
                <text:p>0.944350961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4158654">
                <text:p>0.9474158654</text:p>
              </table:table-cell>
            </table:table-row>
            <table:table-row>
              <table:table-cell office:value-type="float" office:value="42600">
                <text:p>42600</text:p>
              </table:table-cell>
              <table:table-cell office:value-type="float" office:value="0.9312114014">
                <text:p>0.931211401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3619359">
                <text:p>0.942361935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0.9414084507">
                <text:p>0.941408450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6889671">
                <text:p>0.9446889671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0.9357076566">
                <text:p>0.935707656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09860789">
                <text:p>0.950986078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480963303">
                <text:p>0.948096330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6281537">
                <text:p>0.9436281537</text:p>
              </table:table-cell>
            </table:table-row>
            <table:table-row>
              <table:table-cell office:value-type="float" office:value="44600">
                <text:p>44600</text:p>
              </table:table-cell>
              <table:table-cell office:value-type="float" office:value="0.9491836735">
                <text:p>0.949183673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4169501">
                <text:p>0.9434169501</text:p>
              </table:table-cell>
            </table:table-row>
            <table:table-row>
              <table:table-cell office:value-type="float" office:value="45100">
                <text:p>45100</text:p>
              </table:table-cell>
              <table:table-cell office:value-type="float" office:value="0.9548878924">
                <text:p>0.954887892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9240471">
                <text:p>0.9469240471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0.9482926829">
                <text:p>0.948292682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4889135">
                <text:p>0.9424889135</text:p>
              </table:table-cell>
            </table:table-row>
            <table:table-row>
              <table:table-cell office:value-type="float" office:value="46100">
                <text:p>46100</text:p>
              </table:table-cell>
              <table:table-cell office:value-type="float" office:value="0.9609868421">
                <text:p>0.960986842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627193">
                <text:p>0.944627193</text:p>
              </table:table-cell>
            </table:table-row>
            <table:table-row>
              <table:table-cell office:value-type="float" office:value="46600">
                <text:p>46600</text:p>
              </table:table-cell>
              <table:table-cell office:value-type="float" office:value="0.9357266811">
                <text:p>0.935726681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7025488">
                <text:p>0.9437025488</text:p>
              </table:table-cell>
            </table:table-row>
            <table:table-row>
              <table:table-cell office:value-type="float" office:value="47100">
                <text:p>47100</text:p>
              </table:table-cell>
              <table:table-cell office:value-type="float" office:value="0.932639485">
                <text:p>0.93263948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8943133">
                <text:p>0.9478943133</text:p>
              </table:table-cell>
            </table:table-row>
            <table:table-row>
              <table:table-cell office:value-type="float" office:value="47600">
                <text:p>47600</text:p>
              </table:table-cell>
              <table:table-cell office:value-type="float" office:value="0.9485350318">
                <text:p>0.948535031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83957006">
                <text:p>0.9383957006</text:p>
              </table:table-cell>
            </table:table-row>
            <table:table-row>
              <table:table-cell office:value-type="float" office:value="48100">
                <text:p>48100</text:p>
              </table:table-cell>
              <table:table-cell office:value-type="float" office:value="0.9321428571">
                <text:p>0.932142857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17463235">
                <text:p>0.9517463235</text:p>
              </table:table-cell>
            </table:table-row>
            <table:table-row>
              <table:table-cell office:value-type="float" office:value="48600">
                <text:p>48600</text:p>
              </table:table-cell>
              <table:table-cell office:value-type="float" office:value="0.9681081081">
                <text:p>0.968108108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8555094">
                <text:p>0.9468555094</text:p>
              </table:table-cell>
            </table:table-row>
            <table:table-row>
              <table:table-cell office:value-type="float" office:value="49100">
                <text:p>49100</text:p>
              </table:table-cell>
              <table:table-cell office:value-type="float" office:value="0.9455555556">
                <text:p>0.945555555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7083333">
                <text:p>0.9427083333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0.9500407332">
                <text:p>0.950040733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8057536">
                <text:p>0.9458057536</text:p>
              </table:table-cell>
            </table:table-row>
            <table:table-row>
              <table:table-cell office:value-type="float" office:value="50100">
                <text:p>50100</text:p>
              </table:table-cell>
              <table:table-cell office:value-type="float" office:value="0.9629637097">
                <text:p>0.962963709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4619456">
                <text:p>0.9444619456</text:p>
              </table:table-cell>
            </table:table-row>
            <table:table-row>
              <table:table-cell office:value-type="float" office:value="50600">
                <text:p>50600</text:p>
              </table:table-cell>
              <table:table-cell office:value-type="float" office:value="0.9384431138">
                <text:p>0.938443113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238523">
                <text:p>0.943238523</text:p>
              </table:table-cell>
            </table:table-row>
            <table:table-row>
              <table:table-cell office:value-type="float" office:value="51100">
                <text:p>51100</text:p>
              </table:table-cell>
              <table:table-cell office:value-type="float" office:value="0.9546047431">
                <text:p>0.954604743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16687253">
                <text:p>0.9416687253</text:p>
              </table:table-cell>
            </table:table-row>
            <table:table-row>
              <table:table-cell office:value-type="float" office:value="51600">
                <text:p>51600</text:p>
              </table:table-cell>
              <table:table-cell office:value-type="float" office:value="0.9507240705">
                <text:p>0.950724070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1318493">
                <text:p>0.9471318493</text:p>
              </table:table-cell>
            </table:table-row>
            <table:table-row>
              <table:table-cell office:value-type="float" office:value="52100">
                <text:p>52100</text:p>
              </table:table-cell>
              <table:table-cell office:value-type="float" office:value="0.9519767442">
                <text:p>0.951976744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86736919">
                <text:p>0.9486736919</text:p>
              </table:table-cell>
            </table:table-row>
            <table:table-row>
              <table:table-cell office:value-type="float" office:value="52600">
                <text:p>52600</text:p>
              </table:table-cell>
              <table:table-cell office:value-type="float" office:value="0.9718618042">
                <text:p>0.971861804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25851727">
                <text:p>0.9525851727</text:p>
              </table:table-cell>
            </table:table-row>
            <table:table-row>
              <table:table-cell office:value-type="float" office:value="53100">
                <text:p>53100</text:p>
              </table:table-cell>
              <table:table-cell office:value-type="float" office:value="0.9316539924">
                <text:p>0.931653992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460789">
                <text:p>0.942460789</text:p>
              </table:table-cell>
            </table:table-row>
            <table:table-row>
              <table:table-cell office:value-type="float" office:value="53600">
                <text:p>53600</text:p>
              </table:table-cell>
              <table:table-cell office:value-type="float" office:value="0.9396610169">
                <text:p>0.939661016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92996704">
                <text:p>0.9492996704</text:p>
              </table:table-cell>
            </table:table-row>
            <table:table-row>
              <table:table-cell office:value-type="float" office:value="54100">
                <text:p>54100</text:p>
              </table:table-cell>
              <table:table-cell office:value-type="float" office:value="0.9572574627">
                <text:p>0.957257462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05013993">
                <text:p>0.9505013993</text:p>
              </table:table-cell>
            </table:table-row>
            <table:table-row>
              <table:table-cell office:value-type="float" office:value="54600">
                <text:p>54600</text:p>
              </table:table-cell>
              <table:table-cell office:value-type="float" office:value="0.9650462107">
                <text:p>0.965046210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8142329">
                <text:p>0.9428142329</text:p>
              </table:table-cell>
            </table:table-row>
            <table:table-row>
              <table:table-cell office:value-type="float" office:value="55100">
                <text:p>55100</text:p>
              </table:table-cell>
              <table:table-cell office:value-type="float" office:value="0.9202747253">
                <text:p>0.920274725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3092949">
                <text:p>0.9433092949</text:p>
              </table:table-cell>
            </table:table-row>
            <table:table-row>
              <table:table-cell office:value-type="float" office:value="55600">
                <text:p>55600</text:p>
              </table:table-cell>
              <table:table-cell office:value-type="float" office:value="0.9406715064">
                <text:p>0.940671506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94385209">
                <text:p>0.9494385209</text:p>
              </table:table-cell>
            </table:table-row>
            <table:table-row>
              <table:table-cell office:value-type="float" office:value="56100">
                <text:p>56100</text:p>
              </table:table-cell>
              <table:table-cell office:value-type="float" office:value="0.9472661871">
                <text:p>0.947266187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8183453">
                <text:p>0.9458183453</text:p>
              </table:table-cell>
            </table:table-row>
            <table:table-row>
              <table:table-cell office:value-type="float" office:value="56600">
                <text:p>56600</text:p>
              </table:table-cell>
              <table:table-cell office:value-type="float" office:value="0.9567914439">
                <text:p>0.956791443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98952763">
                <text:p>0.9398952763</text:p>
              </table:table-cell>
            </table:table-row>
            <table:table-row>
              <table:table-cell office:value-type="float" office:value="57100">
                <text:p>57100</text:p>
              </table:table-cell>
              <table:table-cell office:value-type="float" office:value="0.948975265">
                <text:p>0.94897526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9315371">
                <text:p>0.949315371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0.9600525394">
                <text:p>0.960052539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1221541">
                <text:p>0.9441221541</text:p>
              </table:table-cell>
            </table:table-row>
            <table:table-row>
              <table:table-cell office:value-type="float" office:value="58100">
                <text:p>58100</text:p>
              </table:table-cell>
              <table:table-cell office:value-type="float" office:value="0.92671875">
                <text:p>0.9267187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98969184">
                <text:p>0.9498969184</text:p>
              </table:table-cell>
            </table:table-row>
            <table:table-row>
              <table:table-cell office:value-type="float" office:value="58600">
                <text:p>58600</text:p>
              </table:table-cell>
              <table:table-cell office:value-type="float" office:value="0.9402753873">
                <text:p>0.940275387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0740103">
                <text:p>0.9470740103</text:p>
              </table:table-cell>
            </table:table-row>
            <table:table-row>
              <table:table-cell office:value-type="float" office:value="59100">
                <text:p>59100</text:p>
              </table:table-cell>
              <table:table-cell office:value-type="float" office:value="0.9437713311">
                <text:p>0.943771331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3261519">
                <text:p>0.9423261519</text:p>
              </table:table-cell>
            </table:table-row>
            <table:table-row>
              <table:table-cell office:value-type="float" office:value="59600">
                <text:p>59600</text:p>
              </table:table-cell>
              <table:table-cell office:value-type="float" office:value="0.940964467">
                <text:p>0.94096446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5807953">
                <text:p>0.9435807953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0.9646308725">
                <text:p>0.964630872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1665268">
                <text:p>0.9421665268</text:p>
              </table:table-cell>
            </table:table-row>
            <table:table-row>
              <table:table-cell office:value-type="float" office:value="60600">
                <text:p>60600</text:p>
              </table:table-cell>
              <table:table-cell office:value-type="float" office:value="0.9275540765">
                <text:p>0.927554076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2995008">
                <text:p>0.9452995008</text:p>
              </table:table-cell>
            </table:table-row>
            <table:table-row>
              <table:table-cell office:value-type="float" office:value="61100">
                <text:p>61100</text:p>
              </table:table-cell>
              <table:table-cell office:value-type="float" office:value="0.9524257426">
                <text:p>0.952425742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4358498">
                <text:p>0.9444358498</text:p>
              </table:table-cell>
            </table:table-row>
            <table:table-row>
              <table:table-cell office:value-type="float" office:value="61600">
                <text:p>61600</text:p>
              </table:table-cell>
              <table:table-cell office:value-type="float" office:value="0.9459574468">
                <text:p>0.945957446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5351882">
                <text:p>0.9435351882</text:p>
              </table:table-cell>
            </table:table-row>
            <table:table-row>
              <table:table-cell office:value-type="float" office:value="62100">
                <text:p>62100</text:p>
              </table:table-cell>
              <table:table-cell office:value-type="float" office:value="0.9651623377">
                <text:p>0.965162337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2433036">
                <text:p>0.9422433036</text:p>
              </table:table-cell>
            </table:table-row>
            <table:table-row>
              <table:table-cell office:value-type="float" office:value="62600">
                <text:p>62600</text:p>
              </table:table-cell>
              <table:table-cell office:value-type="float" office:value="0.9297101449">
                <text:p>0.929710144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3250805">
                <text:p>0.9453250805</text:p>
              </table:table-cell>
            </table:table-row>
            <table:table-row>
              <table:table-cell office:value-type="float" office:value="63100">
                <text:p>63100</text:p>
              </table:table-cell>
              <table:table-cell office:value-type="float" office:value="0.9294728435">
                <text:p>0.929472843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139377">
                <text:p>0.944139377</text:p>
              </table:table-cell>
            </table:table-row>
            <table:table-row>
              <table:table-cell office:value-type="float" office:value="63600">
                <text:p>63600</text:p>
              </table:table-cell>
              <table:table-cell office:value-type="float" office:value="0.9338034865">
                <text:p>0.933803486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5172345">
                <text:p>0.9435172345</text:p>
              </table:table-cell>
            </table:table-row>
            <table:table-row>
              <table:table-cell office:value-type="float" office:value="64100">
                <text:p>64100</text:p>
              </table:table-cell>
              <table:table-cell office:value-type="float" office:value="0.9260377358">
                <text:p>0.926037735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83588836">
                <text:p>0.9483588836</text:p>
              </table:table-cell>
            </table:table-row>
            <table:table-row>
              <table:table-cell office:value-type="float" office:value="64600">
                <text:p>64600</text:p>
              </table:table-cell>
              <table:table-cell office:value-type="float" office:value="0.9356630265">
                <text:p>0.935663026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8133775">
                <text:p>0.9438133775</text:p>
              </table:table-cell>
            </table:table-row>
            <table:table-row>
              <table:table-cell office:value-type="float" office:value="65100">
                <text:p>65100</text:p>
              </table:table-cell>
              <table:table-cell office:value-type="float" office:value="0.9295356037">
                <text:p>0.929535603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93517802">
                <text:p>0.9493517802</text:p>
              </table:table-cell>
            </table:table-row>
            <table:table-row>
              <table:table-cell office:value-type="float" office:value="65600">
                <text:p>65600</text:p>
              </table:table-cell>
              <table:table-cell office:value-type="float" office:value="0.9463133641">
                <text:p>0.946313364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3164363">
                <text:p>0.9443164363</text:p>
              </table:table-cell>
            </table:table-row>
            <table:table-row>
              <table:table-cell office:value-type="float" office:value="66100">
                <text:p>66100</text:p>
              </table:table-cell>
              <table:table-cell office:value-type="float" office:value="0.9535060976">
                <text:p>0.953506097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789253">
                <text:p>0.946789253</text:p>
              </table:table-cell>
            </table:table-row>
            <table:table-row>
              <table:table-cell office:value-type="float" office:value="66600">
                <text:p>66600</text:p>
              </table:table-cell>
              <table:table-cell office:value-type="float" office:value="0.9486081694">
                <text:p>0.948608169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1043873">
                <text:p>0.9461043873</text:p>
              </table:table-cell>
            </table:table-row>
            <table:table-row>
              <table:table-cell office:value-type="float" office:value="67100">
                <text:p>67100</text:p>
              </table:table-cell>
              <table:table-cell office:value-type="float" office:value="0.9406756757">
                <text:p>0.940675675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9840465">
                <text:p>0.9449840465</text:p>
              </table:table-cell>
            </table:table-row>
            <table:table-row>
              <table:table-cell office:value-type="float" office:value="67600">
                <text:p>67600</text:p>
              </table:table-cell>
              <table:table-cell office:value-type="float" office:value="0.9406408346">
                <text:p>0.940640834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5776826">
                <text:p>0.9435776826</text:p>
              </table:table-cell>
            </table:table-row>
            <table:table-row>
              <table:table-cell office:value-type="float" office:value="68100">
                <text:p>68100</text:p>
              </table:table-cell>
              <table:table-cell office:value-type="float" office:value="0.9540532544">
                <text:p>0.954053254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18454142">
                <text:p>0.9418454142</text:p>
              </table:table-cell>
            </table:table-row>
            <table:table-row>
              <table:table-cell office:value-type="float" office:value="68600">
                <text:p>68600</text:p>
              </table:table-cell>
              <table:table-cell office:value-type="float" office:value="0.94969163">
                <text:p>0.9496916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6222467">
                <text:p>0.9456222467</text:p>
              </table:table-cell>
            </table:table-row>
            <table:table-row>
              <table:table-cell office:value-type="float" office:value="69100">
                <text:p>69100</text:p>
              </table:table-cell>
              <table:table-cell office:value-type="float" office:value="0.9381778426">
                <text:p>0.938177842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6931487">
                <text:p>0.9426931487</text:p>
              </table:table-cell>
            </table:table-row>
            <table:table-row>
              <table:table-cell office:value-type="float" office:value="69600">
                <text:p>69600</text:p>
              </table:table-cell>
              <table:table-cell office:value-type="float" office:value="0.9591316932">
                <text:p>0.959131693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1128799">
                <text:p>0.9421128799</text:p>
              </table:table-cell>
            </table:table-row>
            <table:table-row>
              <table:table-cell office:value-type="float" office:value="70100">
                <text:p>70100</text:p>
              </table:table-cell>
              <table:table-cell office:value-type="float" office:value="0.9425431034">
                <text:p>0.942543103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81411638">
                <text:p>0.9481411638</text:p>
              </table:table-cell>
            </table:table-row>
            <table:table-row>
              <table:table-cell office:value-type="float" office:value="70600">
                <text:p>70600</text:p>
              </table:table-cell>
              <table:table-cell office:value-type="float" office:value="0.9368473609">
                <text:p>0.936847360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3489658">
                <text:p>0.9463489658</text:p>
              </table:table-cell>
            </table:table-row>
            <table:table-row>
              <table:table-cell office:value-type="float" office:value="71100">
                <text:p>71100</text:p>
              </table:table-cell>
              <table:table-cell office:value-type="float" office:value="0.9149150142">
                <text:p>0.914915014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82338881">
                <text:p>0.9482338881</text:p>
              </table:table-cell>
            </table:table-row>
            <table:table-row>
              <table:table-cell office:value-type="float" office:value="71600">
                <text:p>71600</text:p>
              </table:table-cell>
              <table:table-cell office:value-type="float" office:value="0.9464556962">
                <text:p>0.946455696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0049226">
                <text:p>0.9440049226</text:p>
              </table:table-cell>
            </table:table-row>
            <table:table-row>
              <table:table-cell office:value-type="float" office:value="72100">
                <text:p>72100</text:p>
              </table:table-cell>
              <table:table-cell office:value-type="float" office:value="0.9427374302">
                <text:p>0.942737430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1777235">
                <text:p>0.9441777235</text:p>
              </table:table-cell>
            </table:table-row>
            <table:table-row>
              <table:table-cell office:value-type="float" office:value="72600">
                <text:p>72600</text:p>
              </table:table-cell>
              <table:table-cell office:value-type="float" office:value="0.9333287101">
                <text:p>0.933328710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0695215">
                <text:p>0.9430695215</text:p>
              </table:table-cell>
            </table:table-row>
            <table:table-row>
              <table:table-cell office:value-type="float" office:value="73100">
                <text:p>73100</text:p>
              </table:table-cell>
              <table:table-cell office:value-type="float" office:value="0.9360743802">
                <text:p>0.936074380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16537534">
                <text:p>0.9416537534</text:p>
              </table:table-cell>
            </table:table-row>
            <table:table-row>
              <table:table-cell office:value-type="float" office:value="73600">
                <text:p>73600</text:p>
              </table:table-cell>
              <table:table-cell office:value-type="float" office:value="0.9437072503">
                <text:p>0.943707250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126197">
                <text:p>0.944126197</text:p>
              </table:table-cell>
            </table:table-row>
            <table:table-row>
              <table:table-cell office:value-type="float" office:value="74100">
                <text:p>74100</text:p>
              </table:table-cell>
              <table:table-cell office:value-type="float" office:value="0.9357065217">
                <text:p>0.935706521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6265285">
                <text:p>0.9476265285</text:p>
              </table:table-cell>
            </table:table-row>
            <table:table-row>
              <table:table-cell office:value-type="float" office:value="74600">
                <text:p>74600</text:p>
              </table:table-cell>
              <table:table-cell office:value-type="float" office:value="0.9385020243">
                <text:p>0.938502024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5760796">
                <text:p>0.9455760796</text:p>
              </table:table-cell>
            </table:table-row>
            <table:table-row>
              <table:table-cell office:value-type="float" office:value="75100">
                <text:p>75100</text:p>
              </table:table-cell>
              <table:table-cell office:value-type="float" office:value="0.9521179625">
                <text:p>0.952117962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1551609">
                <text:p>0.9431551609</text:p>
              </table:table-cell>
            </table:table-row>
            <table:table-row>
              <table:table-cell office:value-type="float" office:value="75600">
                <text:p>75600</text:p>
              </table:table-cell>
              <table:table-cell office:value-type="float" office:value="0.936551265">
                <text:p>0.93655126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6544607">
                <text:p>0.9466544607</text:p>
              </table:table-cell>
            </table:table-row>
            <table:table-row>
              <table:table-cell office:value-type="float" office:value="76100">
                <text:p>76100</text:p>
              </table:table-cell>
              <table:table-cell office:value-type="float" office:value="0.9480952381">
                <text:p>0.948095238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5350529">
                <text:p>0.9435350529</text:p>
              </table:table-cell>
            </table:table-row>
            <table:table-row>
              <table:table-cell office:value-type="float" office:value="76600">
                <text:p>76600</text:p>
              </table:table-cell>
              <table:table-cell office:value-type="float" office:value="0.9434034166">
                <text:p>0.943403416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0992116">
                <text:p>0.9420992116</text:p>
              </table:table-cell>
            </table:table-row>
            <table:table-row>
              <table:table-cell office:value-type="float" office:value="77100">
                <text:p>77100</text:p>
              </table:table-cell>
              <table:table-cell office:value-type="float" office:value="0.9478198433">
                <text:p>0.947819843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8418734">
                <text:p>0.9478418734</text:p>
              </table:table-cell>
            </table:table-row>
            <table:table-row>
              <table:table-cell office:value-type="float" office:value="77600">
                <text:p>77600</text:p>
              </table:table-cell>
              <table:table-cell office:value-type="float" office:value="0.9436575875">
                <text:p>0.943657587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66285668">
                <text:p>0.9366285668</text:p>
              </table:table-cell>
            </table:table-row>
            <table:table-row>
              <table:table-cell office:value-type="float" office:value="78100">
                <text:p>78100</text:p>
              </table:table-cell>
              <table:table-cell office:value-type="float" office:value="0.9382731959">
                <text:p>0.938273195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3123389">
                <text:p>0.9423123389</text:p>
              </table:table-cell>
            </table:table-row>
            <table:table-row>
              <table:table-cell office:value-type="float" office:value="78600">
                <text:p>78600</text:p>
              </table:table-cell>
              <table:table-cell office:value-type="float" office:value="0.9493213828">
                <text:p>0.949321382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5622599">
                <text:p>0.9445622599</text:p>
              </table:table-cell>
            </table:table-row>
            <table:table-row>
              <table:table-cell office:value-type="float" office:value="79100">
                <text:p>79100</text:p>
              </table:table-cell>
              <table:table-cell office:value-type="float" office:value="0.9430534351">
                <text:p>0.943053435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8769084">
                <text:p>0.9478769084</text:p>
              </table:table-cell>
            </table:table-row>
            <table:table-row>
              <table:table-cell office:value-type="float" office:value="79600">
                <text:p>79600</text:p>
              </table:table-cell>
              <table:table-cell office:value-type="float" office:value="0.9356131479">
                <text:p>0.935613147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6656131">
                <text:p>0.9466656131</text:p>
              </table:table-cell>
            </table:table-row>
            <table:table-row>
              <table:table-cell office:value-type="float" office:value="80100">
                <text:p>80100</text:p>
              </table:table-cell>
              <table:table-cell office:value-type="float" office:value="0.9310929648">
                <text:p>0.931092964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1521671">
                <text:p>0.9421521671</text:p>
              </table:table-cell>
            </table:table-row>
            <table:table-row>
              <table:table-cell office:value-type="float" office:value="80600">
                <text:p>80600</text:p>
              </table:table-cell>
              <table:table-cell office:value-type="float" office:value="0.9648314607">
                <text:p>0.964831460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2545256">
                <text:p>0.9432545256</text:p>
              </table:table-cell>
            </table:table-row>
            <table:table-row>
              <table:table-cell office:value-type="float" office:value="81100">
                <text:p>81100</text:p>
              </table:table-cell>
              <table:table-cell office:value-type="float" office:value="0.9482382134">
                <text:p>0.948238213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4837159">
                <text:p>0.9474837159</text:p>
              </table:table-cell>
            </table:table-row>
            <table:table-row>
              <table:table-cell office:value-type="float" office:value="81600">
                <text:p>81600</text:p>
              </table:table-cell>
              <table:table-cell office:value-type="float" office:value="0.9552651048">
                <text:p>0.955265104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7404439">
                <text:p>0.9427404439</text:p>
              </table:table-cell>
            </table:table-row>
            <table:table-row>
              <table:table-cell office:value-type="float" office:value="82100">
                <text:p>82100</text:p>
              </table:table-cell>
              <table:table-cell office:value-type="float" office:value="0.9459926471">
                <text:p>0.945992647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359375">
                <text:p>0.943359375</text:p>
              </table:table-cell>
            </table:table-row>
            <table:table-row>
              <table:table-cell office:value-type="float" office:value="82600">
                <text:p>82600</text:p>
              </table:table-cell>
              <table:table-cell office:value-type="float" office:value="0.9371619976">
                <text:p>0.937161997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7130024">
                <text:p>0.9447130024</text:p>
              </table:table-cell>
            </table:table-row>
            <table:table-row>
              <table:table-cell office:value-type="float" office:value="83100">
                <text:p>83100</text:p>
              </table:table-cell>
              <table:table-cell office:value-type="float" office:value="0.9487046005">
                <text:p>0.948704600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0261804">
                <text:p>0.9440261804</text:p>
              </table:table-cell>
            </table:table-row>
            <table:table-row>
              <table:table-cell office:value-type="float" office:value="83600">
                <text:p>83600</text:p>
              </table:table-cell>
              <table:table-cell office:value-type="float" office:value="0.9496028881">
                <text:p>0.949602888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08656739">
                <text:p>0.9408656739</text:p>
              </table:table-cell>
            </table:table-row>
            <table:table-row>
              <table:table-cell office:value-type="float" office:value="84100">
                <text:p>84100</text:p>
              </table:table-cell>
              <table:table-cell office:value-type="float" office:value="0.9419856459">
                <text:p>0.941985645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6770335">
                <text:p>0.9446770335</text:p>
              </table:table-cell>
            </table:table-row>
            <table:table-row>
              <table:table-cell office:value-type="float" office:value="84600">
                <text:p>84600</text:p>
              </table:table-cell>
              <table:table-cell office:value-type="float" office:value="0.955862069">
                <text:p>0.95586206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5261593">
                <text:p>0.9455261593</text:p>
              </table:table-cell>
            </table:table-row>
            <table:table-row>
              <table:table-cell office:value-type="float" office:value="85100">
                <text:p>85100</text:p>
              </table:table-cell>
              <table:table-cell office:value-type="float" office:value="0.9379787234">
                <text:p>0.937978723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04838948">
                <text:p>0.9504838948</text:p>
              </table:table-cell>
            </table:table-row>
            <table:table-row>
              <table:table-cell office:value-type="float" office:value="85600">
                <text:p>85600</text:p>
              </table:table-cell>
              <table:table-cell office:value-type="float" office:value="0.9429377203">
                <text:p>0.9429377203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10252644">
                <text:p>0.9410252644</text:p>
              </table:table-cell>
            </table:table-row>
            <table:table-row>
              <table:table-cell office:value-type="float" office:value="86100">
                <text:p>86100</text:p>
              </table:table-cell>
              <table:table-cell office:value-type="float" office:value="0.9527803738">
                <text:p>0.952780373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4910923">
                <text:p>0.9444910923</text:p>
              </table:table-cell>
            </table:table-row>
            <table:table-row>
              <table:table-cell office:value-type="float" office:value="86600">
                <text:p>86600</text:p>
              </table:table-cell>
              <table:table-cell office:value-type="float" office:value="0.9418118467">
                <text:p>0.941811846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3234611">
                <text:p>0.9443234611</text:p>
              </table:table-cell>
            </table:table-row>
            <table:table-row>
              <table:table-cell office:value-type="float" office:value="87100">
                <text:p>87100</text:p>
              </table:table-cell>
              <table:table-cell office:value-type="float" office:value="0.9575750577">
                <text:p>0.957575057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86323614">
                <text:p>0.9486323614</text:p>
              </table:table-cell>
            </table:table-row>
            <table:table-row>
              <table:table-cell office:value-type="float" office:value="87600">
                <text:p>87600</text:p>
              </table:table-cell>
              <table:table-cell office:value-type="float" office:value="0.9500114811">
                <text:p>0.950011481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065729">
                <text:p>0.944065729</text:p>
              </table:table-cell>
            </table:table-row>
            <table:table-row>
              <table:table-cell office:value-type="float" office:value="88100">
                <text:p>88100</text:p>
              </table:table-cell>
              <table:table-cell office:value-type="float" office:value="0.9367808219">
                <text:p>0.9367808219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9345034">
                <text:p>0.9479345034</text:p>
              </table:table-cell>
            </table:table-row>
            <table:table-row>
              <table:table-cell office:value-type="float" office:value="88600">
                <text:p>88600</text:p>
              </table:table-cell>
              <table:table-cell office:value-type="float" office:value="0.956492622">
                <text:p>0.95649262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3813848">
                <text:p>0.9443813848</text:p>
              </table:table-cell>
            </table:table-row>
            <table:table-row>
              <table:table-cell office:value-type="float" office:value="89100">
                <text:p>89100</text:p>
              </table:table-cell>
              <table:table-cell office:value-type="float" office:value="0.9491647856">
                <text:p>0.949164785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6403781">
                <text:p>0.9476403781</text:p>
              </table:table-cell>
            </table:table-row>
            <table:table-row>
              <table:table-cell office:value-type="float" office:value="89600">
                <text:p>89600</text:p>
              </table:table-cell>
              <table:table-cell office:value-type="float" office:value="0.9614141414">
                <text:p>0.961414141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70749158">
                <text:p>0.9470749158</text:p>
              </table:table-cell>
            </table:table-row>
            <table:table-row>
              <table:table-cell office:value-type="float" office:value="90100">
                <text:p>90100</text:p>
              </table:table-cell>
              <table:table-cell office:value-type="float" office:value="0.9503236607">
                <text:p>0.950323660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0160435">
                <text:p>0.9450160435</text:p>
              </table:table-cell>
            </table:table-row>
            <table:table-row>
              <table:table-cell office:value-type="float" office:value="90600">
                <text:p>90600</text:p>
              </table:table-cell>
              <table:table-cell office:value-type="float" office:value="0.9419533851">
                <text:p>0.941953385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18874861">
                <text:p>0.9418874861</text:p>
              </table:table-cell>
            </table:table-row>
            <table:table-row>
              <table:table-cell office:value-type="float" office:value="91100">
                <text:p>91100</text:p>
              </table:table-cell>
              <table:table-cell office:value-type="float" office:value="0.9224503311">
                <text:p>0.922450331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04663355">
                <text:p>0.9404663355</text:p>
              </table:table-cell>
            </table:table-row>
            <table:table-row>
              <table:table-cell office:value-type="float" office:value="91600">
                <text:p>91600</text:p>
              </table:table-cell>
              <table:table-cell office:value-type="float" office:value="0.9351701427">
                <text:p>0.935170142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503464599">
                <text:p>0.9503464599</text:p>
              </table:table-cell>
            </table:table-row>
            <table:table-row>
              <table:table-cell office:value-type="float" office:value="92100">
                <text:p>92100</text:p>
              </table:table-cell>
              <table:table-cell office:value-type="float" office:value="0.9509934498">
                <text:p>0.950993449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7431769">
                <text:p>0.9437431769</text:p>
              </table:table-cell>
            </table:table-row>
            <table:table-row>
              <table:table-cell office:value-type="float" office:value="92600">
                <text:p>92600</text:p>
              </table:table-cell>
              <table:table-cell office:value-type="float" office:value="0.9406514658">
                <text:p>0.940651465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0636536">
                <text:p>0.9420636536</text:p>
              </table:table-cell>
            </table:table-row>
            <table:table-row>
              <table:table-cell office:value-type="float" office:value="93100">
                <text:p>93100</text:p>
              </table:table-cell>
              <table:table-cell office:value-type="float" office:value="0.9448056156">
                <text:p>0.9448056156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637554">
                <text:p>0.94637554</text:p>
              </table:table-cell>
            </table:table-row>
            <table:table-row>
              <table:table-cell office:value-type="float" office:value="93600">
                <text:p>93600</text:p>
              </table:table-cell>
              <table:table-cell office:value-type="float" office:value="0.948528464">
                <text:p>0.94852846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4551557">
                <text:p>0.9454551557</text:p>
              </table:table-cell>
            </table:table-row>
            <table:table-row>
              <table:table-cell office:value-type="float" office:value="94100">
                <text:p>94100</text:p>
              </table:table-cell>
              <table:table-cell office:value-type="float" office:value="0.9480769231">
                <text:p>0.948076923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9786325">
                <text:p>0.9449786325</text:p>
              </table:table-cell>
            </table:table-row>
            <table:table-row>
              <table:table-cell office:value-type="float" office:value="94600">
                <text:p>94600</text:p>
              </table:table-cell>
              <table:table-cell office:value-type="float" office:value="0.9408395324">
                <text:p>0.9408395324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929729">
                <text:p>0.942929729</text:p>
              </table:table-cell>
            </table:table-row>
            <table:table-row>
              <table:table-cell office:value-type="float" office:value="95100">
                <text:p>95100</text:p>
              </table:table-cell>
              <table:table-cell office:value-type="float" office:value="0.9371035941">
                <text:p>0.937103594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0812632">
                <text:p>0.9450812632</text:p>
              </table:table-cell>
            </table:table-row>
            <table:table-row>
              <table:table-cell office:value-type="float" office:value="95600">
                <text:p>95600</text:p>
              </table:table-cell>
              <table:table-cell office:value-type="float" office:value="0.945615142">
                <text:p>0.94561514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7576236">
                <text:p>0.9427576236</text:p>
              </table:table-cell>
            </table:table-row>
            <table:table-row>
              <table:table-cell office:value-type="float" office:value="96100">
                <text:p>96100</text:p>
              </table:table-cell>
              <table:table-cell office:value-type="float" office:value="0.9376569038">
                <text:p>0.937656903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2798117">
                <text:p>0.9452798117</text:p>
              </table:table-cell>
            </table:table-row>
            <table:table-row>
              <table:table-cell office:value-type="float" office:value="96600">
                <text:p>96600</text:p>
              </table:table-cell>
              <table:table-cell office:value-type="float" office:value="0.9288449532">
                <text:p>0.928844953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5727107">
                <text:p>0.9445727107</text:p>
              </table:table-cell>
            </table:table-row>
            <table:table-row>
              <table:table-cell office:value-type="float" office:value="97100">
                <text:p>97100</text:p>
              </table:table-cell>
              <table:table-cell office:value-type="float" office:value="0.9419254658">
                <text:p>0.9419254658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27892081">
                <text:p>0.9427892081</text:p>
              </table:table-cell>
            </table:table-row>
            <table:table-row>
              <table:table-cell office:value-type="float" office:value="97600">
                <text:p>97600</text:p>
              </table:table-cell>
              <table:table-cell office:value-type="float" office:value="0.9571884655">
                <text:p>0.957188465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392700824">
                <text:p>0.9392700824</text:p>
              </table:table-cell>
            </table:table-row>
            <table:table-row>
              <table:table-cell office:value-type="float" office:value="98100">
                <text:p>98100</text:p>
              </table:table-cell>
              <table:table-cell office:value-type="float" office:value="0.9378995902">
                <text:p>0.937899590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8498335">
                <text:p>0.948498335</text:p>
              </table:table-cell>
            </table:table-row>
            <table:table-row>
              <table:table-cell office:value-type="float" office:value="98600">
                <text:p>98600</text:p>
              </table:table-cell>
              <table:table-cell office:value-type="float" office:value="0.9455045872">
                <text:p>0.9455045872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32020897">
                <text:p>0.9432020897</text:p>
              </table:table-cell>
            </table:table-row>
            <table:table-row>
              <table:table-cell office:value-type="float" office:value="99100">
                <text:p>99100</text:p>
              </table:table-cell>
              <table:table-cell office:value-type="float" office:value="0.9144219067">
                <text:p>0.9144219067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01781187">
                <text:p>0.9401781187</text:p>
              </table:table-cell>
            </table:table-row>
            <table:table-row>
              <table:table-cell office:value-type="float" office:value="99600">
                <text:p>99600</text:p>
              </table:table-cell>
              <table:table-cell office:value-type="float" office:value="0.9665691221">
                <text:p>0.9665691221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42324672">
                <text:p>0.9442324672</text:p>
              </table:table-cell>
            </table:table-row>
            <table:table-row>
              <table:table-cell office:value-type="string"/>
              <table:table-cell office:value-type="float" office:value="0.9525">
                <text:p>0.9525</text:p>
              </table:table-cell>
              <table:table-cell office:value-type="float" office:value="0.9445171859">
                <text:p>0.9445171859</text:p>
              </table:table-cell>
              <table:table-cell office:value-type="float" office:value="0.9451399347">
                <text:p>0.94513993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2.2$Linux_X86_64 LibreOffice_project/d401f2107ccab8f924a8e2df40f573aab7605b6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opacity draw:name="ChartTransparencyGradient_20_1" draw:display-name="ChartTransparencyGradient 1" draw:style="axial" draw:start="100%" draw:end="100%" draw:angle="0deg" draw:border="0%">
      <loext:opacity-stop svg:offset="1" svg:stop-opacity="1"/>
    </draw:opacity>
  </office:styles>
</office:document-styles>
</file>